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5.54pt"/>
    </style:style>
    <style:style style:name="co2" style:family="table-column">
      <style:table-column-properties fo:break-before="auto" style:column-width="100.74pt"/>
    </style:style>
    <style:style style:name="co3" style:family="table-column">
      <style:table-column-properties fo:break-before="auto" style:column-width="68.29pt"/>
    </style:style>
    <style:style style:name="co4" style:family="table-column">
      <style:table-column-properties fo:break-before="auto" style:column-width="110.35pt"/>
    </style:style>
    <style:style style:name="co5" style:family="table-column">
      <style:table-column-properties fo:break-before="auto" style:column-width="88.89pt"/>
    </style:style>
    <style:style style:name="co6" style:family="table-column">
      <style:table-column-properties fo:break-before="auto" style:column-width="46.86pt"/>
    </style:style>
    <style:style style:name="co7" style:family="table-column">
      <style:table-column-properties fo:break-before="auto" style:column-width="118.29pt"/>
    </style:style>
    <style:style style:name="co8" style:family="table-column">
      <style:table-column-properties fo:break-before="auto" style:column-width="36.51pt"/>
    </style:style>
    <style:style style:name="co9" style:family="table-column">
      <style:table-column-properties fo:break-before="auto" style:column-width="53.21pt"/>
    </style:style>
    <style:style style:name="co10" style:family="table-column">
      <style:table-column-properties fo:break-before="auto" style:column-width="77.81pt"/>
    </style:style>
    <style:style style:name="co11" style:family="table-column">
      <style:table-column-properties fo:break-before="auto" style:column-width="67.44pt"/>
    </style:style>
    <style:style style:name="co12" style:family="table-column">
      <style:table-column-properties fo:break-before="auto" style:column-width="71.46pt"/>
    </style:style>
    <style:style style:name="co13" style:family="table-column">
      <style:table-column-properties fo:break-before="auto" style:column-width="105.56pt"/>
    </style:style>
    <style:style style:name="co14" style:family="table-column">
      <style:table-column-properties fo:break-before="auto" style:column-width="59.5pt"/>
    </style:style>
    <style:style style:name="co15" style:family="table-column">
      <style:table-column-properties fo:break-before="auto" style:column-width="34.95pt"/>
    </style:style>
    <style:style style:name="co16" style:family="table-column">
      <style:table-column-properties fo:break-before="auto" style:column-width="61.09pt"/>
    </style:style>
    <style:style style:name="co17" style:family="table-column">
      <style:table-column-properties fo:break-before="auto" style:column-width="55.56pt"/>
    </style:style>
    <style:style style:name="co18" style:family="table-column">
      <style:table-column-properties fo:break-before="auto" style:column-width="135.69pt"/>
    </style:style>
    <style:style style:name="co19" style:family="table-column">
      <style:table-column-properties fo:break-before="auto" style:column-width="83.34pt"/>
    </style:style>
    <style:style style:name="co20" style:family="table-column">
      <style:table-column-properties fo:break-before="auto" style:column-width="58.76pt"/>
    </style:style>
    <style:style style:name="co21" style:family="table-column">
      <style:table-column-properties fo:break-before="auto" style:column-width="80.16pt"/>
    </style:style>
    <style:style style:name="co22" style:family="table-column">
      <style:table-column-properties fo:break-before="auto" style:column-width="109.5pt"/>
    </style:style>
    <style:style style:name="co23" style:family="table-column">
      <style:table-column-properties fo:break-before="auto" style:column-width="299.99pt"/>
    </style:style>
    <style:style style:name="co24" style:family="table-column">
      <style:table-column-properties fo:break-before="auto" style:column-width="171.44pt"/>
    </style:style>
    <style:style style:name="co25" style:family="table-column">
      <style:table-column-properties fo:break-before="auto" style:column-width="214.3pt"/>
    </style:style>
    <style:style style:name="co26" style:family="table-column">
      <style:table-column-properties fo:break-before="auto" style:column-width="227.79pt"/>
    </style:style>
    <style:style style:name="co27" style:family="table-column">
      <style:table-column-properties fo:break-before="auto" style:column-width="159.51pt"/>
    </style:style>
    <style:style style:name="co28" style:family="table-column">
      <style:table-column-properties fo:break-before="auto" style:column-width="388.15pt"/>
    </style:style>
    <style:style style:name="co29" style:family="table-column">
      <style:table-column-properties fo:break-before="auto" style:column-width="43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aggregated">
      <style:table-properties table:display="true" style:writing-mode="lr-tb"/>
    </style:style>
    <style:style style:name="ta2" style:family="table" style:master-page-name="PageStyle_5f_aggregated">
      <style:table-properties table:display="true" style:writing-mode="lr-tb"/>
    </style:style>
    <style:style style:name="ta3" style:family="table" style:master-page-name="PageStyle_5f_references">
      <style:table-properties table:display="true" style:writing-mode="lr-tb"/>
    </style:style>
    <style:style style:name="ta4" style:family="table" style:master-page-name="PageStyle_5f_source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b45f0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4">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solid" style:text-line-through-type="singl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4">
      <style:table-cell-properties fo:background-color="#d9d9d9"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98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4">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07376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4">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274e1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274e1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4">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b45f0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4"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6"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7" style:family="table-cell" style:parent-style-name="Default">
      <style:table-cell-properties fo:background-color="#274e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9"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data-style-name="N4">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G2"/>
    </style:style>
    <style:style style:name="ce41" style:family="table-cell" style:parent-style-name="Default">
      <style:table-cell-properties fo:background-color="#783f0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fce5c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fce5c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aggregat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visibility="collapse"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default-cell-style-name="Default"/>
        <table:table-column table:style-name="co11" table:visibility="collapse"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1003" table:default-cell-style-name="Default"/>
        <table:table-row table:style-name="ro1">
          <table:table-cell table:style-name="ce1" office:value-type="string" calcext:value-type="string" table:number-columns-spanned="1" table:number-rows-spanned="2">
            <text:p>Description </text:p>
          </table:table-cell>
          <table:table-cell table:style-name="ce6" office:value-type="string" calcext:value-type="string" table:number-columns-spanned="9" table:number-rows-spanned="1">
            <text:p>Pattern and Knowledge discovery</text:p>
          </table:table-cell>
          <table:covered-table-cell table:number-columns-repeated="8"/>
          <table:table-cell table:style-name="ce16" office:value-type="string" calcext:value-type="string" table:number-columns-spanned="3" table:number-rows-spanned="1">
            <text:p>Information Fusion</text:p>
          </table:table-cell>
          <table:covered-table-cell table:number-columns-repeated="2"/>
          <table:table-cell table:style-name="ce20" office:value-type="string" calcext:value-type="string" table:number-columns-spanned="6" table:number-rows-spanned="1">
            <text:p>Scalability</text:p>
          </table:table-cell>
          <table:covered-table-cell table:number-columns-repeated="5"/>
          <table:table-cell table:style-name="ce24" office:value-type="string" calcext:value-type="string" table:number-columns-spanned="2" table:number-rows-spanned="1">
            <text:p>Visualization</text:p>
          </table:table-cell>
          <table:covered-table-cell/>
          <table:table-cell table:number-columns-repeated="1003"/>
        </table:table-row>
        <table:table-row table:style-name="ro1">
          <table:covered-table-cell/>
          <table:table-cell table:style-name="ce7" office:value-type="string" calcext:value-type="string">
            <text:p>measures topology</text:p>
          </table:table-cell>
          <table:table-cell table:style-name="ce7" office:value-type="string" calcext:value-type="string">
            <text:p>link analysis</text:p>
          </table:table-cell>
          <table:table-cell table:style-name="ce7" office:value-type="string" calcext:value-type="string">
            <text:p>community detection</text:p>
          </table:table-cell>
          <table:table-cell table:style-name="ce7" office:value-type="string" calcext:value-type="string">
            <text:p>oppinion mining</text:p>
          </table:table-cell>
          <table:table-cell table:style-name="ce12" office:value-type="string" calcext:value-type="string">
            <text:p>dis/trust</text:p>
          </table:table-cell>
          <table:table-cell table:style-name="ce12" office:value-type="string" calcext:value-type="string">
            <text:p>recommender systems</text:p>
          </table:table-cell>
          <table:table-cell table:style-name="ce7" office:value-type="string" calcext:value-type="string">
            <text:p>virality</text:p>
          </table:table-cell>
          <table:table-cell table:style-name="ce7" office:value-type="string" calcext:value-type="string">
            <text:p>homophily</text:p>
          </table:table-cell>
          <table:table-cell table:style-name="ce7" office:value-type="string" calcext:value-type="string">
            <text:p>link prediction</text:p>
          </table:table-cell>
          <table:table-cell table:style-name="ce17" office:value-type="string" calcext:value-type="string">
            <text:p>miltichannel</text:p>
          </table:table-cell>
          <table:table-cell table:style-name="ce17" office:value-type="string" calcext:value-type="string">
            <text:p>miltimodality</text:p>
          </table:table-cell>
          <table:table-cell table:style-name="ce17" office:value-type="string" calcext:value-type="string">
            <text:p>multi-representation</text:p>
          </table:table-cell>
          <table:table-cell table:style-name="ce21" office:value-type="string" calcext:value-type="string">
            <text:p>space-time</text:p>
          </table:table-cell>
          <table:table-cell table:style-name="ce21" office:value-type="string" calcext:value-type="string">
            <text:p>space</text:p>
          </table:table-cell>
          <table:table-cell table:style-name="ce21" office:value-type="string" calcext:value-type="string">
            <text:p>parallelism</text:p>
          </table:table-cell>
          <table:table-cell table:style-name="ce21" office:value-type="string" calcext:value-type="string">
            <text:p>concurrence</text:p>
          </table:table-cell>
          <table:table-cell table:style-name="ce21" office:value-type="string" calcext:value-type="string">
            <text:p>functional</text:p>
          </table:table-cell>
          <table:table-cell table:style-name="ce21" office:value-type="string" calcext:value-type="string">
            <text:p>heterogeneous-integration</text:p>
          </table:table-cell>
          <table:table-cell table:style-name="ce25" office:value-type="string" calcext:value-type="string">
            <text:p>visual variables</text:p>
          </table:table-cell>
          <table:table-cell table:style-name="ce25" office:value-type="string" calcext:value-type="string">
            <text:p>interaction</text:p>
          </table:table-cell>
          <table:table-cell table:number-columns-repeated="1003"/>
        </table:table-row>
        <table:table-row table:style-name="ro1">
          <table:table-cell table:style-name="ce2" office:value-type="string" calcext:value-type="string">
            <text:p><text:a xlink:href="https://sites.google.com/site/ucinetsoftware/home" xlink:type="simple">UCINET: is a software package for the analysis of social network data. t comes with the NetDraw network visualization tool.</text:a></text:p>
          </table:table-cell>
          <table:table-cell table:style-name="ce8" table:formula="of:=0.5+0.5" office:value-type="float" office:value="1" calcext:value-type="float">
            <office:annotation draw:style-name="gr1" draw:text-style-name="P2" svg:width="267.56pt" svg:height="50.49pt" svg:x="367.54pt" svg:y="50.88pt" draw:caption-point-x="-11.54pt" draw:caption-point-y="-19.11pt">
              <dc:date>2020-01-13T00:00:00</dc:date>
              <text:p text:style-name="P1">a lot of general topology measures in https://sites.google.com/site/ucinetsoftware/versions/version652714sept2014</text:p>
              <text:p text:style-name="P1"><text:tab/>-Angel Panizo</text:p>
            </office:annotation>
            <text:p>1.00</text:p>
          </table:table-cell>
          <table:table-cell table:style-name="ce8" table:formula="of:=1/4+1/4+1/4" office:value-type="float" office:value="0.75" calcext:value-type="float">
            <office:annotation draw:style-name="gr1" draw:text-style-name="P2" svg:width="199.28pt" svg:height="106.47pt" svg:x="435.83pt" svg:y="22.88pt" draw:caption-point-x="-11.54pt" draw:caption-point-y="8.9pt">
              <dc:date>2020-01-13T00:00:00</dc:date>
              <text:p text:style-name="P1">path analisys cli user manual https://sites.google.com/site/ucinetsoftware/document || cohesion metrics in cli cli manual || influential nodes available Katz centrality https://sites.google.com/site/ucinetsoftware/document/Ucinet%206%20Users%20Guide.pdf</text:p>
              <text:p text:style-name="P1"><text:tab/>-Angel Panizo</text:p>
            </office:annotation>
            <text:p>0.75</text:p>
          </table:table-cell>
          <table:table-cell table:style-name="ce8" table:formula="of:=1/3" office:value-type="float" office:value="0.333333333333333" calcext:value-type="float">
            <office:annotation draw:style-name="gr1" draw:text-style-name="P2" svg:width="125.4pt" svg:height="72.88pt" svg:x="546.18pt" svg:y="39.69pt" draw:caption-point-x="-11.54pt" draw:caption-point-y="-7.91pt">
              <dc:date>2020-01-13T00:00:00</dc:date>
              <text:p text:style-name="P1">several clustering method on cli user manual, non of them for evorlaping https://sites.google.com/site/ucinetsoftware/document ||</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text:p>0.00</text:p>
          </table:table-cell>
          <table:table-cell table:style-name="ce8" office:value-type="float" office:value="1" calcext:value-type="float">
            <office:annotation draw:style-name="gr1" draw:text-style-name="P2" svg:width="322.24pt" svg:height="42.75pt" svg:x="724.79pt" svg:y="54.74pt" draw:caption-point-x="-11.54pt" draw:caption-point-y="-22.96pt">
              <dc:date>2020-01-13T00:00:00</dc:date>
              <text:p text:style-name="P1">method avialable on user manual https://docs.google.com/document/d/1GYSMcwhVbdQtmDOPhP74plKhZ77VscAsrINIR8f03yc/edit</text:p>
              <text:p text:style-name="P1"><text:tab/>-Angel Panizo</text:p>
            </office:annotation>
            <text:p>1.00</text:p>
          </table:table-cell>
          <table:table-cell table:style-name="ce8" office:value-type="float" office:value="0" calcext:value-type="float">
            <text:p>0.00</text:p>
          </table:table-cell>
          <table:table-cell table:style-name="ce18" table:formula="of:=1/3" office:value-type="float" office:value="0.333333333333333" calcext:value-type="float">
            <office:annotation draw:style-name="gr1" draw:text-style-name="P2" svg:width="236.49pt" svg:height="42.75pt" svg:x="870.04pt" svg:y="54.74pt" draw:caption-point-x="-11.54pt" draw:caption-point-y="-22.96pt">
              <dc:date>2020-01-13T00:00:00</dc:date>
              <text:p text:style-name="P1">only topology</text:p>
              <text:p text:style-name="P1"><text:tab/>-Angel Panizo</text:p>
            </office:annotation>
            <text:p>0.33</text:p>
          </table:table-cell>
          <table:table-cell table:style-name="ce18" office:value-type="float" office:value="0" calcext:value-type="float">
            <office:annotation draw:style-name="gr1" draw:text-style-name="P2" svg:width="226.15pt" svg:height="42.75pt" svg:x="941.5pt" svg:y="54.74pt" draw:caption-point-x="-11.54pt" draw:caption-point-y="-22.96pt">
              <dc:date>2020-01-13T00:00:00</dc:date>
              <text:p text:style-name="P1">you need to import your own datasets</text:p>
              <text:p text:style-name="P1"><text:tab/>-Angel Panizo</text:p>
            </office:annotation>
            <text:p>0.00</text:p>
          </table:table-cell>
          <table:table-cell table:style-name="ce18" table:formula="of:=2/3" office:value-type="float" office:value="0.666666666666667" calcext:value-type="float">
            <office:annotation draw:style-name="gr1" draw:text-style-name="P2" svg:width="120.61pt" svg:height="42.75pt" svg:x="1047.03pt" svg:y="54.74pt" draw:caption-point-x="-11.54pt" draw:caption-point-y="-22.96pt">
              <dc:date>2020-01-13T00:00:00</dc:date>
              <text:p text:style-name="P1">weighted graphs avialble in quick start guide</text:p>
              <text:p text:style-name="P1"><text:tab/>-Angel Panizo</text:p>
            </office:annotation>
            <text:p>0.67</text:p>
          </table:table-cell>
          <table:table-cell table:style-name="ce22" table:formula="of:=0.66" office:value-type="float" office:value="0.66" calcext:value-type="float">
            <office:annotation draw:style-name="gr1" draw:text-style-name="P2" svg:width="116.65pt" svg:height="50.49pt" svg:x="1106.53pt" svg:y="50.88pt" draw:caption-point-x="-11.54pt" draw:caption-point-y="-19.11pt">
              <dc:date>2020-01-13T00:00:00</dc:date>
              <text:p text:style-name="P1">exactly 100.000 nodes https://sites.google.com/site/ucinetsoftware/home</text:p>
              <text:p text:style-name="P1"><text:tab/>-Angel Panizo</text:p>
            </office:annotation>
            <text:p>0.66</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54.74pt" draw:caption-point-x="-11.54pt" draw:caption-point-y="-22.96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357.96pt" svg:height="42.75pt" svg:x="1223.18pt" svg:y="54.74pt" draw:caption-point-x="-11.54pt" draw:caption-point-y="-22.96pt">
              <dc:date>2020-01-13T00:00:00</dc:date>
              <text:p text:style-name="P1">noting can be change no plugins or code</text:p>
              <text:p text:style-name="P1"><text:tab/>-Angel Panizo</text:p>
            </office:annotation>
            <text:p>0.33</text:p>
          </table:table-cell>
          <table:table-cell table:style-name="ce22" table:formula="of:=1/3" office:value-type="float" office:value="0.333333333333333" calcext:value-type="float">
            <office:annotation draw:style-name="gr1" draw:text-style-name="P2" svg:width="302.4pt" svg:height="42.75pt" svg:x="1358.9pt" svg:y="54.74pt" draw:caption-point-x="-11.54pt" draw:caption-point-y="-22.96pt">
              <dc:date>2020-01-13T00:00:00</dc:date>
              <text:p text:style-name="P1">acepts several data types</text:p>
              <text:p text:style-name="P1"><text:tab/>-Angel Panizo</text:p>
            </office:annotation>
            <text:p>0.33</text:p>
          </table:table-cell>
          <table:table-cell table:style-name="ce26" table:formula="of:=1/7+1/7+1/7+1/7+1/7" office:value-type="float" office:value="0.714285714285714" calcext:value-type="float">
            <office:annotation draw:style-name="gr1" draw:text-style-name="P2" svg:width="299.2pt" svg:height="42.75pt" svg:x="1442.24pt" svg:y="54.74pt" draw:caption-point-x="-11.54pt" draw:caption-point-y="-22.96pt">
              <dc:date>2020-01-13T00:00:00</dc:date>
              <text:p text:style-name="P1">size + shape + orientation + color + saturation</text:p>
              <text:p text:style-name="P1"><text:tab/>-Angel Panizo</text:p>
            </office:annotation>
            <text:p>0.71</text:p>
          </table:table-cell>
          <table:table-cell table:style-name="ce26" table:formula="of:=1/5+1/5" office:value-type="float" office:value="0.4" calcext:value-type="float">
            <office:annotation draw:style-name="gr1" draw:text-style-name="P2" svg:width="320.6pt" svg:height="42.75pt" svg:x="1501pt" svg:y="54.74pt" draw:caption-point-x="-11.54pt" draw:caption-point-y="-22.96pt">
              <dc:date>2020-01-13T00:00:00</dc:date>
              <text:p text:style-name="P1">zoom + filter</text:p>
              <text:p text:style-name="P1"><text:tab/>-Angel Panizo</text:p>
            </office:annotation>
            <text:p>0.40</text:p>
          </table:table-cell>
          <table:table-cell table:number-columns-repeated="1003"/>
        </table:table-row>
        <table:table-row table:style-name="ro1">
          <table:table-cell table:style-name="ce2" office:value-type="string" calcext:value-type="string">
            <text:p><text:a xlink:href="http://www.netminer.com/product/overview.do" xlink:type="simple">NetMiner: an premium software tool for Exploratory Analysis and Visualization of Network Data.</text:a></text:p>
          </table:table-cell>
          <table:table-cell table:style-name="ce8" office:value-type="float" office:value="1" calcext:value-type="float">
            <office:annotation draw:style-name="gr1" draw:text-style-name="P2" svg:width="267.56pt" svg:height="42.75pt" svg:x="367.54pt" svg:y="70.5pt" draw:caption-point-x="-11.54pt" draw:caption-point-y="-22.99pt">
              <dc:date>2020-01-13T00:00:00</dc:date>
              <text:p text:style-name="P1">common metrics on pakage manual http://www.netminer.com/aboutus/publications.do#manual</text:p>
              <text:p text:style-name="P1"><text:tab/>-Angel Panizo</text:p>
            </office:annotation>
            <text:p>1.00</text:p>
          </table:table-cell>
          <table:table-cell table:style-name="ce9" table:formula="of:=1/4+1/4+1/4" office:value-type="float" office:value="0.75" calcext:value-type="float">
            <office:annotation draw:style-name="gr1" draw:text-style-name="P2" svg:width="199.28pt" svg:height="61.68pt" svg:x="435.83pt" svg:y="61.03pt" draw:caption-point-x="-11.54pt" draw:caption-point-y="-13.52pt">
              <dc:date>2020-01-13T00:00:00</dc:date>
              <text:p text:style-name="P1">shortes path , tree construction and pagerank available on package document http://www.netminer.com/aboutus/publications.do#manual</text:p>
              <text:p text:style-name="P1"><text:tab/>-Angel Panizo</text:p>
            </office:annotation>
            <text:p>0.75</text:p>
          </table:table-cell>
          <table:table-cell table:style-name="ce9" table:formula="of:=1/3" office:value-type="float" office:value="0.333333333333333" calcext:value-type="float">
            <office:annotation draw:style-name="gr1" draw:text-style-name="P2" svg:width="125.4pt" svg:height="42.75pt" svg:x="546.18pt" svg:y="70.5pt" draw:caption-point-x="-11.54pt" draw:caption-point-y="-22.99pt">
              <dc:date>2020-01-13T00:00:00</dc:date>
              <text:p text:style-name="P1">allows community detection</text:p>
              <text:p text:style-name="P1"><text:tab/>-Angel Panizo</text:p>
            </office:annotation>
            <text:p>0.33</text:p>
          </table:table-cell>
          <table:table-cell table:style-name="ce9" table:formula="of:=0.5" office:value-type="float" office:value="0.5" calcext:value-type="float">
            <office:annotation draw:style-name="gr1" draw:text-style-name="P2" svg:width="89.69pt" svg:height="106.47pt" svg:x="635.1pt" svg:y="38.64pt" draw:caption-point-x="-11.54pt" draw:caption-point-y="8.87pt">
              <dc:date>2020-01-13T00:00:00</dc:date>
              <text:p text:style-name="P1">allows topic modeling http://www.netminer.com/aboutus/publications.do#whitePaper white paper senantic analysis</text:p>
              <text:p text:style-name="P1"><text:tab/>-Angel Panizo</text:p>
            </office:annotation>
            <text:p>0.5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 draw:text-style-name="P2" svg:width="269.91pt" svg:height="42.75pt" svg:x="671.58pt" svg:y="70.5pt" draw:caption-point-x="-11.54pt" draw:caption-point-y="-22.99pt">
              <dc:date>2020-01-13T00:00:00</dc:date>
              <text:p text:style-name="P1">diffusion module is available https://en.wikipedia.org/wiki/NetMiner</text:p>
              <text:p text:style-name="P1"><text:tab/>-Angel Panizo</text:p>
            </office:annotation>
            <text:p>1.00</text:p>
          </table:table-cell>
          <table:table-cell table:style-name="ce8" office:value-type="float" office:value="1" calcext:value-type="float">
            <office:annotation draw:style-name="gr1" draw:text-style-name="P2" svg:width="322.24pt" svg:height="42.75pt" svg:x="724.79pt" svg:y="70.5pt" draw:caption-point-x="-11.54pt" draw:caption-point-y="-22.99pt">
              <dc:date>2020-01-13T00:00:00</dc:date>
              <text:p text:style-name="P1">homophile analysis is available on packages http://www.netminer.com/aboutus/publications.do#manual</text:p>
              <text:p text:style-name="P1"><text:tab/>-Angel Panizo</text:p>
            </office:annotation>
            <text:p>1.00</text:p>
          </table:table-cell>
          <table:table-cell table:style-name="ce8" office:value-type="float" office:value="0" calcext:value-type="float">
            <text:p>0.00</text:p>
          </table:table-cell>
          <table:table-cell table:style-name="ce18" table:formula="of:=2/3" office:value-type="float" office:value="0.666666666666667" calcext:value-type="float">
            <office:annotation draw:style-name="gr1" draw:text-style-name="P2" svg:width="236.49pt" svg:height="42.75pt" svg:x="870.04pt" svg:y="70.5pt" draw:caption-point-x="-11.54pt" draw:caption-point-y="-22.99pt">
              <dc:date>2020-01-13T00:00:00</dc:date>
              <text:p text:style-name="P1">topology and text</text:p>
              <text:p text:style-name="P1"><text:tab/>-Angel Panizo</text:p>
            </office:annotation>
            <text:p>0.67</text:p>
          </table:table-cell>
          <table:table-cell table:style-name="ce18" table:formula="of:=1" office:value-type="float" office:value="1" calcext:value-type="float">
            <office:annotation draw:style-name="gr1" draw:text-style-name="P2" svg:width="226.15pt" svg:height="61.68pt" svg:x="941.5pt" svg:y="61.03pt" draw:caption-point-x="-11.54pt" draw:caption-point-y="-13.52pt">
              <dc:date>2020-01-13T00:00:00</dc:date>
              <text:p text:style-name="P1">SNS Data Collector allows collecting data from Facebook, Twitter, Youtube and Instagram http://www.netminer.com/download_buy/download/download-readList.do</text:p>
              <text:p text:style-name="P1"><text:tab/>-Angel Panizo</text:p>
            </office:annotation>
            <text:p>1.00</text:p>
          </table:table-cell>
          <table:table-cell table:style-name="ce18" table:formula="of:=1" office:value-type="float" office:value="1" calcext:value-type="float">
            <office:annotation draw:style-name="gr1" draw:text-style-name="P2" svg:width="120.61pt" svg:height="61.68pt" svg:x="1047.03pt" svg:y="61.03pt" draw:caption-point-x="-11.54pt" draw:caption-point-y="-13.52pt">
              <dc:date>2020-01-13T00:00:00</dc:date>
              <text:p text:style-name="P1">allows multi layer networks https://en.wikipedia.org/wiki/NetMiner</text:p>
              <text:p text:style-name="P1"><text:tab/>-Angel Panizo</text:p>
            </office:annotation>
            <text:p>1.00</text:p>
          </table:table-cell>
          <table:table-cell table:style-name="ce23" office:value-type="float" office:value="1" calcext:value-type="float">
            <office:annotation draw:style-name="gr1" draw:text-style-name="P2" svg:width="116.65pt" svg:height="95.27pt" svg:x="1106.53pt" svg:y="44.25pt" draw:caption-point-x="-11.54pt" draw:caption-point-y="3.26pt">
              <dc:date>2020-01-13T00:00:00</dc:date>
              <text:p text:style-name="P1">there is a lincense for huge network data with a maximum of 1000000 nodes http://www.netminer.com/product/scalability_performance.do</text:p>
              <text:p text:style-name="P1"><text:tab/>-Angel Panizo</text:p>
            </office:annotation>
            <text:p>1.00</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70.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2/3" office:value-type="float" office:value="0.666666666666667" calcext:value-type="float">
            <office:annotation draw:style-name="gr1" draw:text-style-name="P2" svg:width="357.96pt" svg:height="42.75pt" svg:x="1223.18pt" svg:y="70.5pt" draw:caption-point-x="-11.54pt" draw:caption-point-y="-22.99pt">
              <dc:date>2020-01-13T00:00:00</dc:date>
              <text:p text:style-name="P1">has a plugin system http://www.netminer.com/download_buy/appstore/appstore-readList.do</text:p>
              <text:p text:style-name="P1"><text:tab/>-Angel Panizo</text:p>
            </office:annotation>
            <text:p>0.67</text:p>
          </table:table-cell>
          <table:table-cell table:style-name="ce23" table:formula="of:=2/3" office:value-type="float" office:value="0.666666666666667" calcext:value-type="float">
            <office:annotation draw:style-name="gr2" draw:text-style-name="P2" svg:width="302.4pt" svg:height="58.51pt" svg:x="1358.9pt" svg:y="70.5pt" draw:caption-point-x="-11.54pt" draw:caption-point-y="-22.99pt">
              <dc:date>2020-01-13T00:00:00</dc:date>
              <text:p text:style-name="P1">can connet to external databases</text:p>
              <text:p text:style-name="P1">https://en.wikipedia.org/wiki/NetMiner</text:p>
              <text:p text:style-name="P1"><text:tab/>-Angel Panizo</text:p>
            </office:annotation>
            <text:p>0.67</text:p>
          </table:table-cell>
          <table:table-cell table:style-name="ce26" table:formula="of:=1/7+1/7+1/7+1/7" office:value-type="float" office:value="0.571428571428571" calcext:value-type="float">
            <office:annotation draw:style-name="gr1" draw:text-style-name="P2" svg:width="299.2pt" svg:height="42.75pt" svg:x="1442.24pt" svg:y="70.5pt" draw:caption-point-x="-11.54pt" draw:caption-point-y="-22.99pt">
              <dc:date>2020-01-13T00:00:00</dc:date>
              <text:p text:style-name="P1">size + shape + color + orientation</text:p>
              <text:p text:style-name="P1"><text:tab/>-Angel Panizo</text:p>
            </office:annotation>
            <text:p>0.57</text:p>
          </table:table-cell>
          <table:table-cell table:style-name="ce26" table:formula="of:=1/5+1/5+1/5+1/5" office:value-type="float" office:value="0.8" calcext:value-type="float">
            <office:annotation draw:style-name="gr1" draw:text-style-name="P2" svg:width="320.6pt" svg:height="42.75pt" svg:x="1501pt" svg:y="70.5pt" draw:caption-point-x="-11.54pt" draw:caption-point-y="-22.99pt">
              <dc:date>2020-01-13T00:00:00</dc:date>
              <text:p text:style-name="P1">multiview + zoom + filter + highlight</text:p>
              <text:p text:style-name="P1"><text:tab/>-Angel Panizo</text:p>
            </office:annotation>
            <text:p>0.80</text:p>
          </table:table-cell>
          <table:table-cell table:number-columns-repeated="1003"/>
        </table:table-row>
        <table:table-row table:style-name="ro1">
          <table:table-cell table:style-name="ce2" office:value-type="string" calcext:value-type="string">
            <text:p><text:a xlink:href="http://nwb.cns.iu.edu/" xlink:type="simple">Network workbench: Network Workbench: A Large-Scale Network Analysis, Modeling and Visualization Toolkit for Biomedical, Social Science and Physics Research</text:a></text:p>
          </table:table-cell>
          <table:table-cell table:style-name="ce8" office:value-type="float" office:value="1" calcext:value-type="float">
            <office:annotation draw:style-name="gr1" draw:text-style-name="P2" svg:width="267.56pt" svg:height="61.68pt" svg:x="367.54pt" svg:y="76.79pt" draw:caption-point-x="-11.54pt" draw:caption-point-y="-13.52pt">
              <dc:date>2020-01-13T00:00:00</dc:date>
              <text:p text:style-name="P1">diameter || degree distribution || clustering coeficient || connected components <text:s/>all in manual https://www.researchgate.net/publication/228906060_Network_Workbench_Tool</text:p>
              <text:p text:style-name="P1"><text:tab/>-Angel Panizo</text:p>
            </office:annotation>
            <text:p>1.00</text:p>
          </table:table-cell>
          <table:table-cell table:style-name="ce8" office:value-type="float" office:value="0.5" calcext:value-type="float">
            <office:annotation draw:style-name="gr1" draw:text-style-name="P2" svg:width="199.28pt" svg:height="42.75pt" svg:x="435.83pt" svg:y="86.26pt" draw:caption-point-x="-11.54pt" draw:caption-point-y="-22.99pt">
              <dc:date>2020-01-13T00:00:00</dc:date>
              <text:p text:style-name="P1">shortest path || page rank and hits ||</text:p>
              <text:p text:style-name="P1"><text:tab/>-Angel Panizo</text:p>
            </office:annotation>
            <text:p>0.50</text:p>
          </table:table-cell>
          <table:table-cell table:style-name="ce8" office:value-type="float" office:value="0.33" calcext:value-type="float">
            <office:annotation draw:style-name="gr1" draw:text-style-name="P2" svg:width="125.4pt" svg:height="84.08pt" svg:x="546.18pt" svg:y="65.59pt" draw:caption-point-x="-11.54pt" draw:caption-point-y="-2.32pt">
              <dc:date>2020-01-13T00:00:00</dc:date>
              <text:p text:style-name="P1">allows community detection non overlaping https://www.researchgate.net/publication/228906060_Network_Workbench_Tool</text:p>
              <text:p text:style-name="P1"><text:tab/>-Angel Panizo</text:p>
            </office:annotation>
            <text:p>0.33</text:p>
          </table:table-cell>
          <table:table-cell table:style-name="ce8" office:value-type="float" office:value="0.5" calcext:value-type="float">
            <office:annotation draw:style-name="gr3" draw:text-style-name="P2" svg:width="89.69pt" svg:height="140.06pt" svg:x="635.1pt" svg:y="45.47pt" draw:caption-point-x="-11.54pt" draw:caption-point-y="17.8pt">
              <dc:date>2020-01-13T00:00:00</dc:date>
              <text:p text:style-name="P1">allows word co-ocurrence networks this can be accounted as topic detection </text:p>
              <text:p text:style-name="P1">https://www.researchgate.net/publication/228906060_Network_Workbench_Tool</text:p>
              <text:p text:style-name="P1"><text:tab/>-Angel Panizo</text:p>
            </office:annotation>
            <text:p>0.5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1" draw:text-style-name="P2" svg:width="236.49pt" svg:height="61.68pt" svg:x="870.04pt" svg:y="76.79pt" draw:caption-point-x="-11.54pt" draw:caption-point-y="-13.52pt">
              <dc:date>2020-01-13T00:00:00</dc:date>
              <text:p text:style-name="P1">edge and text for the co-word networks || burst of keyowrd use detection (time) https://www.researchgate.net/publication/228906060_Network_Workbench_Tool</text:p>
              <text:p text:style-name="P1"><text:tab/>-Angel Panizo</text:p>
            </office:annotation>
            <text:p>1.00</text:p>
          </table:table-cell>
          <table:table-cell table:style-name="ce18" table:formula="of:=1/3" office:value-type="float" office:value="0.333333333333333" calcext:value-type="float">
            <office:annotation draw:style-name="gr1" draw:text-style-name="P2" svg:width="226.15pt" svg:height="42.75pt" svg:x="941.5pt" svg:y="86.26pt" draw:caption-point-x="-11.54pt" draw:caption-point-y="-22.99pt">
              <dc:date>2020-01-13T00:00:00</dc:date>
              <text:p text:style-name="P1">can load data from scopus automaticallu</text:p>
              <text:p text:style-name="P1"><text:tab/>-Angel Panizo</text:p>
            </office:annotation>
            <text:p>0.33</text:p>
          </table:table-cell>
          <table:table-cell table:style-name="ce18" table:formula="of:=2/3" office:value-type="float" office:value="0.666666666666667" calcext:value-type="float">
            <office:annotation draw:style-name="gr1" draw:text-style-name="P2" svg:width="120.61pt" svg:height="72.88pt" svg:x="1047.03pt" svg:y="71.21pt" draw:caption-point-x="-11.54pt" draw:caption-point-y="-7.94pt">
              <dc:date>2020-01-13T00:00:00</dc:date>
              <text:p text:style-name="P1">weigted graphs manual https://www.researchgate.net/publication/228906060_Network_Workbench_Tool</text:p>
              <text:p text:style-name="P1"><text:tab/>-Angel Panizo</text:p>
            </office:annotation>
            <text:p>0.67</text:p>
          </table:table-cell>
          <table:table-cell table:style-name="ce23" office:value-type="float" office:value="0.33" calcext:value-type="float">
            <office:annotation draw:style-name="gr1" draw:text-style-name="P2" svg:width="116.65pt" svg:height="95.27pt" svg:x="1106.53pt" svg:y="60.01pt" draw:caption-point-x="-11.54pt" draw:caption-point-y="3.26pt">
              <dc:date>2020-01-13T00:00:00</dc:date>
              <text:p text:style-name="P1">manual mentions arround 10,000 nodes for some methods but is not fully specified https://www.researchgate.net/publication/228906060_Network_Workbench_Tool</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86.26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357.96pt" svg:height="50.49pt" svg:x="1223.18pt" svg:y="82.4pt" draw:caption-point-x="-11.54pt" draw:caption-point-y="-19.13pt">
              <dc:date>2020-01-13T00:00:00</dc:date>
              <text:p text:style-name="P1">has a plugin system https://www.researchgate.net/publication/228906060_Network_Workbench_Tool</text:p>
              <text:p text:style-name="P1"><text:tab/>-Angel Panizo</text:p>
            </office:annotation>
            <text:p>0.33</text:p>
          </table:table-cell>
          <table:table-cell table:style-name="ce22" table:formula="of:=1/3" office:value-type="float" office:value="0.333333333333333" calcext:value-type="float">
            <office:annotation draw:style-name="gr1" draw:text-style-name="P2" svg:width="302.4pt" svg:height="42.75pt" svg:x="1358.9pt" svg:y="86.26pt" draw:caption-point-x="-11.54pt" draw:caption-point-y="-22.99pt">
              <dc:date>2020-01-13T00:00:00</dc:date>
              <text:p text:style-name="P1">centralized</text:p>
              <text:p text:style-name="P1"><text:tab/>-Angel Panizo</text:p>
            </office:annotation>
            <text:p>0.33</text:p>
          </table:table-cell>
          <table:table-cell table:style-name="ce26" table:formula="of:=[.T12]" office:value-type="float" office:value="0.714285714285714" calcext:value-type="float">
            <office:annotation draw:style-name="gr1" draw:text-style-name="P2" svg:width="299.2pt" svg:height="42.75pt" svg:x="1442.24pt" svg:y="86.26pt" draw:caption-point-x="-11.54pt" draw:caption-point-y="-22.99pt">
              <dc:date>2020-01-13T00:00:00</dc:date>
              <text:p text:style-name="P1">connects to the other sotwares, the formula will register this. The software are (JUNG, prefuse, GUESS and Lanet)</text:p>
              <text:p text:style-name="P1"><text:tab/>-Angel Panizo</text:p>
            </office:annotation>
            <text:p>0.71</text:p>
          </table:table-cell>
          <table:table-cell table:style-name="ce26" table:formula="of:=[.U12]" office:value-type="float" office:value="1" calcext:value-type="float">
            <office:annotation draw:style-name="gr1" draw:text-style-name="P2" svg:width="320.6pt" svg:height="42.75pt" svg:x="1501pt" svg:y="86.26pt" draw:caption-point-x="-11.54pt" draw:caption-point-y="-22.99pt">
              <dc:date>2020-01-13T00:00:00</dc:date>
              <text:p text:style-name="P1">connects to the other sotwares, the formula will register this. The software are (JUNG, prefuse, GUESS and Lanet)</text:p>
              <text:p text:style-name="P1"><text:tab/>-Angel Panizo</text:p>
            </office:annotation>
            <text:p>1.00</text:p>
          </table:table-cell>
          <table:table-cell table:style-name="ce28" table:number-columns-repeated="2"/>
          <table:table-cell table:number-columns-repeated="1001"/>
        </table:table-row>
        <table:table-row table:style-name="ro1">
          <table:table-cell table:style-name="ce2" office:value-type="string" calcext:value-type="string">
            <text:p><text:a xlink:href="http://www.casos.cs.cmu.edu/projects/ora/" xlink:type="simple">ORA-LITE: is a dynamic meta-network assessment and analysis tool. It contains hundreds of social network, dynamic network metrics, trail metrics, procedures for grouping nodes.</text:a></text:p>
          </table:table-cell>
          <table:table-cell table:style-name="ce8" office:value-type="float" office:value="1" calcext:value-type="float">
            <office:annotation draw:style-name="gr1" draw:text-style-name="P2" svg:width="267.56pt" svg:height="42.75pt" svg:x="367.54pt" svg:y="101.99pt" draw:caption-point-x="-11.54pt" draw:caption-point-y="-22.96pt">
              <dc:date>2020-01-13T00:00:00</dc:date>
              <text:p text:style-name="P1">over 150 metrics</text:p>
              <text:p text:style-name="P1"><text:tab/>-Gema Bello Orgaz</text:p>
            </office:annotation>
            <text:p>1.00</text:p>
          </table:table-cell>
          <table:table-cell table:style-name="ce8" office:value-type="float" office:value="0.75" calcext:value-type="float">
            <office:annotation draw:style-name="gr1" draw:text-style-name="P2" svg:width="199.28pt" svg:height="50.49pt" svg:x="435.83pt" svg:y="98.14pt" draw:caption-point-x="-11.54pt" draw:caption-point-y="-19.11pt">
              <dc:date>2020-01-13T00:00:00</dc:date>
              <text:p text:style-name="P1">it supports link analysis (Minimum Spanning Tree, Hidden Links, Shortest Path, Influence Net, Sphere of Influence)</text:p>
              <text:p text:style-name="P1"><text:tab/>-Gema Bello Orgaz</text:p>
            </office:annotation>
            <text:p>0.75</text:p>
          </table:table-cell>
          <table:table-cell table:style-name="ce8" office:value-type="float" office:value="0.66" calcext:value-type="float">
            <office:annotation draw:style-name="gr1" draw:text-style-name="P2" svg:width="125.4pt" svg:height="106.47pt" svg:x="546.18pt" svg:y="70.13pt" draw:caption-point-x="-11.54pt" draw:caption-point-y="8.9pt">
              <dc:date>2020-01-13T00:00:00</dc:date>
              <text:p text:style-name="P1">20 grouping algorithms in ORA. Using these techniques dynamic data can be assessed and changes and regularities in the way network metrics and nods behave over time can be characterized.</text:p>
              <text:p text:style-name="P1"><text:tab/>-Gema Bello Orgaz</text:p>
            </office:annotation>
            <text:p>0.66</text:p>
          </table:table-cell>
          <table:table-cell table:style-name="ce8" office:value-type="float" office:value="0.5" calcext:value-type="float">
            <office:annotation draw:style-name="gr1" draw:text-style-name="P2" svg:width="89.69pt" svg:height="42.75pt" svg:x="635.1pt" svg:y="101.99pt" draw:caption-point-x="-11.54pt" draw:caption-point-y="-22.96pt">
              <dc:date>2020-01-13T00:00:00</dc:date>
              <text:p text:style-name="P1">Topic Analysis</text:p>
              <text:p text:style-name="P1"><text:tab/>-Gema Bello Orgaz</text:p>
            </office:annotation>
            <text:p>0.5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4" draw:text-style-name="P2" svg:width="269.91pt" svg:height="74.24pt" svg:x="671.58pt" svg:y="101.99pt" draw:caption-point-x="-11.54pt" draw:caption-point-y="-22.96pt">
              <dc:date>2020-01-13T00:00:00</dc:date>
              <text:p text:style-name="P1">Information Diffusion</text:p>
              <text:p text:style-name="P1">Disease Propagation</text:p>
              <text:p text:style-name="P1">Goods Dispersion</text:p>
              <text:p text:style-name="P1"><text:tab/>-Gema Bello Orgaz</text:p>
            </office:annotation>
            <text:p>1.00</text:p>
          </table:table-cell>
          <table:table-cell table:style-name="ce8" office:value-type="float" office:value="1" calcext:value-type="float">
            <office:annotation draw:style-name="gr1" draw:text-style-name="P2" svg:width="322.24pt" svg:height="42.75pt" svg:x="724.79pt" svg:y="101.99pt" draw:caption-point-x="-11.54pt" draw:caption-point-y="-22.96pt">
              <dc:date>2020-01-13T00:00:00</dc:date>
              <text:p text:style-name="P1">Simmelian Ties Analysis</text:p>
              <text:p text:style-name="P1"><text:tab/>-Gema Bello Orgaz</text:p>
            </office:annotation>
            <text:p>1.00</text:p>
          </table:table-cell>
          <table:table-cell table:style-name="ce8" office:value-type="float" office:value="1" calcext:value-type="float">
            <office:annotation draw:style-name="gr1" draw:text-style-name="P2" svg:width="303.93pt" svg:height="42.75pt" svg:x="802.6pt" svg:y="101.99pt" draw:caption-point-x="-11.54pt" draw:caption-point-y="-22.96pt">
              <dc:date>2020-01-13T00:00:00</dc:date>
              <text:p text:style-name="P1">Missing Links</text:p>
              <text:p text:style-name="P1"><text:tab/>-Gema Bello Orgaz</text:p>
            </office:annotation>
            <text:p>1.00</text:p>
          </table:table-cell>
          <table:table-cell table:style-name="ce18" table:formula="of:=1" office:value-type="float" office:value="1" calcext:value-type="float">
            <office:annotation draw:style-name="gr1" draw:text-style-name="P2" svg:width="236.49pt" svg:height="61.68pt" svg:x="870.04pt" svg:y="92.52pt" draw:caption-point-x="-11.54pt" draw:caption-point-y="-13.49pt">
              <dc:date>2020-01-13T00:00:00</dc:date>
              <text:p text:style-name="P1">It supports high dimensional network data, Twitter and Blog data, ego-network metrics, importers for BibTex and other citation formats and Geo-temporal networks.</text:p>
              <text:p text:style-name="P1"><text:tab/>-Gema Bello Orgaz</text:p>
            </office:annotation>
            <text:p>1.00</text:p>
          </table:table-cell>
          <table:table-cell table:style-name="ce18" office:value-type="float" office:value="0" calcext:value-type="float">
            <office:annotation draw:style-name="gr1" draw:text-style-name="P2" svg:width="226.15pt" svg:height="42.75pt" svg:x="941.5pt" svg:y="101.99pt" draw:caption-point-x="-11.54pt" draw:caption-point-y="-22.96pt">
              <dc:date>2020-01-13T00:00:00</dc:date>
              <text:p text:style-name="P1">Not on-line sources</text:p>
              <text:p text:style-name="P1"><text:tab/>-Gema Bello Orgaz</text:p>
            </office:annotation>
            <text:p>0.00</text:p>
          </table:table-cell>
          <table:table-cell table:style-name="ce18" table:formula="of:=1" office:value-type="float" office:value="1" calcext:value-type="float">
            <office:annotation draw:style-name="gr1" draw:text-style-name="P2" svg:width="120.61pt" svg:height="61.68pt" svg:x="1047.03pt" svg:y="92.52pt" draw:caption-point-x="-11.54pt" draw:caption-point-y="-13.49pt">
              <dc:date>2020-01-13T00:00:00</dc:date>
              <text:p text:style-name="P1">ORA has not just one-mode metrics, but two-mode, and multi-mode networks</text:p>
              <text:p text:style-name="P1"><text:tab/>-Gema Bello Orgaz</text:p>
            </office:annotation>
            <text:p>1.00</text:p>
          </table:table-cell>
          <table:table-cell table:style-name="ce23" office:value-type="float" office:value="1" calcext:value-type="float">
            <office:annotation draw:style-name="gr1" draw:text-style-name="P2" svg:width="116.65pt" svg:height="106.47pt" svg:x="1106.53pt" svg:y="70.13pt" draw:caption-point-x="-11.54pt" draw:caption-point-y="8.9pt">
              <dc:date>2020-01-13T00:00:00</dc:date>
              <text:p text:style-name="P1">Tests have shown ORA capable of running, through command line or on very large multi-processor machines analytics on networks with 10000000 nodes and 100000000 links.</text:p>
              <text:p text:style-name="P1"><text:tab/>-Gema Bello Orgaz</text:p>
            </office:annotation>
            <text:p>1.00</text:p>
          </table:table-cell>
          <table:table-cell table:style-name="ce23" office:value-type="string" calcext:value-type="string">
            <text:p>?¿</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0.67" calcext:value-type="float">
            <office:annotation draw:style-name="gr1" draw:text-style-name="P2" svg:width="357.96pt" svg:height="42.75pt" svg:x="1223.18pt" svg:y="101.99pt" draw:caption-point-x="-11.54pt" draw:caption-point-y="-22.96pt">
              <dc:date>2020-01-13T00:00:00</dc:date>
              <text:p text:style-name="P1">ORA is interoperable with a large number of other tools</text:p>
              <text:p text:style-name="P1"><text:tab/>-Gema Bello Orgaz</text:p>
            </office:annotation>
            <text:p>0.67</text:p>
          </table:table-cell>
          <table:table-cell table:style-name="ce23" office:value-type="float" office:value="0" calcext:value-type="float">
            <office:annotation draw:style-name="gr2" draw:text-style-name="P2" svg:width="302.4pt" svg:height="58.51pt" svg:x="1358.9pt" svg:y="101.99pt" draw:caption-point-x="-11.54pt" draw:caption-point-y="-22.96pt">
              <dc:date>2020-01-13T00:00:00</dc:date>
              <text:p text:style-name="P1">APIS to support integration into</text:p>
              <text:p text:style-name="P1">workflow systems and to support user addition of metrics are planned.</text:p>
              <text:p text:style-name="P1"><text:tab/>-Gema Bello Orgaz</text:p>
            </office:annotation>
            <text:p>0.00</text:p>
          </table:table-cell>
          <table:table-cell table:style-name="ce27" office:value-type="float" office:value="1" calcext:value-type="float">
            <office:annotation draw:style-name="gr5" draw:text-style-name="P2" svg:width="299.2pt" svg:height="121.49pt" svg:x="1442.24pt" svg:y="101.99pt" draw:caption-point-x="-11.54pt" draw:caption-point-y="-22.96pt">
              <dc:date>2020-01-13T00:00:00</dc:date>
              <text:p text:style-name="P1">- position: geo-spatial network visualization for 2D and 3D maps</text:p>
              <text:p text:style-name="P1">- general: The visualizer and the data editor</text:p>
              <text:p text:style-name="P1">are linked so that a change in one effects a change in the other. Thus the user can directly enter</text:p>
              <text:p text:style-name="P1">or edit data in the visualizer, or the user can directly see the impact on the network image as</text:p>
              <text:p text:style-name="P1">nodes are merged or deleted in the editor. Standard graphing tools are used in reports for things</text:p>
              <text:p text:style-name="P1">such as pie charts, spider graphs, scatter plots and histograms.</text:p>
              <text:p text:style-name="P1"><text:tab/>-Gema Bello Orgaz</text:p>
            </office:annotation>
            <text:p>1.00</text:p>
          </table:table-cell>
          <table:table-cell table:style-name="ce27" office:value-type="float" office:value="1" calcext:value-type="float">
            <office:annotation draw:style-name="gr6" draw:text-style-name="P2" svg:width="320.6pt" svg:height="106.47pt" svg:x="1501pt" svg:y="101.65pt" draw:caption-point-x="-11.54pt" draw:caption-point-y="-22.62pt">
              <dc:date>2020-01-13T00:00:00</dc:date>
              <text:p text:style-name="P1">The visualizer and the data editor</text:p>
              <text:p text:style-name="P1">are linked so that a change in one effects a change in the other. Thus the user can directly enter</text:p>
              <text:p text:style-name="P1">or edit data in the visualizer, or the user can directly see the impact on the network image as</text:p>
              <text:p text:style-name="P1">nodes are merged or deleted in the editor. Standard graphing tools are used in reports for things</text:p>
              <text:p text:style-name="P1">such as pie charts, spider graphs, scatter plots and histograms.</text:p>
              <text:p text:style-name="P1"><text:tab/>-Gema Bello Orgaz</text:p>
            </office:annotation>
            <text:p>1.00</text:p>
          </table:table-cell>
          <table:table-cell table:number-columns-repeated="1003"/>
        </table:table-row>
        <table:table-row table:style-name="ro1">
          <table:table-cell table:style-name="ce2" table:formula="of:=&quot;PyGraphistry is a Python visual graph analytics library to extract, transform, and load big graphs into Graphistry's visual graph analytics platform. We layout graphs with a descendant of the gorgeous ForceAtlas2 layout algorithm introduced in Gephi. parc&quot;&amp;&quot;e que corre en GPUs en su servidor.&quot;"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8" office:value-type="float" office:value="1" calcext:value-type="float">
            <office:annotation draw:style-name="gr1" draw:text-style-name="P2" svg:width="267.56pt" svg:height="42.75pt" svg:x="367.54pt" svg:y="117.75pt" draw:caption-point-x="-11.54pt" draw:caption-point-y="-22.99pt">
              <dc:date>2020-01-13T00:00:00</dc:date>
              <text:p text:style-name="P1">Use igraph and networkx</text:p>
              <text:p text:style-name="P1"><text:tab/>-Gema Bello Orgaz</text:p>
            </office:annotation>
            <text:p>1.00</text:p>
          </table:table-cell>
          <table:table-cell table:style-name="ce8" office:value-type="float" office:value="1" calcext:value-type="float">
            <office:annotation draw:style-name="gr1" draw:text-style-name="P2" svg:width="199.28pt" svg:height="42.75pt" svg:x="435.83pt" svg:y="117.75pt" draw:caption-point-x="-11.54pt" draw:caption-point-y="-22.99pt">
              <dc:date>2020-01-13T00:00:00</dc:date>
              <text:p text:style-name="P1">IGraph already has these algorithms implemented for us (pagerank, etc...)</text:p>
              <text:p text:style-name="P1"><text:tab/>-Gema Bello Orgaz</text:p>
            </office:annotation>
            <text:p>1.00</text:p>
          </table:table-cell>
          <table:table-cell table:style-name="ce9" table:formula="of:=1/3" office:value-type="float" office:value="0.333333333333333" calcext:value-type="float">
            <office:annotation draw:style-name="gr1" draw:text-style-name="P2" svg:width="125.4pt" svg:height="42.75pt" svg:x="546.18pt" svg:y="117.75pt" draw:caption-point-x="-11.54pt" draw:caption-point-y="-22.99pt">
              <dc:date>2020-01-13T00:00:00</dc:date>
              <text:p text:style-name="P1">Use igraph</text:p>
              <text:p text:style-name="P1"><text:tab/>-Gema Bello Orgaz</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1" draw:text-style-name="P2" svg:width="236.49pt" svg:height="42.75pt" svg:x="870.04pt" svg:y="117.75pt" draw:caption-point-x="-11.54pt" draw:caption-point-y="-22.99pt">
              <dc:date>2020-01-13T00:00:00</dc:date>
              <text:p text:style-name="P1">graph, text (Graphistry Ontology and Semantic), geolocation</text:p>
              <text:p text:style-name="P1"><text:tab/>-Gema Bello Orgaz</text:p>
            </office:annotation>
            <text:p>1.00</text:p>
          </table:table-cell>
          <table:table-cell table:style-name="ce18" table:formula="of:=1" office:value-type="float" office:value="1" calcext:value-type="float">
            <office:annotation draw:style-name="gr1" draw:text-style-name="P2" svg:width="226.15pt" svg:height="128.86pt" svg:x="941.5pt" svg:y="74.69pt" draw:caption-point-x="-11.54pt" draw:caption-point-y="20.07pt">
              <dc:date>2020-01-13T00:00:00</dc:date>
              <text:p text:style-name="P1">Graphistry's HTTP connector lets you easily work with virtually any data source with an API. Pull data from anything with a Web API such as Shodan or intelligence feeds. Leverage REST database interfaces to connect ro Amazon Neptune, TigerGraph, and others. By connecting to pretty much anything that takes URLs and gives back CSV or JSON, the HTTP connector ensures you can access the data you need on the fly.</text:p>
              <text:p text:style-name="P1"><text:tab/>-Gema Bello Orgaz</text:p>
            </office:annotation>
            <text:p>1.00</text:p>
          </table:table-cell>
          <table:table-cell table:style-name="ce18" table:formula="of:=1" office:value-type="float" office:value="1" calcext:value-type="float">
            <office:annotation draw:style-name="gr1" draw:text-style-name="P2" svg:width="120.61pt" svg:height="42.75pt" svg:x="1047.03pt" svg:y="117.75pt" draw:caption-point-x="-11.54pt" draw:caption-point-y="-22.99pt">
              <dc:date>2020-01-13T00:00:00</dc:date>
              <text:p text:style-name="P1">from sigle to hypergraphs</text:p>
              <text:p text:style-name="P1"><text:tab/>-Gema Bello Orgaz</text:p>
            </office:annotation>
            <text:p>1.00</text:p>
          </table:table-cell>
          <table:table-cell table:style-name="ce23" office:value-type="float" office:value="1" calcext:value-type="float">
            <office:annotation draw:style-name="gr1" draw:text-style-name="P2" svg:width="116.65pt" svg:height="207.24pt" svg:x="1106.53pt" svg:y="35.52pt" draw:caption-point-x="-11.54pt" draw:caption-point-y="59.24pt">
              <dc:date>2020-01-13T00:00:00</dc:date>
              <text:p text:style-name="P1">Graphistry supports unusually large graphs for interactive visualization. The client's custom WebGL rendering engine renders up to 8MM nodes and edges at a time, and most older client GPUs smoothly support somewhere between 100K and 1MM elements. The serverside GPU analytics engine supports even bigger graphs.</text:p>
              <text:p text:style-name="P1"><text:tab/>-Gema Bello Orgaz</text:p>
            </office:annotation>
            <text:p>1.00</text:p>
          </table:table-cell>
          <table:table-cell table:style-name="ce23" office:value-type="string" calcext:value-type="string">
            <text:p>?¿</text:p>
          </table:table-cell>
          <table:table-cell table:style-name="ce23" office:value-type="float" office:value="1" calcext:value-type="float">
            <office:annotation draw:style-name="gr1" draw:text-style-name="P2" svg:width="274.59pt" svg:height="50.49pt" svg:x="1167.65pt" svg:y="113.9pt" draw:caption-point-x="-11.54pt" draw:caption-point-y="-19.13pt">
              <dc:date>2020-01-13T00:00:00</dc:date>
              <text:p text:style-name="P1">Graphistry is leading the way to the era of big, fast data. Graphistry supports Apache Arrow today and is a major contributor to the GOAI initiative.</text:p>
              <text:p text:style-name="P1"><text:tab/>-Gema Bello Orgaz</text:p>
            </office:annotation>
            <text:p>1.00</text:p>
          </table:table-cell>
          <table:table-cell table:style-name="ce23" office:value-type="string" calcext:value-type="string">
            <text:p>?¿</text:p>
          </table:table-cell>
          <table:table-cell table:style-name="ce23" office:value-type="float" office:value="1" calcext:value-type="float">
            <office:annotation draw:style-name="gr3" draw:text-style-name="P2" svg:width="357.96pt" svg:height="58.48pt" svg:x="1223.18pt" svg:y="117.75pt" draw:caption-point-x="-11.54pt" draw:caption-point-y="-22.99pt">
              <dc:date>2020-01-13T00:00:00</dc:date>
              <text:p text:style-name="P1">developer API to build a powerful visual front-end to any application:</text:p>
              <text:p text:style-name="P1">https://github.com/graphistry/pygraphistry</text:p>
              <text:p text:style-name="P1"><text:tab/>-Gema Bello Orgaz</text:p>
            </office:annotation>
            <text:p>1.00</text:p>
          </table:table-cell>
          <table:table-cell table:style-name="ce23" office:value-type="float" office:value="1" calcext:value-type="float">
            <office:annotation draw:style-name="gr1" draw:text-style-name="P2" svg:width="302.4pt" svg:height="50.49pt" svg:x="1358.9pt" svg:y="113.9pt" draw:caption-point-x="-11.54pt" draw:caption-point-y="-19.13pt">
              <dc:date>2020-01-13T00:00:00</dc:date>
              <text:p text:style-name="P1">The REST API provides language-neutral support, and makes embedding easy with wrappers for languages such as Python and JS.</text:p>
              <text:p text:style-name="P1"><text:tab/>-Gema Bello Orgaz</text:p>
            </office:annotation>
            <text:p>1.00</text:p>
          </table:table-cell>
          <table:table-cell table:style-name="ce27" office:value-type="float" office:value="1" calcext:value-type="float">
            <office:annotation draw:style-name="gr1" draw:text-style-name="P2" svg:width="299.2pt" svg:height="42.75pt" svg:x="1442.24pt" svg:y="117.75pt" draw:caption-point-x="-11.54pt" draw:caption-point-y="-22.99pt">
              <dc:date>2020-01-13T00:00:00</dc:date>
              <text:p text:style-name="P1">https://labs.graphistry.com/graphistry/ui.html</text:p>
              <text:p text:style-name="P1"><text:tab/>-Gema Bello Orgaz</text:p>
            </office:annotation>
            <text:p>1.00</text:p>
          </table:table-cell>
          <table:table-cell table:style-name="ce27" office:value-type="float" office:value="1" calcext:value-type="float">
            <text:p>1.00</text:p>
          </table:table-cell>
          <table:table-cell table:number-columns-repeated="1003"/>
        </table:table-row>
        <table:table-row table:style-name="ro1">
          <table:table-cell table:style-name="ce2" table:formula="of:=HYPERLINK(&quot;http://cytoscape.org/index.php&quot;;&quot;Cytoscape : a software platform for computational biology and bioinformatics, useful for integrating data, and for visualizing and performing calculations on molecular interaction networks.&quot;)" office:value-type="string" office:string-value="Cytoscape : a software platform for computational biology and bioinformatics, useful for integrating data, and for visualizing and performing calculations on molecular interaction networks." calcext:value-type="string">
            <office:annotation draw:style-name="gr7" draw:text-style-name="P2" svg:width="368.31pt" svg:height="42.72pt" svg:x="266.8pt" svg:y="133.51pt" draw:caption-point-x="-11.54pt" draw:caption-point-y="-22.99pt">
              <dc:date>2020-01-13T00:00:00</dc:date>
              <text:p text:style-name="P1">se puede usar como herramienta génerica pero tiene muchísimas cosas de biología espcialmente en los plugins</text:p>
              <text:p text:style-name="P1"><text:tab/>-Angel Panizo</text:p>
            </office:annotation>
            <text:p>Cytoscape : a software platform for computational biology and bioinformatics, useful for integrating data, and for visualizing and performing calculations on molecular interaction networks.</text:p>
          </table:table-cell>
          <table:table-cell table:style-name="ce9" table:formula="of:=0.5+0.5" office:value-type="float" office:value="1" calcext:value-type="float">
            <office:annotation draw:style-name="gr7" draw:text-style-name="P2" svg:width="267.56pt" svg:height="42.72pt" svg:x="367.54pt" svg:y="133.51pt" draw:caption-point-x="-11.54pt" draw:caption-point-y="-22.99pt">
              <dc:date>2020-01-13T00:00:00</dc:date>
              <text:p text:style-name="P1">allows several basic properties of whole network with NetworkAnalyzer <text:s/>App</text:p>
              <text:p text:style-name="P1"><text:tab/>-Angel Panizo</text:p>
            </office:annotation>
            <text:p>1.00</text:p>
          </table:table-cell>
          <table:table-cell table:style-name="ce9" table:formula="of:=1/4+1/4+1/4+1/4" office:value-type="float" office:value="1" calcext:value-type="float">
            <office:annotation draw:style-name="gr7" draw:text-style-name="P2" svg:width="199.28pt" svg:height="72.88pt" svg:x="435.83pt" svg:y="118.43pt" draw:caption-point-x="-11.54pt" draw:caption-point-y="-7.91pt">
              <dc:date>2020-01-13T00:00:00</dc:date>
              <text:p text:style-name="P1">spanning trees available in CySpanningTree <text:s/>|| shortest path available on PathLinker app || cutting edge methods available in clusterMaker2 || eigen vector centrality available on CentiScaPe</text:p>
              <text:p text:style-name="P1"><text:tab/>-Angel Panizo</text:p>
            </office:annotation>
            <text:p>1.00</text:p>
          </table:table-cell>
          <table:table-cell table:style-name="ce9" table:formula="of:=1/3+1/3" office:value-type="float" office:value="0.666666666666667" calcext:value-type="float">
            <office:annotation draw:style-name="gr7" draw:text-style-name="P2" svg:width="125.4pt" svg:height="50.49pt" svg:x="546.18pt" svg:y="129.63pt" draw:caption-point-x="-11.54pt" draw:caption-point-y="-19.11pt">
              <dc:date>2020-01-13T00:00:00</dc:date>
              <text:p text:style-name="P1">allows overlaping communities in CytoCluster <text:s/>app</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9" table:formula="of:=1" office:value-type="float" office:value="1" calcext:value-type="float">
            <office:annotation draw:style-name="gr7" draw:text-style-name="P2" svg:width="269.91pt" svg:height="42.72pt" svg:x="671.58pt" svg:y="133.51pt" draw:caption-point-x="-11.54pt" draw:caption-point-y="-22.99pt">
              <dc:date>2020-01-13T00:00:00</dc:date>
              <text:p text:style-name="P1">propagation analysis avialable on Diffusion app</text:p>
              <text:p text:style-name="P1"><text:tab/>-Angel Panizo</text:p>
            </office:annotation>
            <text:p>1.00</text:p>
          </table:table-cell>
          <table:table-cell table:style-name="ce8" office:value-type="float" office:value="0" calcext:value-type="float">
            <text:p>0.00</text:p>
          </table:table-cell>
          <table:table-cell table:style-name="ce9" table:formula="of:=1" office:value-type="float" office:value="1" calcext:value-type="float">
            <office:annotation draw:style-name="gr7" draw:text-style-name="P2" svg:width="303.93pt" svg:height="42.72pt" svg:x="802.6pt" svg:y="133.51pt" draw:caption-point-x="-11.54pt" draw:caption-point-y="-22.99pt">
              <dc:date>2020-01-13T00:00:00</dc:date>
              <text:p text:style-name="P1">link prediction in CyLinkPredictor <text:s/>app ||</text:p>
              <text:p text:style-name="P1"><text:tab/>-Angel Panizo</text:p>
            </office:annotation>
            <text:p>1.00</text:p>
          </table:table-cell>
          <table:table-cell table:style-name="ce18" table:formula="of:=1/3" office:value-type="float" office:value="0.333333333333333" calcext:value-type="float">
            <office:annotation draw:style-name="gr7" draw:text-style-name="P2" svg:width="236.49pt" svg:height="42.72pt" svg:x="870.04pt" svg:y="133.51pt" draw:caption-point-x="-11.54pt" draw:caption-point-y="-22.99pt">
              <dc:date>2020-01-13T00:00:00</dc:date>
              <text:p text:style-name="P1">only topology</text:p>
              <text:p text:style-name="P1"><text:tab/>-Angel Panizo</text:p>
            </office:annotation>
            <text:p>0.33</text:p>
          </table:table-cell>
          <table:table-cell table:style-name="ce18" office:value-type="float" office:value="0" calcext:value-type="float">
            <office:annotation draw:style-name="gr7" draw:text-style-name="P2" svg:width="226.15pt" svg:height="42.72pt" svg:x="941.5pt" svg:y="133.51pt" draw:caption-point-x="-11.54pt" draw:caption-point-y="-22.99pt">
              <dc:date>2020-01-13T00:00:00</dc:date>
              <text:p text:style-name="P1">Cannot connect to any SN, only Biological stuff</text:p>
              <text:p text:style-name="P1"><text:tab/>-Angel Panizo</text:p>
            </office:annotation>
            <text:p>0.00</text:p>
          </table:table-cell>
          <table:table-cell table:style-name="ce18" table:formula="of:=2/3" office:value-type="float" office:value="0.666666666666667" calcext:value-type="float">
            <office:annotation draw:style-name="gr7" draw:text-style-name="P2" svg:width="120.61pt" svg:height="42.72pt" svg:x="1047.03pt" svg:y="133.51pt" draw:caption-point-x="-11.54pt" draw:caption-point-y="-22.99pt">
              <dc:date>2020-01-13T00:00:00</dc:date>
              <text:p text:style-name="P1">allows weighted grpahs</text:p>
              <text:p text:style-name="P1"><text:tab/>-Angel Panizo</text:p>
            </office:annotation>
            <text:p>0.67</text:p>
          </table:table-cell>
          <table:table-cell table:style-name="ce22" table:formula="of:=1/3" office:value-type="float" office:value="0.333333333333333" calcext:value-type="float">
            <office:annotation draw:style-name="gr7" draw:text-style-name="P2" svg:width="116.65pt" svg:height="61.68pt" svg:x="1106.53pt" svg:y="124.04pt" draw:caption-point-x="-11.54pt" draw:caption-point-y="-13.52pt">
              <dc:date>2020-01-13T00:00:00</dc:date>
              <text:p text:style-name="P1">https://groups.google.com/forum/#!topic/cytoscape-discuss/R87BVdN-kXQ</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7" draw:text-style-name="P2" svg:width="274.59pt" svg:height="42.72pt" svg:x="1167.65pt" svg:y="133.51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7" draw:text-style-name="P2" svg:width="357.96pt" svg:height="42.72pt" svg:x="1223.18pt" svg:y="133.51pt" draw:caption-point-x="-11.54pt" draw:caption-point-y="-22.99pt">
              <dc:date>2020-01-13T00:00:00</dc:date>
              <text:p text:style-name="P1">code available at "https://github.com/cytoscape/cytoscape"</text:p>
              <text:p text:style-name="P1"><text:tab/>-Angel Panizo</text:p>
            </office:annotation>
            <text:p>1.00</text:p>
          </table:table-cell>
          <table:table-cell table:style-name="ce23" table:formula="of:=2/3" office:value-type="float" office:value="0.666666666666667" calcext:value-type="float">
            <office:annotation draw:style-name="gr7" draw:text-style-name="P2" svg:width="302.4pt" svg:height="42.72pt" svg:x="1358.9pt" svg:y="133.51pt" draw:caption-point-x="-11.54pt" draw:caption-point-y="-22.99pt">
              <dc:date>2020-01-13T00:00:00</dc:date>
              <text:p text:style-name="P1">can communicaty with several databases (tour of cytoscape)</text:p>
              <text:p text:style-name="P1"><text:tab/>-Angel Panizo</text:p>
            </office:annotation>
            <text:p>0.67</text:p>
          </table:table-cell>
          <table:table-cell table:style-name="ce26" table:formula="of:=1/7+1/7+1/7+1/7+1/7+1/7" office:value-type="float" office:value="0.857142857142857" calcext:value-type="float">
            <office:annotation draw:style-name="gr7" draw:text-style-name="P2" svg:width="299.2pt" svg:height="42.72pt" svg:x="1442.24pt" svg:y="133.51pt" draw:caption-point-x="-11.54pt" draw:caption-point-y="-22.99pt">
              <dc:date>2020-01-13T00:00:00</dc:date>
              <text:p text:style-name="P1">color + transparency + size + shape + texture + orientation</text:p>
              <text:p text:style-name="P1"><text:tab/>-Angel Panizo</text:p>
            </office:annotation>
            <text:p>0.86</text:p>
          </table:table-cell>
          <table:table-cell table:style-name="ce26" table:formula="of:=1/5+1/5+1/5+1/5+1/5" office:value-type="float" office:value="1" calcext:value-type="float">
            <office:annotation draw:style-name="gr7" draw:text-style-name="P2" svg:width="320.6pt" svg:height="42.72pt" svg:x="1501pt" svg:y="133.51pt" draw:caption-point-x="-11.54pt" draw:caption-point-y="-22.99pt">
              <dc:date>2020-01-13T00:00:00</dc:date>
              <text:p text:style-name="P1">filter,zoom,multiview,highlight,grouping (nested networks)</text:p>
              <text:p text:style-name="P1"><text:tab/>-Angel Panizo</text:p>
            </office:annotation>
            <text:p>1.00</text:p>
          </table:table-cell>
          <table:table-cell table:number-columns-repeated="1003"/>
        </table:table-row>
        <table:table-row table:style-name="ro1">
          <table:table-cell table:style-name="ce2" office:value-type="string" calcext:value-type="string">
            <text:p><text:a xlink:href="https://gephi.org/" xlink:type="simple">Gephi : it's a powerful open-source solution for graph visualization. The larger datasets tend to have a hair-ball look and are hard to understand via Gephi. (300000 y 1000000 edges)</text:a></text:p>
          </table:table-cell>
          <table:table-cell table:style-name="ce9" table:formula="of:=0.5*2" office:value-type="float" office:value="1" calcext:value-type="float">
            <office:annotation draw:style-name="gr1" draw:text-style-name="P2" svg:width="267.56pt" svg:height="42.75pt" svg:x="367.54pt" svg:y="149.24pt" draw:caption-point-x="-11.54pt" draw:caption-point-y="-22.96pt">
              <dc:date>2020-01-13T00:00:00</dc:date>
              <text:p text:style-name="P1">sevral measures available in vanilla gephi</text:p>
              <text:p text:style-name="P1"><text:tab/>-Angel Panizo</text:p>
            </office:annotation>
            <text:p>1.00</text:p>
          </table:table-cell>
          <table:table-cell table:style-name="ce8" table:formula="of:=1/4+1/4+1/4" office:value-type="float" office:value="0.75" calcext:value-type="float">
            <office:annotation draw:style-name="gr1" draw:text-style-name="P2" svg:width="199.28pt" svg:height="61.68pt" svg:x="435.83pt" svg:y="139.78pt" draw:caption-point-x="-11.54pt" draw:caption-point-y="-13.49pt">
              <dc:date>2020-01-13T00:00:00</dc:date>
              <text:p text:style-name="P1">allows spanning tree with Minimum Spanning Tree plugin || allows shortest path on vanila gephi || page rank available in gephi</text:p>
              <text:p text:style-name="P1"><text:tab/>-Angel Panizo</text:p>
            </office:annotation>
            <text:p>0.75</text:p>
          </table:table-cell>
          <table:table-cell table:style-name="ce8" table:formula="of:=1/3+1/3" office:value-type="float" office:value="0.666666666666667" calcext:value-type="float">
            <office:annotation draw:style-name="gr1" draw:text-style-name="P2" svg:width="125.4pt" svg:height="61.68pt" svg:x="546.18pt" svg:y="139.78pt" draw:caption-point-x="-11.54pt" draw:caption-point-y="-13.49pt">
              <dc:date>2020-01-13T00:00:00</dc:date>
              <text:p text:style-name="P1">modularity optimization available on vanilla gephi || CMP available on Clique Percolation Method plugin</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office:annotation draw:style-name="gr1" draw:text-style-name="P2" svg:width="269.91pt" svg:height="42.75pt" svg:x="671.58pt" svg:y="149.24pt" draw:caption-point-x="-11.54pt" draw:caption-point-y="-22.96pt">
              <dc:date>2020-01-13T00:00:00</dc:date>
              <text:p text:style-name="P1">not directly</text:p>
              <text:p text:style-name="P1"><text:tab/>-Angel Panizo</text:p>
            </office:annotation>
            <text:p>0.00</text:p>
          </table:table-cell>
          <table:table-cell table:style-name="ce8" office:value-type="float" office:value="0" calcext:value-type="float">
            <office:annotation draw:style-name="gr1" draw:text-style-name="P2" svg:width="322.24pt" svg:height="42.75pt" svg:x="724.79pt" svg:y="149.24pt" draw:caption-point-x="-11.54pt" draw:caption-point-y="-22.96pt">
              <dc:date>2020-01-13T00:00:00</dc:date>
              <text:p text:style-name="P1">at least not directly, visually you can</text:p>
              <text:p text:style-name="P1"><text:tab/>-Angel Panizo</text:p>
            </office:annotation>
            <text:p>0.00</text:p>
          </table:table-cell>
          <table:table-cell table:style-name="ce8" office:value-type="float" office:value="0" calcext:value-type="float">
            <office:annotation draw:style-name="gr1" draw:text-style-name="P2" svg:width="303.93pt" svg:height="42.75pt" svg:x="802.6pt" svg:y="149.24pt" draw:caption-point-x="-11.54pt" draw:caption-point-y="-22.96pt">
              <dc:date>2020-01-13T00:00:00</dc:date>
              <text:p text:style-name="P1">no plugin for anythin related to diffusion</text:p>
              <text:p text:style-name="P1"><text:tab/>-Angel Panizo</text:p>
            </office:annotation>
            <text:p>0.00</text:p>
          </table:table-cell>
          <table:table-cell table:style-name="ce18" table:formula="of:=1/3" office:value-type="float" office:value="0.333333333333333" calcext:value-type="float">
            <office:annotation draw:style-name="gr1" draw:text-style-name="P2" svg:width="236.49pt" svg:height="42.75pt" svg:x="870.04pt" svg:y="149.24pt" draw:caption-point-x="-11.54pt" draw:caption-point-y="-22.96pt">
              <dc:date>2020-01-13T00:00:00</dc:date>
              <text:p text:style-name="P1">only topology</text:p>
              <text:p text:style-name="P1"><text:tab/>-Angel Panizo</text:p>
            </office:annotation>
            <text:p>0.33</text:p>
          </table:table-cell>
          <table:table-cell table:style-name="ce18" table:formula="of:=1/3" office:value-type="float" office:value="0.333333333333333" calcext:value-type="float">
            <office:annotation draw:style-name="gr1" draw:text-style-name="P2" svg:width="226.15pt" svg:height="42.75pt" svg:x="941.5pt" svg:y="149.24pt" draw:caption-point-x="-11.54pt" draw:caption-point-y="-22.96pt">
              <dc:date>2020-01-13T00:00:00</dc:date>
              <text:p text:style-name="P1">can connect to twitter via TwitterStreamingImporter plugin</text:p>
              <text:p text:style-name="P1"><text:tab/>-Angel Panizo</text:p>
            </office:annotation>
            <text:p>0.33</text:p>
          </table:table-cell>
          <table:table-cell table:style-name="ce18" table:formula="of:=2/3" office:value-type="float" office:value="0.666666666666667" calcext:value-type="float">
            <office:annotation draw:style-name="gr1" draw:text-style-name="P2" svg:width="120.61pt" svg:height="72.88pt" svg:x="1047.03pt" svg:y="134.19pt" draw:caption-point-x="-11.54pt" draw:caption-point-y="-7.91pt">
              <dc:date>2020-01-13T00:00:00</dc:date>
              <text:p text:style-name="P1">accepts weights but no several layers, althought it suppports time but that is not being taken into account</text:p>
              <text:p text:style-name="P1"><text:tab/>-Angel Panizo</text:p>
            </office:annotation>
            <text:p>0.67</text:p>
          </table:table-cell>
          <table:table-cell table:style-name="ce23" office:value-type="float" office:value="0.66" calcext:value-type="float">
            <office:annotation draw:style-name="gr1" draw:text-style-name="P2" svg:width="116.65pt" svg:height="42.75pt" svg:x="1106.53pt" svg:y="149.24pt" draw:caption-point-x="-11.54pt" draw:caption-point-y="-22.96pt">
              <dc:date>2020-01-13T00:00:00</dc:date>
              <text:p text:style-name="P1">exactly 100.000 nodes</text:p>
              <text:p text:style-name="P1"><text:tab/>-Angel Panizo</text:p>
            </office:annotation>
            <text:p>0.66</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149.24pt" draw:caption-point-x="-11.54pt" draw:caption-point-y="-22.96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table:formula="of:=1" office:value-type="float" office:value="1" calcext:value-type="float">
            <office:annotation draw:style-name="gr1" draw:text-style-name="P2" svg:width="357.96pt" svg:height="42.75pt" svg:x="1223.18pt" svg:y="149.24pt" draw:caption-point-x="-11.54pt" draw:caption-point-y="-22.96pt">
              <dc:date>2020-01-13T00:00:00</dc:date>
              <text:p text:style-name="P1">code available on https://github.com/gephi/gephi</text:p>
              <text:p text:style-name="P1"><text:tab/>-Angel Panizo</text:p>
            </office:annotation>
            <text:p>1.00</text:p>
          </table:table-cell>
          <table:table-cell table:style-name="ce23" table:formula="of:=2/3" office:value-type="float" office:value="0.666666666666667" calcext:value-type="float">
            <office:annotation draw:style-name="gr1" draw:text-style-name="P2" svg:width="302.4pt" svg:height="42.75pt" svg:x="1358.9pt" svg:y="149.24pt" draw:caption-point-x="-11.54pt" draw:caption-point-y="-22.96pt">
              <dc:date>2020-01-13T00:00:00</dc:date>
              <text:p text:style-name="P1">allows connection to neo4j via plugin</text:p>
              <text:p text:style-name="P1"><text:tab/>-Angel Panizo</text:p>
            </office:annotation>
            <text:p>0.67</text:p>
          </table:table-cell>
          <table:table-cell table:style-name="ce27" table:formula="of:=6/7" office:value-type="float" office:value="0.857142857142857" calcext:value-type="float">
            <office:annotation draw:style-name="gr1" draw:text-style-name="P2" svg:width="299.2pt" svg:height="42.75pt" svg:x="1442.24pt" svg:y="149.24pt" draw:caption-point-x="-11.54pt" draw:caption-point-y="-22.96pt">
              <dc:date>2020-01-13T00:00:00</dc:date>
              <text:p text:style-name="P1">color, size, texture, saturation, position and orientation</text:p>
              <text:p text:style-name="P1"><text:tab/>-Angel Panizo</text:p>
            </office:annotation>
            <text:p>0.86</text:p>
          </table:table-cell>
          <table:table-cell table:style-name="ce27" table:formula="of:=5/5" office:value-type="float" office:value="1" calcext:value-type="float">
            <office:annotation draw:style-name="gr1" draw:text-style-name="P2" svg:width="320.6pt" svg:height="42.75pt" svg:x="1501pt" svg:y="149.24pt" draw:caption-point-x="-11.54pt" draw:caption-point-y="-22.96pt">
              <dc:date>2020-01-13T00:00:00</dc:date>
              <text:p text:style-name="P1">has all interactions</text:p>
              <text:p text:style-name="P1"><text:tab/>-Angel Panizo</text:p>
            </office:annotation>
            <text:p>1.00</text:p>
          </table:table-cell>
          <table:table-cell table:number-columns-repeated="1003"/>
        </table:table-row>
        <table:table-row table:style-name="ro1">
          <table:table-cell table:style-name="ce2" office:value-type="string" calcext:value-type="string">
            <text:p><text:a xlink:href="https://www.graphviz.org/" xlink:type="simple">GraphViz: is open source graph visualization software.</text:a></text:p>
          </table:table-cell>
          <table:table-cell table:style-name="ce8" table:formula="of:=0.1" office:value-type="float" office:value="0.1" calcext:value-type="float">
            <office:annotation draw:style-name="gr1" draw:text-style-name="P2" svg:width="267.56pt" svg:height="42.75pt" svg:x="367.54pt" svg:y="165pt" draw:caption-point-x="-11.54pt" draw:caption-point-y="-22.99pt">
              <dc:date>2020-01-13T00:00:00</dc:date>
              <text:p text:style-name="P1">has a tool for calculating connected components</text:p>
              <text:p text:style-name="P1"><text:tab/>-Angel Panizo</text:p>
            </office:annotation>
            <text:p>0.10</text:p>
          </table:table-cell>
          <table:table-cell table:style-name="ce8" table:formula="of:=1/4" office:value-type="float" office:value="0.25" calcext:value-type="float">
            <office:annotation draw:style-name="gr1" draw:text-style-name="P2" svg:width="199.28pt" svg:height="42.75pt" svg:x="435.83pt" svg:y="165pt" draw:caption-point-x="-11.54pt" draw:caption-point-y="-22.99pt">
              <dc:date>2020-01-13T00:00:00</dc:date>
              <text:p text:style-name="P1">has a tool for running dikjstra</text:p>
              <text:p text:style-name="P1"><text:tab/>-Angel Panizo</text:p>
            </office:annotation>
            <text:p>0.25</text:p>
          </table:table-cell>
          <table:table-cell table:style-name="ce8" table:formula="of:=1/3" office:value-type="float" office:value="0.333333333333333" calcext:value-type="float">
            <office:annotation draw:style-name="gr1" draw:text-style-name="P2" svg:width="125.4pt" svg:height="50.49pt" svg:x="546.18pt" svg:y="161.15pt" draw:caption-point-x="-11.54pt" draw:caption-point-y="-19.13pt">
              <dc:date>2020-01-13T00:00:00</dc:date>
              <text:p text:style-name="P1">has a tool for drawing communities found by Modularity maximimzation</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office:annotation draw:style-name="gr1" draw:text-style-name="P2" svg:width="236.49pt" svg:height="42.75pt" svg:x="870.04pt" svg:y="165pt" draw:caption-point-x="-11.54pt" draw:caption-point-y="-22.99pt">
              <dc:date>2020-01-13T00:00:00</dc:date>
              <text:p text:style-name="P1">only topology</text:p>
              <text:p text:style-name="P1"><text:tab/>-Angel Panizo</text:p>
            </office:annotation>
            <text:p>0.33</text:p>
          </table:table-cell>
          <table:table-cell table:style-name="ce18" office:value-type="float" office:value="0" calcext:value-type="float">
            <office:annotation draw:style-name="gr1" draw:text-style-name="P2" svg:width="226.15pt" svg:height="42.75pt" svg:x="941.5pt" svg:y="165pt" draw:caption-point-x="-11.54pt" draw:caption-point-y="-22.99pt">
              <dc:date>2020-01-13T00:00:00</dc:date>
              <text:p text:style-name="P1">graphviz don't merge data automatically you lod your data in its format</text:p>
              <text:p text:style-name="P1"><text:tab/>-Angel Panizo</text:p>
            </office:annotation>
            <text:p>0.00</text:p>
          </table:table-cell>
          <table:table-cell table:style-name="ce18" table:formula="of:=2/3" office:value-type="float" office:value="0.666666666666667" calcext:value-type="float">
            <text:p>0.67</text:p>
          </table:table-cell>
          <table:table-cell table:style-name="ce22" table:formula="of:=1/3" office:value-type="float" office:value="0.333333333333333" calcext:value-type="float">
            <office:annotation draw:style-name="gr1" draw:text-style-name="P2" svg:width="116.65pt" svg:height="72.88pt" svg:x="1106.53pt" svg:y="149.95pt" draw:caption-point-x="-11.54pt" draw:caption-point-y="-7.94pt">
              <dc:date>2020-01-13T00:00:00</dc:date>
              <text:p text:style-name="P1">http://graphviz.996277.n3.nabble.com/dot-with-extremely-large-data-sets-td690.html</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16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text:p>1.00</text:p>
          </table:table-cell>
          <table:table-cell table:style-name="ce22" table:formula="of:=1/3" office:value-type="float" office:value="0.333333333333333" calcext:value-type="float">
            <text:p>0.33</text:p>
          </table:table-cell>
          <table:table-cell table:style-name="ce26" table:formula="of:=1/7+1/7+1/7+1/7+1/7+1/7+1/7" office:value-type="float" office:value="1" calcext:value-type="float">
            <text:p>1.00</text:p>
          </table:table-cell>
          <table:table-cell table:style-name="ce26" table:formula="of:=1/5+1/5" office:value-type="float" office:value="0.4" calcext:value-type="float">
            <text:p>0.40</text:p>
          </table:table-cell>
          <table:table-cell table:number-columns-repeated="1003"/>
        </table:table-row>
        <table:table-row table:style-name="ro1">
          <table:table-cell table:style-name="ce2" office:value-type="string" calcext:value-type="string">
            <text:p><text:a xlink:href="http://networkx.github.io/" xlink:type="simple">NetworkX : a Python language software package for the creation, manipulation, and study of the structure, dynamics, and functions of complex networks.</text:a></text:p>
          </table:table-cell>
          <table:table-cell table:style-name="ce8" office:value-type="float" office:value="1" calcext:value-type="float">
            <office:annotation draw:style-name="gr6" draw:text-style-name="P2" svg:width="267.56pt" svg:height="105.76pt" svg:x="367.54pt" svg:y="180.74pt" draw:caption-point-x="-11.54pt" draw:caption-point-y="-22.96pt">
              <dc:date>2020-01-13T00:00:00</dc:date>
              <text:p text:style-name="P1">- Distance (diameter, radius, eccentricity and other properties)</text:p>
              <text:p text:style-name="P1">- Similarity</text:p>
              <text:p text:style-name="P1">-Assortativity</text:p>
              <text:p text:style-name="P1">-clustering coefficient</text:p>
              <text:p text:style-name="P1">-etc...</text:p>
              <text:p text:style-name="P1"><text:tab/>-Gema Bello Orgaz</text:p>
            </office:annotation>
            <text:p>1.00</text:p>
          </table:table-cell>
          <table:table-cell table:style-name="ce8" office:value-type="float" office:value="1" calcext:value-type="float">
            <office:annotation draw:style-name="gr6" draw:text-style-name="P2" svg:width="199.28pt" svg:height="105.76pt" svg:x="435.83pt" svg:y="180.74pt" draw:caption-point-x="-11.54pt" draw:caption-point-y="-22.96pt">
              <dc:date>2020-01-13T00:00:00</dc:date>
              <text:p text:style-name="P1">- PageRank</text:p>
              <text:p text:style-name="P1">- Hits</text:p>
              <text:p text:style-name="P1">- Stoer-Wagner minimum cut algorithm and Flow-based Minimum Cuts</text:p>
              <text:p text:style-name="P1">- Algorithms for calculating min/max spanning trees/forests</text:p>
              <text:p text:style-name="P1">-</text:p>
              <text:p text:style-name="P1"><text:tab/>-Gema Bello Orgaz</text:p>
            </office:annotation>
            <text:p>1.00</text:p>
          </table:table-cell>
          <table:table-cell table:style-name="ce11" office:value-type="float" office:value="0.67" calcext:value-type="float">
            <office:annotation draw:style-name="gr1" draw:text-style-name="P2" svg:width="125.4pt" svg:height="42.75pt" svg:x="546.18pt" svg:y="180.74pt" draw:caption-point-x="-11.54pt" draw:caption-point-y="-22.96pt">
              <dc:date>2020-01-13T00:00:00</dc:date>
              <text:p text:style-name="P1">-Non-overlapping and overlapping</text:p>
              <text:p text:style-name="P1"><text:tab/>-Gema Bello Orgaz</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office:value-type="float" office:value="1" calcext:value-type="float">
            <text:p>1.00</text:p>
          </table:table-cell>
          <table:table-cell table:style-name="ce18" table:formula="of:=1/3" office:value-type="float" office:value="0.333333333333333" calcext:value-type="float">
            <office:annotation draw:style-name="gr1" draw:text-style-name="P2" svg:width="236.49pt" svg:height="42.75pt" svg:x="870.04pt" svg:y="180.74pt" draw:caption-point-x="-11.54pt" draw:caption-point-y="-22.96pt">
              <dc:date>2020-01-13T00:00:00</dc:date>
              <text:p text:style-name="P1">Only edges</text:p>
              <text:p text:style-name="P1"><text:tab/>-Gema Bello Orgaz</text:p>
            </office:annotation>
            <text:p>0.33</text:p>
          </table:table-cell>
          <table:table-cell table:style-name="ce18" office:value-type="float" office:value="0" calcext:value-type="float">
            <text:p>0.00</text:p>
          </table:table-cell>
          <table:table-cell table:style-name="ce18" table:formula="of:=1" office:value-type="float" office:value="1" calcext:value-type="float">
            <office:annotation draw:style-name="gr1" draw:text-style-name="P2" svg:width="120.61pt" svg:height="42.75pt" svg:x="1047.03pt" svg:y="180.74pt" draw:caption-point-x="-11.54pt" draw:caption-point-y="-22.96pt">
              <dc:date>2020-01-13T00:00:00</dc:date>
              <text:p text:style-name="P1">Multigraphs</text:p>
              <text:p text:style-name="P1"><text:tab/>-Gema Bello Orgaz</text:p>
            </office:annotation>
            <text:p>1.00</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180.74pt" draw:caption-point-x="-11.54pt" draw:caption-point-y="-22.96pt">
              <dc:date>2020-01-13T00:00:00</dc:date>
              <text:p text:style-name="P1">https://github.com/networkx/networkx</text:p>
              <text:p text:style-name="P1"><text:tab/>-Gema Bello Orgaz</text:p>
            </office:annotation>
            <text:p>1.00</text:p>
          </table:table-cell>
          <table:table-cell table:style-name="ce23" office:value-type="float" office:value="0.67" calcext:value-type="float">
            <office:annotation draw:style-name="gr1" draw:text-style-name="P2" svg:width="302.4pt" svg:height="42.75pt" svg:x="1358.9pt" svg:y="180.74pt" draw:caption-point-x="-11.54pt" draw:caption-point-y="-22.96pt">
              <dc:date>2020-01-13T00:00:00</dc:date>
              <text:p text:style-name="P1">is a Python package</text:p>
              <text:p text:style-name="P1"><text:tab/>-Gema Bello Orgaz</text:p>
            </office:annotation>
            <text:p>0.67</text:p>
          </table:table-cell>
          <table:table-cell table:number-columns-repeated="2" table:style-name="ce27" office:value-type="float" office:value="0" calcext:value-type="float">
            <text:p>0.00</text:p>
          </table:table-cell>
          <table:table-cell table:number-columns-repeated="1003"/>
        </table:table-row>
        <table:table-row table:style-name="ro1">
          <table:table-cell table:style-name="ce2" table:formula="of:=HYPERLINK(&quot;https://es.wikipedia.org/wiki/Prefuse&quot;;&quot;Prefuse es un toolkit basado en Java para la creación interactiva de aplicaciones de visualización de la información. (no solo para grafos, también tablas y árboles)&quot;)" office:value-type="string" office:string-value="Prefuse es un toolkit basado en Java para la creación interactiva de aplicaciones de visualización de la información. (no solo para grafos, también tablas y árboles)" calcext:value-type="string">
            <office:annotation draw:style-name="gr1" draw:text-style-name="P2" svg:width="368.31pt" svg:height="42.75pt" svg:x="266.8pt" svg:y="196.5pt" draw:caption-point-x="-11.54pt" draw:caption-point-y="-22.99pt">
              <dc:date>2020-01-13T00:00:00</dc:date>
              <text:p text:style-name="P1">Solamente para visualizar grafos en Web, no tiene parte de analitica</text:p>
              <text:p text:style-name="P1"><text:tab/>-Gema Bello Orgaz</text:p>
            </office:annotation>
            <text:p>Prefuse es un toolkit basado en Java para la creación interactiva de aplicaciones de visualización de la información. (no solo para grafos, también tablas y árboles)</text:p>
          </table:table-cell>
          <table:table-cell table:style-name="ce8" office:value-type="float" office:value="0" calcext:value-type="float">
            <office:annotation draw:style-name="gr1" draw:text-style-name="P2" svg:width="267.56pt" svg:height="42.75pt" svg:x="367.54pt" svg:y="196.5pt" draw:caption-point-x="-11.54pt" draw:caption-point-y="-22.99pt">
              <dc:date>2020-01-13T00:00:00</dc:date>
              <text:p text:style-name="P1">no knowledge extraction capabilities</text:p>
              <text:p text:style-name="P1"><text:tab/>-Angel Panizo</text:p>
            </office:annotation>
            <text:p>0.00</text:p>
          </table:table-cell>
          <table:table-cell table:number-columns-repeated="3"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2/3" office:value-type="float" office:value="0.666666666666667" calcext:value-type="float">
            <office:annotation draw:style-name="gr1" draw:text-style-name="P2" svg:width="236.49pt" svg:height="42.75pt" svg:x="870.04pt" svg:y="196.5pt" draw:caption-point-x="-11.54pt" draw:caption-point-y="-22.99pt">
              <dc:date>2020-01-13T00:00:00</dc:date>
              <text:p text:style-name="P1">network data + temporal</text:p>
              <text:p text:style-name="P1"><text:tab/>-Angel Panizo</text:p>
            </office:annotation>
            <text:p>0.67</text:p>
          </table:table-cell>
          <table:table-cell table:style-name="ce18" office:value-type="float" office:value="0" calcext:value-type="float">
            <office:annotation draw:style-name="gr1" draw:text-style-name="P2" svg:width="226.15pt" svg:height="42.75pt" svg:x="941.5pt" svg:y="196.5pt" draw:caption-point-x="-11.54pt" draw:caption-point-y="-22.99pt">
              <dc:date>2020-01-13T00:00:00</dc:date>
              <text:p text:style-name="P1">allows loading a dataset but no distinction is done</text:p>
              <text:p text:style-name="P1"><text:tab/>-Angel Panizo</text:p>
            </office:annotation>
            <text:p>0.00</text:p>
          </table:table-cell>
          <table:table-cell table:style-name="ce18" table:formula="of:=2/3" office:value-type="float" office:value="0.666666666666667" calcext:value-type="float">
            <office:annotation draw:style-name="gr1" draw:text-style-name="P2" svg:width="120.61pt" svg:height="42.75pt" svg:x="1047.03pt" svg:y="196.5pt" draw:caption-point-x="-11.54pt" draw:caption-point-y="-22.99pt">
              <dc:date>2020-01-13T00:00:00</dc:date>
              <text:p text:style-name="P1">weighted graphs</text:p>
              <text:p text:style-name="P1"><text:tab/>-Angel Panizo</text:p>
            </office:annotation>
            <text:p>0.67</text:p>
          </table:table-cell>
          <table:table-cell table:style-name="ce23" office:value-type="float" office:value="0" calcext:value-type="float">
            <office:annotation draw:style-name="gr1" draw:text-style-name="P2" svg:width="116.65pt" svg:height="42.75pt" svg:x="1106.53pt" svg:y="196.5pt" draw:caption-point-x="-11.54pt" draw:caption-point-y="-22.99pt">
              <dc:date>2020-01-13T00:00:00</dc:date>
              <text:p text:style-name="P1">No infprmation is available</text:p>
              <text:p text:style-name="P1"><text:tab/>-Angel Panizo</text:p>
            </office:annotation>
            <text:p>0.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196.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196.5pt" draw:caption-point-x="-11.54pt" draw:caption-point-y="-22.99pt">
              <dc:date>2020-01-13T00:00:00</dc:date>
              <text:p text:style-name="P1">code available on https://sourceforge.net/projects/prefuse/</text:p>
              <text:p text:style-name="P1"><text:tab/>-Angel Panizo</text:p>
            </office:annotation>
            <text:p>1.00</text:p>
          </table:table-cell>
          <table:table-cell table:style-name="ce22" table:formula="of:=3/3" office:value-type="float" office:value="1" calcext:value-type="float">
            <office:annotation draw:style-name="gr1" draw:text-style-name="P2" svg:width="302.4pt" svg:height="42.75pt" svg:x="1358.9pt" svg:y="196.5pt" draw:caption-point-x="-11.54pt" draw:caption-point-y="-22.99pt">
              <dc:date>2020-01-13T00:00:00</dc:date>
              <text:p text:style-name="P1">allows reading from DB and has an API to be used by other applications https://dl.acm.org/citation.cfm?id=1055031</text:p>
              <text:p text:style-name="P1"><text:tab/>-Angel Panizo</text:p>
            </office:annotation>
            <text:p>1.00</text:p>
          </table:table-cell>
          <table:table-cell table:style-name="ce26" table:formula="of:=1/7+1/7+1/7+1/7+1/7" office:value-type="float" office:value="0.714285714285714" calcext:value-type="float">
            <office:annotation draw:style-name="gr1" draw:text-style-name="P2" svg:width="299.2pt" svg:height="42.75pt" svg:x="1442.24pt" svg:y="196.5pt" draw:caption-point-x="-11.54pt" draw:caption-point-y="-22.99pt">
              <dc:date>2020-01-13T00:00:00</dc:date>
              <text:p text:style-name="P1">position + color + size + shape + saturation</text:p>
              <text:p text:style-name="P1"><text:tab/>-Angel Panizo</text:p>
            </office:annotation>
            <text:p>0.71</text:p>
          </table:table-cell>
          <table:table-cell table:style-name="ce26" table:formula="of:=1/5+1/5+1/5+1/5+1/5" office:value-type="float" office:value="1" calcext:value-type="float">
            <office:annotation draw:style-name="gr1" draw:text-style-name="P2" svg:width="320.6pt" svg:height="42.75pt" svg:x="1501pt" svg:y="196.5pt" draw:caption-point-x="-11.54pt" draw:caption-point-y="-22.99pt">
              <dc:date>2020-01-13T00:00:00</dc:date>
              <text:p text:style-name="P1">multiview + gropuing + filter + zoom + highlight</text:p>
              <text:p text:style-name="P1"><text:tab/>-Angel Panizo</text:p>
            </office:annotation>
            <text:p>1.00</text:p>
          </table:table-cell>
          <table:table-cell table:number-columns-repeated="1003"/>
        </table:table-row>
        <table:table-row table:style-name="ro1">
          <table:table-cell table:style-name="ce2" office:value-type="string" calcext:value-type="string">
            <office:annotation draw:style-name="gr3" draw:text-style-name="P2" svg:width="368.31pt" svg:height="58.48pt" svg:x="266.8pt" svg:y="212.26pt" draw:caption-point-x="-11.54pt" draw:caption-point-y="-22.99pt">
              <dc:date>2020-01-13T00:00:00</dc:date>
              <text:p text:style-name="P1">propose a new data structure, Parallel Adjacency Lists (PAL), for efficiently managing graphs with billions of edges on disk.</text:p>
              <text:p text:style-name="P1">No tiene SNA, es una arquitectura para computar grandes grafos.</text:p>
              <text:p text:style-name="P1"><text:tab/>-Gema Bello Orgaz</text:p>
            </office:annotation>
            <text:p>JUNG — the Java Universal Network/Graph Framework--is a software library that provides a common and extendible language for the modeling, analysis, and visualization of data that can be represented as a graph or network</text:p>
          </table:table-cell>
          <table:table-cell table:style-name="ce9" table:formula="of:=0.2*4" office:value-type="float" office:value="0.8" calcext:value-type="float">
            <office:annotation draw:style-name="gr1" draw:text-style-name="P2" svg:width="267.56pt" svg:height="42.75pt" svg:x="367.54pt" svg:y="212.26pt" draw:caption-point-x="-11.54pt" draw:caption-point-y="-22.99pt">
              <dc:date>2020-01-13T00:00:00</dc:date>
              <text:p text:style-name="P1">cluster coeficients + mean degree + diameter</text:p>
              <text:p text:style-name="P1"><text:tab/>-Angel Panizo</text:p>
            </office:annotation>
            <text:p>0.80</text:p>
          </table:table-cell>
          <table:table-cell table:style-name="ce9" table:formula="of:=1/4+1/4+1/4" office:value-type="float" office:value="0.75" calcext:value-type="float">
            <office:annotation draw:style-name="gr1" draw:text-style-name="P2" svg:width="199.28pt" svg:height="42.75pt" svg:x="435.83pt" svg:y="212.26pt" draw:caption-point-x="-11.54pt" draw:caption-point-y="-22.99pt">
              <dc:date>2020-01-13T00:00:00</dc:date>
              <text:p text:style-name="P1">hits and page rank + dijstra distance + minimum spanning tree +</text:p>
              <text:p text:style-name="P1"><text:tab/>-Angel Panizo</text:p>
            </office:annotation>
            <text:p>0.75</text:p>
          </table:table-cell>
          <table:table-cell table:style-name="ce9" table:formula="of:=1/3" office:value-type="float" office:value="0.333333333333333" calcext:value-type="float">
            <office:annotation draw:style-name="gr1" draw:text-style-name="P2" svg:width="125.4pt" svg:height="42.75pt" svg:x="546.18pt" svg:y="212.26pt" draw:caption-point-x="-11.54pt" draw:caption-point-y="-22.99pt">
              <dc:date>2020-01-13T00:00:00</dc:date>
              <text:p text:style-name="P1">betweens cluster and kmeans</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 draw:text-style-name="P2" svg:width="269.91pt" svg:height="42.75pt" svg:x="671.58pt" svg:y="212.26pt" draw:caption-point-x="-11.54pt" draw:caption-point-y="-22.99pt">
              <dc:date>2020-01-13T00:00:00</dc:date>
              <text:p text:style-name="P1">allows network flow problems</text:p>
              <text:p text:style-name="P1"><text:tab/>-Angel Panizo</text:p>
            </office:annotation>
            <text:p>1.00</text:p>
          </table:table-cell>
          <table:table-cell table:number-columns-repeated="2" table:style-name="ce8" office:value-type="float" office:value="0" calcext:value-type="float">
            <text:p>0.00</text:p>
          </table:table-cell>
          <table:table-cell table:style-name="ce18" table:formula="of:=1/3" office:value-type="float" office:value="0.333333333333333" calcext:value-type="float">
            <office:annotation draw:style-name="gr1" draw:text-style-name="P2" svg:width="236.49pt" svg:height="42.75pt" svg:x="870.04pt" svg:y="212.26pt" draw:caption-point-x="-11.54pt" draw:caption-point-y="-22.99pt">
              <dc:date>2020-01-13T00:00:00</dc:date>
              <text:p text:style-name="P1">edges</text:p>
              <text:p text:style-name="P1"><text:tab/>-Angel Panizo</text:p>
            </office:annotation>
            <text:p>0.33</text:p>
          </table:table-cell>
          <table:table-cell table:style-name="ce18" office:value-type="float" office:value="0" calcext:value-type="float">
            <text:p>0.00</text:p>
          </table:table-cell>
          <table:table-cell table:style-name="ce18" table:formula="of:=2/3" office:value-type="float" office:value="0.666666666666667" calcext:value-type="float">
            <office:annotation draw:style-name="gr1" draw:text-style-name="P2" svg:width="120.61pt" svg:height="42.75pt" svg:x="1047.03pt" svg:y="212.26pt" draw:caption-point-x="-11.54pt" draw:caption-point-y="-22.99pt">
              <dc:date>2020-01-13T00:00:00</dc:date>
              <text:p text:style-name="P1">weighted graphs</text:p>
              <text:p text:style-name="P1"><text:tab/>-Angel Panizo</text:p>
            </office:annotation>
            <text:p>0.67</text:p>
          </table:table-cell>
          <table:table-cell table:style-name="ce23" office:value-type="float" office:value="1" calcext:value-type="float">
            <office:annotation draw:style-name="gr1" draw:text-style-name="P2" svg:width="116.65pt" svg:height="72.88pt" svg:x="1106.53pt" svg:y="197.21pt" draw:caption-point-x="-11.54pt" draw:caption-point-y="-7.94pt">
              <dc:date>2020-01-13T00:00:00</dc:date>
              <text:p text:style-name="P1">allows more than 150.000 nodes. This is specified in the FAQ http://jung.sourceforge.net/faq.html</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212.26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212.26pt" draw:caption-point-x="-11.54pt" draw:caption-point-y="-22.99pt">
              <dc:date>2020-01-13T00:00:00</dc:date>
              <text:p text:style-name="P1">code is avaialble on source forge http://jung.sourceforge.net/</text:p>
              <text:p text:style-name="P1"><text:tab/>-Angel Panizo</text:p>
            </office:annotation>
            <text:p>1.00</text:p>
          </table:table-cell>
          <table:table-cell table:style-name="ce22" table:formula="of:=2/3" office:value-type="float" office:value="0.666666666666667" calcext:value-type="float">
            <office:annotation draw:style-name="gr1" draw:text-style-name="P2" svg:width="302.4pt" svg:height="42.75pt" svg:x="1358.9pt" svg:y="212.26pt" draw:caption-point-x="-11.54pt" draw:caption-point-y="-22.99pt">
              <dc:date>2020-01-13T00:00:00</dc:date>
              <text:p text:style-name="P1">has an API and other software can communicate with it. http://jung.sourceforge.net/doc/api/index.html</text:p>
              <text:p text:style-name="P1"><text:tab/>-Angel Panizo</text:p>
            </office:annotation>
            <text:p>0.67</text:p>
          </table:table-cell>
          <table:table-cell table:style-name="ce26" table:formula="of:=2/7" office:value-type="float" office:value="0.285714285714286" calcext:value-type="float">
            <office:annotation draw:style-name="gr1" draw:text-style-name="P2" svg:width="299.2pt" svg:height="42.75pt" svg:x="1442.24pt" svg:y="212.26pt" draw:caption-point-x="-11.54pt" draw:caption-point-y="-22.99pt">
              <dc:date>2020-01-13T00:00:00</dc:date>
              <text:p text:style-name="P1">shape + orientation</text:p>
              <text:p text:style-name="P1"><text:tab/>-Angel Panizo</text:p>
            </office:annotation>
            <text:p>0.29</text:p>
          </table:table-cell>
          <table:table-cell table:style-name="ce26" table:formula="of:=5/5" office:value-type="float" office:value="1" calcext:value-type="float">
            <office:annotation draw:style-name="gr1" draw:text-style-name="P2" svg:width="320.6pt" svg:height="42.75pt" svg:x="1501pt" svg:y="212.26pt" draw:caption-point-x="-11.54pt" draw:caption-point-y="-22.99pt">
              <dc:date>2020-01-13T00:00:00</dc:date>
              <text:p text:style-name="P1">filter + zoom + highlight + grouping + multiview</text:p>
              <text:p text:style-name="P1"><text:tab/>-Angel Panizo</text:p>
            </office:annotation>
            <text:p>1.00</text:p>
          </table:table-cell>
          <table:table-cell table:number-columns-repeated="1003"/>
        </table:table-row>
        <table:table-row table:style-name="ro1">
          <table:table-cell table:style-name="ce2" office:value-type="string" calcext:value-type="string">
            <office:annotation draw:style-name="gr1" draw:text-style-name="P2" svg:width="368.31pt" svg:height="42.75pt" svg:x="266.8pt" svg:y="227.99pt" draw:caption-point-x="-11.54pt" draw:caption-point-y="-22.96pt">
              <dc:date>2020-01-13T00:00:00</dc:date>
              <text:p text:style-name="P1">No es una herramienta de SNA es una implementacion de un algoritmo de visualizacion de grafos (layaout) que se puede incluir como plugin de gephi</text:p>
              <text:p text:style-name="P1"><text:tab/>-Gema Bello Orgaz</text:p>
            </office:annotation>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8" office:value-type="float" office:value="1" calcext:value-type="float">
            <office:annotation draw:style-name="gr8" draw:text-style-name="P2" svg:width="267.56pt" svg:height="137.25pt" svg:x="367.54pt" svg:y="227.99pt" draw:caption-point-x="-11.54pt" draw:caption-point-y="-22.96pt">
              <dc:date>2020-01-13T00:00:00</dc:date>
              <text:p text:style-name="P1">- Centrality: Degree, Closeness, Betweenness, Laplace,</text:p>
              <text:p text:style-name="P1">-Clustering Coefficients</text:p>
              <text:p text:style-name="P1">-Degree</text:p>
              <text:p text:style-name="P1">-Components</text:p>
              <text:p text:style-name="P1">-Islands</text:p>
              <text:p text:style-name="P1">-Distribution of Distances</text:p>
              <text:p text:style-name="P1">-k-cores</text:p>
              <text:p text:style-name="P1"><text:tab/>-Gema Bello Orgaz</text:p>
            </office:annotation>
            <text:p>1.00</text:p>
          </table:table-cell>
          <table:table-cell table:style-name="ce8" office:value-type="float" office:value="1" calcext:value-type="float">
            <office:annotation draw:style-name="gr5" draw:text-style-name="P2" svg:width="199.28pt" svg:height="121.49pt" svg:x="435.83pt" svg:y="227.99pt" draw:caption-point-x="-11.54pt" draw:caption-point-y="-22.96pt">
              <dc:date>2020-01-13T00:00:00</dc:date>
              <text:p text:style-name="P1">-shortest Path </text:p>
              <text:p text:style-name="P1">-Walks with Limited Length between Two Vertices</text:p>
              <text:p text:style-name="P1">-Pathfinder</text:p>
              <text:p text:style-name="P1">-Critical Path Method</text:p>
              <text:p text:style-name="P1">-Hubs-Authorities</text:p>
              <text:p text:style-name="P1">-Proximity Prestige</text:p>
              <text:p text:style-name="P1"><text:tab/>-Gema Bello Orgaz</text:p>
            </office:annotation>
            <text:p>1.00</text:p>
          </table:table-cell>
          <table:table-cell table:style-name="ce8" office:value-type="float" office:value="0.33" calcext:value-type="float">
            <office:annotation draw:style-name="gr9" draw:text-style-name="P2" svg:width="125.4pt" svg:height="90pt" svg:x="546.18pt" svg:y="227.99pt" draw:caption-point-x="-11.54pt" draw:caption-point-y="-22.96pt">
              <dc:date>2020-01-13T00:00:00</dc:date>
              <text:p text:style-name="P1">non-overlapping methods:</text:p>
              <text:p text:style-name="P1">-Louvain Method</text:p>
              <text:p text:style-name="P1">- VOS Clustering</text:p>
              <text:p text:style-name="P1">- Hierarchical clustering</text:p>
              <text:p text:style-name="P1"><text:tab/>-Gema Bello Orgaz</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text:p>0.00</text:p>
          </table:table-cell>
          <table:table-cell table:style-name="ce8" office:value-type="float" office:value="1" calcext:value-type="float">
            <office:annotation draw:style-name="gr1" draw:text-style-name="P2" svg:width="322.24pt" svg:height="42.75pt" svg:x="724.79pt" svg:y="227.99pt" draw:caption-point-x="-11.54pt" draw:caption-point-y="-22.96pt">
              <dc:date>2020-01-13T00:00:00</dc:date>
              <text:p text:style-name="P1">Structural holes</text:p>
              <text:p text:style-name="P1"><text:tab/>-Gema Bello Orgaz</text:p>
            </office:annotation>
            <text:p>1.00</text:p>
          </table:table-cell>
          <table:table-cell table:style-name="ce8" office:value-type="float" office:value="0" calcext:value-type="float">
            <text:p>0.00</text:p>
          </table:table-cell>
          <table:table-cell table:style-name="ce18" table:formula="of:=2/3" office:value-type="float" office:value="0.666666666666667" calcext:value-type="float">
            <office:annotation draw:style-name="gr2" draw:text-style-name="P2" svg:width="236.49pt" svg:height="58.51pt" svg:x="870.04pt" svg:y="227.99pt" draw:caption-point-x="-11.54pt" draw:caption-point-y="-22.96pt">
              <dc:date>2020-01-13T00:00:00</dc:date>
              <text:p text:style-name="P1">-Edges</text:p>
              <text:p text:style-name="P1">-Temporal</text:p>
              <text:p text:style-name="P1"><text:tab/>-Gema Bello Orgaz</text:p>
            </office:annotation>
            <text:p>0.67</text:p>
          </table:table-cell>
          <table:table-cell table:style-name="ce18" office:value-type="float" office:value="0" calcext:value-type="float">
            <text:p>0.00</text:p>
          </table:table-cell>
          <table:table-cell table:style-name="ce18" table:formula="of:=1" office:value-type="float" office:value="1" calcext:value-type="float">
            <office:annotation draw:style-name="gr9" draw:text-style-name="P2" svg:width="120.61pt" svg:height="173.65pt" svg:x="1047.03pt" svg:y="186.18pt" draw:caption-point-x="-11.54pt" draw:caption-point-y="18.85pt">
              <dc:date>2020-01-13T00:00:00</dc:date>
              <text:p text:style-name="P1">Besides ordinary (directed, undirected, mixed) networks Pajek supports also</text:p>
              <text:p text:style-name="P1">multi-relational networks, 2-mode networks (bipartite (valued) graphs – networks</text:p>
              <text:p text:style-name="P1">between two disjoint sets of vertices), and temporal networks (dynamic graphs –</text:p>
              <text:p text:style-name="P1">networks changing over time).</text:p>
              <text:p text:style-name="P1"><text:tab/>-Gema Bello Orgaz</text:p>
            </office:annotation>
            <text:p>1.00</text:p>
          </table:table-cell>
          <table:table-cell table:style-name="ce23" office:value-type="float" office:value="1" calcext:value-type="float">
            <office:annotation draw:style-name="gr1" draw:text-style-name="P2" svg:width="116.65pt" svg:height="61.68pt" svg:x="1106.53pt" svg:y="218.52pt" draw:caption-point-x="-11.54pt" draw:caption-point-y="-13.49pt">
              <dc:date>2020-01-13T00:00:00</dc:date>
              <text:p text:style-name="P1">The current limit on the size of Pajek network is almost 10 million vertices</text:p>
              <text:p text:style-name="P1"><text:tab/>-Gema Bello Orgaz</text:p>
            </office:annotation>
            <text:p>1.00</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227.99pt" draw:caption-point-x="-11.54pt" draw:caption-point-y="-22.96pt">
              <dc:date>2020-01-13T00:00:00</dc:date>
              <text:p text:style-name="P1">centralized</text:p>
              <text:p text:style-name="P1"><text:tab/>-Gema Bello Orgaz</text:p>
            </office:annotation>
            <text:p>0.33</text:p>
          </table:table-cell>
          <table:table-cell table:style-name="ce23" office:value-type="string" calcext:value-type="string">
            <text:p>?¿</text:p>
          </table:table-cell>
          <table:table-cell table:number-columns-repeated="2" table:style-name="ce23" office:value-type="float" office:value="0.33" calcext:value-type="float">
            <text:p>0.33</text:p>
          </table:table-cell>
          <table:table-cell table:style-name="ce27" office:value-type="float" office:value="0.86" calcext:value-type="float">
            <office:annotation draw:style-name="gr1" draw:text-style-name="P2" svg:width="299.2pt" svg:height="42.75pt" svg:x="1442.24pt" svg:y="227.99pt" draw:caption-point-x="-11.54pt" draw:caption-point-y="-22.96pt">
              <dc:date>2020-01-13T00:00:00</dc:date>
              <text:p text:style-name="P1">size, orientation, color, shape, texture, saturation</text:p>
              <text:p text:style-name="P1"><text:tab/>-Gema Bello Orgaz</text:p>
            </office:annotation>
            <text:p>0.86</text:p>
          </table:table-cell>
          <table:table-cell table:style-name="ce27" office:value-type="float" office:value="0.6" calcext:value-type="float">
            <office:annotation draw:style-name="gr1" draw:text-style-name="P2" svg:width="320.6pt" svg:height="42.75pt" svg:x="1501pt" svg:y="227.99pt" draw:caption-point-x="-11.54pt" draw:caption-point-y="-22.96pt">
              <dc:date>2020-01-13T00:00:00</dc:date>
              <text:p text:style-name="P1">zoom, filter, highlight</text:p>
              <text:p text:style-name="P1"><text:tab/>-Gema Bello Orgaz</text:p>
            </office:annotation>
            <text:p>0.60</text:p>
          </table:table-cell>
          <table:table-cell table:number-columns-repeated="1003"/>
        </table:table-row>
        <table:table-row table:style-name="ro1">
          <table:table-cell table:style-name="ce2" office:value-type="string" calcext:value-type="string">
            <office:annotation draw:style-name="gr1" draw:text-style-name="P2" svg:width="368.31pt" svg:height="117.67pt" svg:x="266.8pt" svg:y="206.31pt" draw:caption-point-x="-11.54pt" draw:caption-point-y="14.46pt">
              <dc:date>2020-01-13T00:00:00</dc:date>
              <text:p text:style-name="P1">AllegroGraph includes an SNA library that treats a triple-store as a graph of relations, with functions for measuring importance and centrality as well as several families of search functions. Example algorithms are nodal-degree, nodal-neighbors, ego-group, graph-density, actor-degree-centrality, group-degree-centrality, actor-closeness-centrality, group-closeness-centrality, actor betweenness-centrality, group-betweenness-centrality, page-rank-centrality, and cliques. Geospatial and temporal primitives combined with SNA functions form an Activity Recognition framework for flexibly analyzing networks and events in large volumes of structured and unstructured data.</text:p>
              <text:p text:style-name="P1"><text:tab/>-Gema Bello Orgaz</text:p>
            </office:annotation>
            <text:p>AllegroGraph <text:s/>--- is an ultra scalable, high-performance, and transactional Semantic Graph Database</text:p>
          </table:table-cell>
          <table:table-cell table:style-name="ce8" office:value-type="float" office:value="1" calcext:value-type="float">
            <text:p>1.00</text:p>
          </table:table-cell>
          <table:table-cell table:style-name="ce8" office:value-type="float" office:value="0.5" calcext:value-type="float">
            <office:annotation draw:style-name="gr4" draw:text-style-name="P2" svg:width="199.28pt" svg:height="74.24pt" svg:x="435.83pt" svg:y="243.75pt" draw:caption-point-x="-11.54pt" draw:caption-point-y="-22.99pt">
              <dc:date>2020-01-13T00:00:00</dc:date>
              <text:p text:style-name="P1">-AllegroGraph provides three primitive path finding operations: breadth-first, depth-first and bidirectional</text:p>
              <text:p text:style-name="P1">-Cliques</text:p>
              <text:p text:style-name="P1">-PageRank</text:p>
              <text:p text:style-name="P1"><text:tab/>-Gema Bello Orgaz</text:p>
            </office:annotation>
            <text:p>0.50</text:p>
          </table:table-cell>
          <table:table-cell table:number-columns-repeated="2"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1" draw:text-style-name="P2" svg:width="236.49pt" svg:height="42.75pt" svg:x="870.04pt" svg:y="243.75pt" draw:caption-point-x="-11.54pt" draw:caption-point-y="-22.99pt">
              <dc:date>2020-01-13T00:00:00</dc:date>
              <text:p text:style-name="P1">Edges, Text, Geographip and Temporal Data</text:p>
              <text:p text:style-name="P1"><text:tab/>-Gema Bello Orgaz</text:p>
            </office:annotation>
            <text:p>1.00</text:p>
          </table:table-cell>
          <table:table-cell table:number-columns-repeated="2" table:style-name="ce18" office:value-type="float" office:value="0" calcext:value-type="float">
            <text:p>0.00</text:p>
          </table:table-cell>
          <table:table-cell table:style-name="ce23" office:value-type="float" office:value="1" calcext:value-type="float">
            <text:p>1.00</text:p>
          </table:table-cell>
          <table:table-cell table:style-name="ce23" office:value-type="string" calcext:value-type="string">
            <text:p>?¿</text:p>
          </table:table-cell>
          <table:table-cell table:style-name="ce23" office:value-type="float" office:value="1" calcext:value-type="float">
            <text:p>1.00</text:p>
          </table:table-cell>
          <table:table-cell table:style-name="ce23" office:value-type="string" calcext:value-type="string">
            <text:p>?¿</text:p>
          </table:table-cell>
          <table:table-cell table:number-columns-repeated="2" table:style-name="ce23" office:value-type="float" office:value="1" calcext:value-type="float">
            <text:p>1.00</text:p>
          </table:table-cell>
          <table:table-cell table:number-columns-repeated="2" table:style-name="ce27" office:value-type="float" office:value="0" calcext:value-type="float">
            <text:p>0.00</text:p>
          </table:table-cell>
          <table:table-cell table:number-columns-repeated="1003"/>
        </table:table-row>
        <table:table-row table:style-name="ro1">
          <table:table-cell table:style-name="ce2" office:value-type="string" calcext:value-type="string">
            <office:annotation draw:style-name="gr7" draw:text-style-name="P2" svg:width="368.31pt" svg:height="42.72pt" svg:x="266.8pt" svg:y="259.51pt" draw:caption-point-x="-11.54pt" draw:caption-point-y="-22.99pt">
              <dc:date>2020-01-13T00:00:00</dc:date>
              <text:p text:style-name="P1">Solamente es una implementacion de CPM que visualiza los clusters</text:p>
              <text:p text:style-name="P1"><text:tab/>-Gema Bello Orgaz</text:p>
            </office:annotation>
            <text:p>GraphX Apache Spark --- module to perform graph-related parallel computation.</text:p>
          </table:table-cell>
          <table:table-cell table:style-name="ce9" table:formula="of:=0.8" office:value-type="float" office:value="0.8" calcext:value-type="float">
            <office:annotation draw:style-name="gr7" draw:text-style-name="P2" svg:width="267.56pt" svg:height="42.72pt" svg:x="367.54pt" svg:y="259.51pt" draw:caption-point-x="-11.54pt" draw:caption-point-y="-22.99pt">
              <dc:date>2020-01-13T00:00:00</dc:date>
              <text:p text:style-name="P1">deegree distribution + connected components + triangle count +</text:p>
              <text:p text:style-name="P1"><text:tab/>-Angel Panizo</text:p>
            </office:annotation>
            <text:p>0.80</text:p>
          </table:table-cell>
          <table:table-cell table:style-name="ce9" table:formula="of:=1/4" office:value-type="float" office:value="0.25" calcext:value-type="float">
            <office:annotation draw:style-name="gr7" draw:text-style-name="P2" svg:width="199.28pt" svg:height="42.72pt" svg:x="435.83pt" svg:y="259.51pt" draw:caption-point-x="-11.54pt" draw:caption-point-y="-22.99pt">
              <dc:date>2020-01-13T00:00:00</dc:date>
              <text:p text:style-name="P1">page rank +</text:p>
              <text:p text:style-name="P1"><text:tab/>-Angel Panizo</text:p>
            </office:annotation>
            <text:p>0.25</text:p>
          </table:table-cell>
          <table:table-cell table:number-columns-repeated="2"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office:annotation draw:style-name="gr7" draw:text-style-name="P2" svg:width="236.49pt" svg:height="42.72pt" svg:x="870.04pt" svg:y="259.51pt" draw:caption-point-x="-11.54pt" draw:caption-point-y="-22.99pt">
              <dc:date>2020-01-13T00:00:00</dc:date>
              <text:p text:style-name="P1">only graph</text:p>
              <text:p text:style-name="P1"><text:tab/>-Angel Panizo</text:p>
            </office:annotation>
            <text:p>0.33</text:p>
          </table:table-cell>
          <table:table-cell table:style-name="ce18" office:value-type="float" office:value="0" calcext:value-type="float">
            <office:annotation draw:style-name="gr7" draw:text-style-name="P2" svg:width="226.15pt" svg:height="42.72pt" svg:x="941.5pt" svg:y="259.51pt" draw:caption-point-x="-11.54pt" draw:caption-point-y="-22.99pt">
              <dc:date>2020-01-13T00:00:00</dc:date>
              <text:p text:style-name="P1">no extraction</text:p>
              <text:p text:style-name="P1"><text:tab/>-Angel Panizo</text:p>
            </office:annotation>
            <text:p>0.00</text:p>
          </table:table-cell>
          <table:table-cell table:style-name="ce18" table:formula="of:=3/3" office:value-type="float" office:value="1" calcext:value-type="float">
            <office:annotation draw:style-name="gr7" draw:text-style-name="P2" svg:width="120.61pt" svg:height="95.27pt" svg:x="1047.03pt" svg:y="233.23pt" draw:caption-point-x="-11.54pt" draw:caption-point-y="3.29pt">
              <dc:date>2020-01-13T00:00:00</dc:date>
              <text:p text:style-name="P1">directed weigthed multigraphs https://spark.apache.org/docs/latest/graphx-programming-guide.html#graph-operators</text:p>
              <text:p text:style-name="P1"><text:tab/>-Angel Panizo</text:p>
            </office:annotation>
            <text:p>1.00</text:p>
          </table:table-cell>
          <table:table-cell table:style-name="ce22" table:formula="of:=1" office:value-type="float" office:value="1" calcext:value-type="float">
            <office:annotation draw:style-name="gr7" draw:text-style-name="P2" svg:width="116.65pt" svg:height="42.72pt" svg:x="1106.53pt" svg:y="259.51pt" draw:caption-point-x="-11.54pt" draw:caption-point-y="-22.99pt">
              <dc:date>2020-01-13T00:00:00</dc:date>
              <text:p text:style-name="P1">build for big data</text:p>
              <text:p text:style-name="P1"><text:tab/>-Angel Panizo</text:p>
            </office:annotation>
            <text:p>1.00</text:p>
          </table:table-cell>
          <table:table-cell table:style-name="ce23" office:value-type="string" calcext:value-type="string">
            <text:p>?¿</text:p>
          </table:table-cell>
          <table:table-cell table:style-name="ce22" table:formula="of:=1" office:value-type="float" office:value="1" calcext:value-type="float">
            <office:annotation draw:style-name="gr7" draw:text-style-name="P2" svg:width="274.59pt" svg:height="42.72pt" svg:x="1167.65pt" svg:y="259.51pt" draw:caption-point-x="-11.54pt" draw:caption-point-y="-22.99pt">
              <dc:date>2020-01-13T00:00:00</dc:date>
              <text:p text:style-name="P1">is build to run on spak</text:p>
              <text:p text:style-name="P1"><text:tab/>-Angel Panizo</text:p>
            </office:annotation>
            <text:p>1.00</text:p>
          </table:table-cell>
          <table:table-cell table:style-name="ce23" office:value-type="string" calcext:value-type="string">
            <text:p>?¿</text:p>
          </table:table-cell>
          <table:table-cell table:style-name="ce22" table:formula="of:=1" office:value-type="float" office:value="1" calcext:value-type="float">
            <office:annotation draw:style-name="gr7" draw:text-style-name="P2" svg:width="357.96pt" svg:height="42.72pt" svg:x="1223.18pt" svg:y="259.51pt" draw:caption-point-x="-11.54pt" draw:caption-point-y="-22.99pt">
              <dc:date>2020-01-13T00:00:00</dc:date>
              <text:p text:style-name="P1">available on https://github.com/apache/spark/tree/master/graphx</text:p>
              <text:p text:style-name="P1"><text:tab/>-Angel Panizo</text:p>
            </office:annotation>
            <text:p>1.00</text:p>
          </table:table-cell>
          <table:table-cell table:style-name="ce23" table:formula="of:=2/3" office:value-type="float" office:value="0.666666666666667" calcext:value-type="float">
            <office:annotation draw:style-name="gr7" draw:text-style-name="P2" svg:width="302.4pt" svg:height="42.72pt" svg:x="1358.9pt" svg:y="259.51pt" draw:caption-point-x="-11.54pt" draw:caption-point-y="-22.99pt">
              <dc:date>2020-01-13T00:00:00</dc:date>
              <text:p text:style-name="P1">has an API to connect with (revisar con GEMA si este no es un 1.0)</text:p>
              <text:p text:style-name="P1"><text:tab/>-Angel Panizo</text:p>
            </office:annotation>
            <text:p>0.67</text:p>
          </table:table-cell>
          <table:table-cell table:style-name="ce27" office:value-type="float" office:value="0" calcext:value-type="float">
            <office:annotation draw:style-name="gr7" draw:text-style-name="P2" svg:width="299.2pt" svg:height="42.72pt" svg:x="1442.24pt" svg:y="259.51pt" draw:caption-point-x="-11.54pt" draw:caption-point-y="-22.99pt">
              <dc:date>2020-01-13T00:00:00</dc:date>
              <text:p text:style-name="P1">no viz methods are avaible on graphx</text:p>
              <text:p text:style-name="P1"><text:tab/>-Angel Panizo</text:p>
            </office:annotation>
            <text:p>0.00</text:p>
          </table:table-cell>
          <table:table-cell table:style-name="ce27" office:value-type="float" office:value="0" calcext:value-type="float">
            <text:p>0.00</text:p>
          </table:table-cell>
          <table:table-cell table:number-columns-repeated="1003"/>
        </table:table-row>
        <table:table-row table:style-name="ro1">
          <table:table-cell table:style-name="ce2" office:value-type="string" calcext:value-type="string">
            <text:p>Neo4j - Open source, scalable graph database</text:p>
          </table:table-cell>
          <table:table-cell table:style-name="ce8" office:value-type="float" office:value="1" calcext:value-type="float">
            <office:annotation draw:style-name="gr6" draw:text-style-name="P2" svg:width="267.56pt" svg:height="105.76pt" svg:x="367.54pt" svg:y="275.24pt" draw:caption-point-x="-11.54pt" draw:caption-point-y="-22.96pt">
              <dc:date>2020-01-13T00:00:00</dc:date>
              <text:p text:style-name="P1">Betweenness Centrality (algo.betweenness)</text:p>
              <text:p text:style-name="P1">Closeness Centrality (algo.closeness)</text:p>
              <text:p text:style-name="P1">Harmonic Centrality (algo.closeness.harmonic)</text:p>
              <text:p text:style-name="P1">Eigenvector Centrality (algo.eigenvector)</text:p>
              <text:p text:style-name="P1">Degree Centrality (algo.degree)</text:p>
              <text:p text:style-name="P1"><text:tab/>-Gema Bello Orgaz</text:p>
            </office:annotation>
            <text:p>1.00</text:p>
          </table:table-cell>
          <table:table-cell table:style-name="ce8" office:value-type="float" office:value="1" calcext:value-type="float">
            <office:annotation draw:style-name="gr10" draw:text-style-name="P2" svg:width="199.28pt" svg:height="152.99pt" svg:x="435.83pt" svg:y="275.24pt" draw:caption-point-x="-11.54pt" draw:caption-point-y="-22.96pt">
              <dc:date>2020-01-13T00:00:00</dc:date>
              <text:p text:style-name="P1">Minimum Weight Spanning Tree (algo.mst)</text:p>
              <text:p text:style-name="P1">Shortest Path (algo.shortestPath)</text:p>
              <text:p text:style-name="P1">Single Source Shortest Path (algo.shortestPath)</text:p>
              <text:p text:style-name="P1">All Pairs Shortest Path (algo.allShortestPaths)</text:p>
              <text:p text:style-name="P1">A* (algo.shortestPath.astar)</text:p>
              <text:p text:style-name="P1">Yen’s K-shortest paths (algo.kShortestPaths)</text:p>
              <text:p text:style-name="P1">Random Walk (algo.randomWalk)</text:p>
              <text:p text:style-name="P1">-PageRank</text:p>
              <text:p text:style-name="P1"><text:tab/>-Gema Bello Orgaz</text:p>
            </office:annotation>
            <text:p>1.00</text:p>
          </table:table-cell>
          <table:table-cell table:style-name="ce8" office:value-type="float" office:value="0.33" calcext:value-type="float">
            <office:annotation draw:style-name="gr5" draw:text-style-name="P2" svg:width="125.4pt" svg:height="151.26pt" svg:x="546.18pt" svg:y="260.36pt" draw:caption-point-x="-11.54pt" draw:caption-point-y="-8.08pt">
              <dc:date>2020-01-13T00:00:00</dc:date>
              <text:p text:style-name="P1">Louvain (algo.louvain)</text:p>
              <text:p text:style-name="P1">Label Propagation (algo.labelPropagation)</text:p>
              <text:p text:style-name="P1">Connected Components (algo.unionFind)</text:p>
              <text:p text:style-name="P1">Strongly Connected Components (algo.scc)</text:p>
              <text:p text:style-name="P1">Triangle Counting / Clustering Coefficient (algo.triangleCount)</text:p>
              <text:p text:style-name="P1">Balanced Triads (algo.balancedTriads)</text:p>
              <text:p text:style-name="P1"><text:tab/>-Gema Bello Orgaz</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office:value-type="float" office:value="1" calcext:value-type="float">
            <office:annotation draw:style-name="gr5" draw:text-style-name="P2" svg:width="303.93pt" svg:height="121.49pt" svg:x="802.6pt" svg:y="275.24pt" draw:caption-point-x="-11.54pt" draw:caption-point-y="-22.96pt">
              <dc:date>2020-01-13T00:00:00</dc:date>
              <text:p text:style-name="P1">Adamic Adar (algo.linkprediction.adamicAdar)</text:p>
              <text:p text:style-name="P1">Common Neighbors (algo.linkprediction.commonNeighbors)</text:p>
              <text:p text:style-name="P1">Preferential Attachment (algo.linkprediction.preferentialAttachment)</text:p>
              <text:p text:style-name="P1">Resource Allocation (algo.linkprediction.resourceAllocation)</text:p>
              <text:p text:style-name="P1">Same Community (algo.linkprediction.sameCommunity)</text:p>
              <text:p text:style-name="P1">Total Neighbors (algo.linkprediction.totalNeighbors)</text:p>
              <text:p text:style-name="P1"><text:tab/>-Gema Bello Orgaz</text:p>
            </office:annotation>
            <text:p>1.00</text:p>
          </table:table-cell>
          <table:table-cell table:style-name="ce18" table:formula="of:=2/3" office:value-type="float" office:value="0.666666666666667" calcext:value-type="float">
            <office:annotation draw:style-name="gr1" draw:text-style-name="P2" svg:width="236.49pt" svg:height="42.75pt" svg:x="870.04pt" svg:y="275.24pt" draw:caption-point-x="-11.54pt" draw:caption-point-y="-22.96pt">
              <dc:date>2020-01-13T00:00:00</dc:date>
              <text:p text:style-name="P1">Edges and Text</text:p>
              <text:p text:style-name="P1"><text:tab/>-Gema Bello Orgaz</text:p>
            </office:annotation>
            <text:p>0.67</text:p>
          </table:table-cell>
          <table:table-cell table:style-name="ce18" office:value-type="float" office:value="0" calcext:value-type="float">
            <text:p>0.00</text:p>
          </table:table-cell>
          <table:table-cell table:style-name="ce18" table:formula="of:=1" office:value-type="float" office:value="1" calcext:value-type="float">
            <text:p>1.00</text:p>
          </table:table-cell>
          <table:table-cell table:style-name="ce23" office:value-type="float" office:value="1" calcext:value-type="float">
            <text:p>1.00</text:p>
          </table:table-cell>
          <table:table-cell table:style-name="ce23" office:value-type="string" calcext:value-type="string">
            <text:p>?¿</text:p>
          </table:table-cell>
          <table:table-cell table:style-name="ce23" office:value-type="float" office:value="1" calcext:value-type="float">
            <text:p>1.00</text:p>
          </table:table-cell>
          <table:table-cell table:style-name="ce23" office:value-type="string" calcext:value-type="string">
            <text:p>?¿</text:p>
          </table:table-cell>
          <table:table-cell table:number-columns-repeated="2" table:style-name="ce23" office:value-type="float" office:value="1" calcext:value-type="float">
            <text:p>1.00</text:p>
          </table:table-cell>
          <table:table-cell table:style-name="ce27" office:value-type="float" office:value="1" calcext:value-type="float">
            <office:annotation draw:style-name="gr4" draw:text-style-name="P2" svg:width="299.2pt" svg:height="74.24pt" svg:x="1442.24pt" svg:y="275.24pt" draw:caption-point-x="-11.54pt" draw:caption-point-y="-22.96pt">
              <dc:date>2020-01-13T00:00:00</dc:date>
              <text:p text:style-name="P1">Neo4j has two main visualization tools that are built and designed to work specifically with data in Neo4j’s graph database: Neo4j Browser and Neo4j Bloom:</text:p>
              <text:p text:style-name="P1">-https://neo4j.com/bloom/</text:p>
              <text:p text:style-name="P1">-https://neo4j.com/developer/neo4j-browser/</text:p>
              <text:p text:style-name="P1"><text:tab/>-Gema Bello Orgaz</text:p>
            </office:annotation>
            <text:p>1.00</text:p>
          </table:table-cell>
          <table:table-cell table:style-name="ce27" office:value-type="float" office:value="1" calcext:value-type="float">
            <text:p>1.00</text:p>
          </table:table-cell>
          <table:table-cell table:number-columns-repeated="1003"/>
        </table:table-row>
        <table:table-row table:style-name="ro1">
          <table:table-cell table:style-name="ce2" office:value-type="string" calcext:value-type="string">
            <text:p>SparklingGraph --- Cross-platform tool to perform large-scale, distributed network computations with Apache Spark's GraphX module</text:p>
          </table:table-cell>
          <table:table-cell table:style-name="ce9" table:formula="of:=1" office:value-type="float" office:value="1" calcext:value-type="float">
            <office:annotation draw:style-name="gr1" draw:text-style-name="P2" svg:width="267.56pt" svg:height="42.75pt" svg:x="367.54pt" svg:y="291pt" draw:caption-point-x="-11.54pt" draw:caption-point-y="-22.99pt">
              <dc:date>2020-01-13T00:00:00</dc:date>
              <text:p text:style-name="P1">Graphx measuires and some extra ones</text:p>
              <text:p text:style-name="P1"><text:tab/>-Angel Panizo</text:p>
            </office:annotation>
            <text:p>1.00</text:p>
          </table:table-cell>
          <table:table-cell table:style-name="ce9" table:formula="of:=2/4" office:value-type="float" office:value="0.5" calcext:value-type="float">
            <office:annotation draw:style-name="gr1" draw:text-style-name="P2" svg:width="199.28pt" svg:height="42.75pt" svg:x="435.83pt" svg:y="291pt" draw:caption-point-x="-11.54pt" draw:caption-point-y="-22.99pt">
              <dc:date>2020-01-13T00:00:00</dc:date>
              <text:p text:style-name="P1">page rank + shortest path https://sparkling-graph.readthedocs.io/en/latest/</text:p>
              <text:p text:style-name="P1"><text:tab/>-Angel Panizo</text:p>
            </office:annotation>
            <text:p>0.50</text:p>
          </table:table-cell>
          <table:table-cell table:style-name="ce9" table:formula="of:=1/3" office:value-type="float" office:value="0.333333333333333" calcext:value-type="float">
            <office:annotation draw:style-name="gr1" draw:text-style-name="P2" svg:width="125.4pt" svg:height="42.75pt" svg:x="546.18pt" svg:y="291pt" draw:caption-point-x="-11.54pt" draw:caption-point-y="-22.99pt">
              <dc:date>2020-01-13T00:00:00</dc:date>
              <text:p text:style-name="P1">non-overlapping community detection</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table:formula="of:=1" office:value-type="float" office:value="1" calcext:value-type="float">
            <office:annotation draw:style-name="gr1" draw:text-style-name="P2" svg:width="303.93pt" svg:height="42.75pt" svg:x="802.6pt" svg:y="291pt" draw:caption-point-x="-11.54pt" draw:caption-point-y="-22.99pt">
              <dc:date>2020-01-13T00:00:00</dc:date>
              <text:p text:style-name="P1">avilable on https://sparkling-graph.readthedocs.io/en/latest/</text:p>
              <text:p text:style-name="P1"><text:tab/>-Angel Panizo</text:p>
            </office:annotation>
            <text:p>1.00</text:p>
          </table:table-cell>
          <table:table-cell table:style-name="ce19" table:formula="of:=[.K16]" office:value-type="float" office:value="0.333333333333333" calcext:value-type="float">
            <office:annotation draw:style-name="gr1" draw:text-style-name="P2" svg:width="236.49pt" svg:height="42.75pt" svg:x="870.04pt" svg:y="291pt" draw:caption-point-x="-11.54pt" draw:caption-point-y="-22.99pt">
              <dc:date>2020-01-13T00:00:00</dc:date>
              <text:p text:style-name="P1">same as graphx</text:p>
              <text:p text:style-name="P1"><text:tab/>-Angel Panizo</text:p>
            </office:annotation>
            <text:p>0.33</text:p>
          </table:table-cell>
          <table:table-cell table:style-name="ce19" table:formula="of:=[.L16]" office:value-type="float" office:value="0" calcext:value-type="float">
            <text:p>0.00</text:p>
          </table:table-cell>
          <table:table-cell table:style-name="ce19" table:formula="of:=[.M16]" office:value-type="float" office:value="1" calcext:value-type="float">
            <text:p>1.00</text:p>
          </table:table-cell>
          <table:table-cell table:style-name="ce22" table:formula="of:=[.N16]" office:value-type="float" office:value="1" calcext:value-type="float">
            <office:annotation draw:style-name="gr1" draw:text-style-name="P2" svg:width="116.65pt" svg:height="42.75pt" svg:x="1106.53pt" svg:y="291pt" draw:caption-point-x="-11.54pt" draw:caption-point-y="-22.99pt">
              <dc:date>2020-01-13T00:00:00</dc:date>
              <text:p text:style-name="P1">uses graphx under the hood</text:p>
              <text:p text:style-name="P1"><text:tab/>-Angel Panizo</text:p>
            </office:annotation>
            <text:p>1.00</text:p>
          </table:table-cell>
          <table:table-cell table:style-name="ce22" table:formula="of:=[.O16]" office:value-type="string" office:string-value="?¿" calcext:value-type="string">
            <text:p>?¿</text:p>
          </table:table-cell>
          <table:table-cell table:style-name="ce22" table:formula="of:=[.P16]" office:value-type="float" office:value="1" calcext:value-type="float">
            <text:p>1.00</text:p>
          </table:table-cell>
          <table:table-cell table:style-name="ce22" table:formula="of:=[.Q16]" office:value-type="string" office:string-value="?¿" calcext:value-type="string">
            <text:p>?¿</text:p>
          </table:table-cell>
          <table:table-cell table:style-name="ce22" table:formula="of:=[.R16]" office:value-type="float" office:value="1" calcext:value-type="float">
            <text:p>1.00</text:p>
          </table:table-cell>
          <table:table-cell table:style-name="ce22" table:formula="of:=[.S16]" office:value-type="float" office:value="0.666666666666667" calcext:value-type="float">
            <text:p>0.67</text:p>
          </table:table-cell>
          <table:table-cell table:style-name="ce26" table:formula="of:=[.T16]" office:value-type="float" office:value="0" calcext:value-type="float">
            <text:p>0.00</text:p>
          </table:table-cell>
          <table:table-cell table:style-name="ce26" table:formula="of:=[.U16]" office:value-type="float" office:value="0" calcext:value-type="float">
            <text:p>0.00</text:p>
          </table:table-cell>
          <table:table-cell table:number-columns-repeated="1003"/>
        </table:table-row>
        <table:table-row table:style-name="ro1">
          <table:table-cell table:style-name="ce2" office:value-type="string" calcext:value-type="string">
            <text:p>igraph --- a collection of network analysis tools with the emphasis on efficiency, portability and ease of use</text:p>
          </table:table-cell>
          <table:table-cell table:style-name="ce8" office:value-type="float" office:value="1" calcext:value-type="float">
            <office:annotation draw:style-name="gr2" draw:text-style-name="P2" svg:width="267.56pt" svg:height="58.51pt" svg:x="367.54pt" svg:y="306.74pt" draw:caption-point-x="-11.54pt" draw:caption-point-y="-22.96pt">
              <dc:date>2020-01-13T00:00:00</dc:date>
              <text:p text:style-name="P1">diameter + degree distribution + connected components + transitivity</text:p>
              <text:p text:style-name="P1">https://igraph.org/python/doc/identifier-index.html#D</text:p>
              <text:p text:style-name="P1"><text:tab/>-Angel Panizo</text:p>
            </office:annotation>
            <text:p>1.00</text:p>
          </table:table-cell>
          <table:table-cell table:style-name="ce8" office:value-type="float" office:value="1" calcext:value-type="float">
            <office:annotation draw:style-name="gr2" draw:text-style-name="P2" svg:width="199.28pt" svg:height="61.68pt" svg:x="435.83pt" svg:y="305.15pt" draw:caption-point-x="-11.54pt" draw:caption-point-y="-21.37pt">
              <dc:date>2020-01-13T00:00:00</dc:date>
              <text:p text:style-name="P1">page rank + shortsest paths + cohesion + spanning tree</text:p>
              <text:p text:style-name="P1">https://igraph.org/python/doc/identifier-index.html#D</text:p>
              <text:p text:style-name="P1"><text:tab/>-Angel Panizo</text:p>
            </office:annotation>
            <text:p>1.00</text:p>
          </table:table-cell>
          <table:table-cell table:style-name="ce9" table:formula="of:=1/3" office:value-type="float" office:value="0.333333333333333" calcext:value-type="float">
            <office:annotation draw:style-name="gr1" draw:text-style-name="P2" svg:width="125.4pt" svg:height="42.75pt" svg:x="546.18pt" svg:y="306.74pt" draw:caption-point-x="-11.54pt" draw:caption-point-y="-22.96pt">
              <dc:date>2020-01-13T00:00:00</dc:date>
              <text:p text:style-name="P1">non-overlaping communities</text:p>
              <text:p text:style-name="P1"><text:tab/>-Angel Panizo</text:p>
            </office:annotation>
            <text:p>0.33</text:p>
          </table:table-cell>
          <table:table-cell table:style-name="ce8" office:value-type="float" office:value="0" calcext:value-type="float">
            <office:annotation draw:style-name="gr1" draw:text-style-name="P2" svg:width="89.69pt" svg:height="42.75pt" svg:x="635.1pt" svg:y="306.74pt" draw:caption-point-x="-11.54pt" draw:caption-point-y="-22.96pt">
              <dc:date>2020-01-13T00:00:00</dc:date>
              <text:p text:style-name="P1">not available</text:p>
              <text:p text:style-name="P1"><text:tab/>-Angel Panizo</text:p>
            </office:annotation>
            <text:p>0.00</text:p>
          </table:table-cell>
          <table:table-cell table:style-name="ce13" office:value-type="float" office:value="0" calcext:value-type="float">
            <office:annotation draw:style-name="gr1" draw:text-style-name="P2" svg:width="167.5pt" svg:height="42.75pt" svg:x="635.1pt" svg:y="306.74pt" draw:caption-point-x="-11.54pt" draw:caption-point-y="-22.96pt">
              <dc:date>2020-01-13T00:00:00</dc:date>
              <text:p text:style-name="P1">Not available</text:p>
              <text:p text:style-name="P1"><text:tab/>-Angel Panizo</text:p>
            </office:annotation>
            <text:p>0.00</text:p>
          </table:table-cell>
          <table:table-cell table:style-name="ce13" office:value-type="float" office:value="0" calcext:value-type="float">
            <office:annotation draw:style-name="gr1" draw:text-style-name="P2" svg:width="234.94pt" svg:height="42.75pt" svg:x="635.1pt" svg:y="306.74pt" draw:caption-point-x="-11.54pt" draw:caption-point-y="-22.96pt">
              <dc:date>2020-01-13T00:00:00</dc:date>
              <text:p text:style-name="P1">not available</text:p>
              <text:p text:style-name="P1"><text:tab/>-Angel Panizo</text:p>
            </office:annotation>
            <text:p>0.00</text:p>
          </table:table-cell>
          <table:table-cell table:style-name="ce8" office:value-type="float" office:value="0" calcext:value-type="float">
            <office:annotation draw:style-name="gr1" draw:text-style-name="P2" svg:width="269.91pt" svg:height="42.75pt" svg:x="671.58pt" svg:y="306.74pt" draw:caption-point-x="-11.54pt" draw:caption-point-y="-22.96pt">
              <dc:date>2020-01-13T00:00:00</dc:date>
              <text:p text:style-name="P1">not available</text:p>
              <text:p text:style-name="P1"><text:tab/>-Angel Panizo</text:p>
            </office:annotation>
            <text:p>0.00</text:p>
          </table:table-cell>
          <table:table-cell table:style-name="ce8" office:value-type="float" office:value="0" calcext:value-type="float">
            <office:annotation draw:style-name="gr1" draw:text-style-name="P2" svg:width="322.24pt" svg:height="42.75pt" svg:x="724.79pt" svg:y="306.74pt" draw:caption-point-x="-11.54pt" draw:caption-point-y="-22.96pt">
              <dc:date>2020-01-13T00:00:00</dc:date>
              <text:p text:style-name="P1">not available</text:p>
              <text:p text:style-name="P1"><text:tab/>-Angel Panizo</text:p>
            </office:annotation>
            <text:p>0.00</text:p>
          </table:table-cell>
          <table:table-cell table:style-name="ce8" office:value-type="float" office:value="0" calcext:value-type="float">
            <office:annotation draw:style-name="gr1" draw:text-style-name="P2" svg:width="303.93pt" svg:height="42.75pt" svg:x="802.6pt" svg:y="306.74pt" draw:caption-point-x="-11.54pt" draw:caption-point-y="-22.96pt">
              <dc:date>2020-01-13T00:00:00</dc:date>
              <text:p text:style-name="P1">not available</text:p>
              <text:p text:style-name="P1"><text:tab/>-Angel Panizo</text:p>
            </office:annotation>
            <text:p>0.00</text:p>
          </table:table-cell>
          <table:table-cell table:style-name="ce18" table:formula="of:=1/3" office:value-type="float" office:value="0.333333333333333" calcext:value-type="float">
            <office:annotation draw:style-name="gr1" draw:text-style-name="P2" svg:width="236.49pt" svg:height="42.75pt" svg:x="870.04pt" svg:y="306.74pt" draw:caption-point-x="-11.54pt" draw:caption-point-y="-22.96pt">
              <dc:date>2020-01-13T00:00:00</dc:date>
              <text:p text:style-name="P1">only graphs without time</text:p>
              <text:p text:style-name="P1"><text:tab/>-Angel Panizo</text:p>
            </office:annotation>
            <text:p>0.33</text:p>
          </table:table-cell>
          <table:table-cell table:style-name="ce18" office:value-type="float" office:value="0" calcext:value-type="float">
            <office:annotation draw:style-name="gr1" draw:text-style-name="P2" svg:width="226.15pt" svg:height="42.75pt" svg:x="941.5pt" svg:y="306.74pt" draw:caption-point-x="-11.54pt" draw:caption-point-y="-22.96pt">
              <dc:date>2020-01-13T00:00:00</dc:date>
              <text:p text:style-name="P1">no extraction available</text:p>
              <text:p text:style-name="P1"><text:tab/>-Angel Panizo</text:p>
            </office:annotation>
            <text:p>0.00</text:p>
          </table:table-cell>
          <table:table-cell table:style-name="ce18" table:formula="of:=2/3" office:value-type="float" office:value="0.666666666666667" calcext:value-type="float">
            <office:annotation draw:style-name="gr1" draw:text-style-name="P2" svg:width="120.61pt" svg:height="42.75pt" svg:x="1047.03pt" svg:y="306.74pt" draw:caption-point-x="-11.54pt" draw:caption-point-y="-22.96pt">
              <dc:date>2020-01-13T00:00:00</dc:date>
              <text:p text:style-name="P1">weighted graphs</text:p>
              <text:p text:style-name="P1"><text:tab/>-Angel Panizo</text:p>
            </office:annotation>
            <text:p>0.67</text:p>
          </table:table-cell>
          <table:table-cell table:style-name="ce22" table:formula="of:=1" office:value-type="float" office:value="1" calcext:value-type="float">
            <office:annotation draw:style-name="gr1" draw:text-style-name="P2" svg:width="116.65pt" svg:height="106.47pt" svg:x="1106.53pt" svg:y="274.88pt" draw:caption-point-x="-11.54pt" draw:caption-point-y="8.9pt">
              <dc:date>2020-01-13T00:00:00</dc:date>
              <text:p text:style-name="P1">2billons as maximum theoretical limit as uses 32 bits integer. This is too high for any computer alone, but as igraph has linear method i have considered at least more than 100.000</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306.74pt" draw:caption-point-x="-11.54pt" draw:caption-point-y="-22.96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1" office:value-type="float" office:value="1" calcext:value-type="float">
            <office:annotation draw:style-name="gr1" draw:text-style-name="P2" svg:width="357.96pt" svg:height="42.75pt" svg:x="1223.18pt" svg:y="306.74pt" draw:caption-point-x="-11.54pt" draw:caption-point-y="-22.96pt">
              <dc:date>2020-01-13T00:00:00</dc:date>
              <text:p text:style-name="P1">code avialable on https://github.com/igraph</text:p>
              <text:p text:style-name="P1"><text:tab/>-Angel Panizo</text:p>
            </office:annotation>
            <text:p>1.00</text:p>
          </table:table-cell>
          <table:table-cell table:style-name="ce22" table:formula="of:=2/3" office:value-type="float" office:value="0.666666666666667" calcext:value-type="float">
            <office:annotation draw:style-name="gr1" draw:text-style-name="P2" svg:width="302.4pt" svg:height="42.75pt" svg:x="1358.9pt" svg:y="306.74pt" draw:caption-point-x="-11.54pt" draw:caption-point-y="-22.96pt">
              <dc:date>2020-01-13T00:00:00</dc:date>
              <text:p text:style-name="P1">has API to communicate with it</text:p>
              <text:p text:style-name="P1"><text:tab/>-Angel Panizo</text:p>
            </office:annotation>
            <text:p>0.67</text:p>
          </table:table-cell>
          <table:table-cell table:style-name="ce26" table:formula="of:=5/7" office:value-type="float" office:value="0.714285714285714" calcext:value-type="float">
            <office:annotation draw:style-name="gr1" draw:text-style-name="P2" svg:width="299.2pt" svg:height="42.75pt" svg:x="1442.24pt" svg:y="306.74pt" draw:caption-point-x="-11.54pt" draw:caption-point-y="-22.96pt">
              <dc:date>2020-01-13T00:00:00</dc:date>
              <text:p text:style-name="P1">color + saturation +size + orientation + shape +</text:p>
              <text:p text:style-name="P1"><text:tab/>-Angel Panizo</text:p>
            </office:annotation>
            <text:p>0.71</text:p>
          </table:table-cell>
          <table:table-cell table:style-name="ce27" office:value-type="float" office:value="0" calcext:value-type="float">
            <office:annotation draw:style-name="gr1" draw:text-style-name="P2" svg:width="320.6pt" svg:height="42.75pt" svg:x="1501pt" svg:y="306.74pt" draw:caption-point-x="-11.54pt" draw:caption-point-y="-22.96pt">
              <dc:date>2020-01-13T00:00:00</dc:date>
              <text:p text:style-name="P1">no interaction available only static images</text:p>
              <text:p text:style-name="P1"><text:tab/>-Angel Panizo</text:p>
            </office:annotation>
            <text:p>0.00</text:p>
          </table:table-cell>
          <table:table-cell table:number-columns-repeated="1003"/>
        </table:table-row>
        <table:table-row table:style-name="ro1">
          <table:table-cell table:style-name="ce2" office:value-type="string" calcext:value-type="string">
            <text:p>Circulo --- a "Community Detection" Evaluation Framework written primarily in Python</text:p>
          </table:table-cell>
          <table:table-cell table:style-name="ce8" office:value-type="float" office:value="1" calcext:value-type="float">
            <office:annotation draw:style-name="gr1" draw:text-style-name="P2" svg:width="267.56pt" svg:height="42.75pt" svg:x="367.54pt" svg:y="322.5pt" draw:caption-point-x="-11.54pt" draw:caption-point-y="-22.99pt">
              <dc:date>2020-01-13T00:00:00</dc:date>
              <text:p text:style-name="P1">uses igraph under the hood</text:p>
              <text:p text:style-name="P1"><text:tab/>-Angel Panizo</text:p>
            </office:annotation>
            <text:p>1.00</text:p>
          </table:table-cell>
          <table:table-cell table:style-name="ce9" table:formula="of:=[.C19]" office:value-type="float" office:value="1" calcext:value-type="float">
            <office:annotation draw:style-name="gr1" draw:text-style-name="P2" svg:width="199.28pt" svg:height="42.75pt" svg:x="435.83pt" svg:y="322.5pt" draw:caption-point-x="-11.54pt" draw:caption-point-y="-22.99pt">
              <dc:date>2020-01-13T00:00:00</dc:date>
              <text:p text:style-name="P1">uses igraph under the hood</text:p>
              <text:p text:style-name="P1"><text:tab/>-Angel Panizo</text:p>
            </office:annotation>
            <text:p>1.00</text:p>
          </table:table-cell>
          <table:table-cell table:style-name="ce9" table:formula="of:=2/3" office:value-type="float" office:value="0.666666666666667" calcext:value-type="float">
            <office:annotation draw:style-name="gr1" draw:text-style-name="P2" svg:width="125.4pt" svg:height="72.88pt" svg:x="546.18pt" svg:y="307.45pt" draw:caption-point-x="-11.54pt" draw:caption-point-y="-7.94pt">
              <dc:date>2020-01-13T00:00:00</dc:date>
              <text:p text:style-name="P1">overlapping and non overlaping methods <text:s/>https://github.com/Lab41/Circulo/tree/master/circulo/algorithms</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text:p>0.33</text:p>
          </table:table-cell>
          <table:table-cell table:style-name="ce18" office:value-type="float" office:value="0" calcext:value-type="float">
            <text:p>0.00</text:p>
          </table:table-cell>
          <table:table-cell table:style-name="ce18" table:formula="of:=2/3" office:value-type="float" office:value="0.666666666666667" calcext:value-type="float">
            <text:p>0.67</text:p>
          </table:table-cell>
          <table:table-cell table:style-name="ce22" table:formula="of:=[.N19]" office:value-type="float" office:value="1" calcext:value-type="float">
            <office:annotation draw:style-name="gr1" draw:text-style-name="P2" svg:width="116.65pt" svg:height="42.75pt" svg:x="1106.53pt" svg:y="322.5pt" draw:caption-point-x="-11.54pt" draw:caption-point-y="-22.99pt">
              <dc:date>2020-01-13T00:00:00</dc:date>
              <text:p text:style-name="P1">below uses igraph</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322.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1" office:value-type="float" office:value="1" calcext:value-type="float">
            <office:annotation draw:style-name="gr1" draw:text-style-name="P2" svg:width="357.96pt" svg:height="42.75pt" svg:x="1223.18pt" svg:y="322.5pt" draw:caption-point-x="-11.54pt" draw:caption-point-y="-22.99pt">
              <dc:date>2020-01-13T00:00:00</dc:date>
              <text:p text:style-name="P1">code avialble on github Lab41/circulo</text:p>
              <text:p text:style-name="P1"><text:tab/>-Angel Panizo</text:p>
            </office:annotation>
            <text:p>1.00</text:p>
          </table:table-cell>
          <table:table-cell table:style-name="ce22" table:formula="of:=2/3" office:value-type="float" office:value="0.666666666666667" calcext:value-type="float">
            <text:p>0.67</text:p>
          </table:table-cell>
          <table:table-cell table:style-name="ce27" table:formula="of:=[.T19]" office:value-type="float" office:value="0.714285714285714" calcext:value-type="float">
            <office:annotation draw:style-name="gr1" draw:text-style-name="P2" svg:width="299.2pt" svg:height="42.75pt" svg:x="1442.24pt" svg:y="322.5pt" draw:caption-point-x="-11.54pt" draw:caption-point-y="-22.99pt">
              <dc:date>2020-01-13T00:00:00</dc:date>
              <text:p text:style-name="P1">usses igraph under the hood</text:p>
              <text:p text:style-name="P1"><text:tab/>-Angel Panizo</text:p>
            </office:annotation>
            <text:p>0.71</text:p>
          </table:table-cell>
          <table:table-cell table:style-name="ce27" table:formula="of:=[.U19]" office:value-type="float" office:value="0" calcext:value-type="float">
            <office:annotation draw:style-name="gr1" draw:text-style-name="P2" svg:width="320.6pt" svg:height="42.75pt" svg:x="1501pt" svg:y="322.5pt" draw:caption-point-x="-11.54pt" draw:caption-point-y="-22.99pt">
              <dc:date>2020-01-13T00:00:00</dc:date>
              <text:p text:style-name="P1">usese igraph under the hood</text:p>
              <text:p text:style-name="P1"><text:tab/>-Angel Panizo</text:p>
            </office:annotation>
            <text:p>0.00</text:p>
          </table:table-cell>
          <table:table-cell table:number-columns-repeated="1003"/>
        </table:table-row>
        <table:table-row table:style-name="ro1">
          <table:table-cell table:style-name="ce3" office:value-type="string" calcext:value-type="string">
            <text:p>Stanford Network Analysis Platform (SNAP) --- a general purpose, high performance system for analysis and manipulation of large networks</text:p>
          </table:table-cell>
          <table:table-cell table:style-name="ce9" table:formula="of:=1" office:value-type="float" office:value="1" calcext:value-type="float">
            <office:annotation draw:style-name="gr1" draw:text-style-name="P2" svg:width="267.56pt" svg:height="42.75pt" svg:x="367.54pt" svg:y="338.26pt" draw:caption-point-x="-11.54pt" draw:caption-point-y="-22.99pt">
              <dc:date>2020-01-13T00:00:00</dc:date>
              <text:p text:style-name="P1">connected components + closter coeficient + degree distribution ... etc. Exctracted from paper</text:p>
              <text:p text:style-name="P1"><text:tab/>-Angel Panizo</text:p>
            </office:annotation>
            <text:p>1.00</text:p>
          </table:table-cell>
          <table:table-cell table:style-name="ce9" table:formula="of:=1" office:value-type="float" office:value="1" calcext:value-type="float">
            <office:annotation draw:style-name="gr1" draw:text-style-name="P2" svg:width="199.28pt" svg:height="42.75pt" svg:x="435.83pt" svg:y="338.26pt" draw:caption-point-x="-11.54pt" draw:caption-point-y="-22.99pt">
              <dc:date>2020-01-13T00:00:00</dc:date>
              <text:p text:style-name="P1">page rank and hits + shortest path + minimum cut + spanning trees</text:p>
              <text:p text:style-name="P1"><text:tab/>-Angel Panizo</text:p>
            </office:annotation>
            <text:p>1.00</text:p>
          </table:table-cell>
          <table:table-cell table:style-name="ce9" table:formula="of:=0.67" office:value-type="float" office:value="0.67" calcext:value-type="float">
            <office:annotation draw:style-name="gr1" draw:text-style-name="P2" svg:width="125.4pt" svg:height="42.75pt" svg:x="546.18pt" svg:y="338.26pt" draw:caption-point-x="-11.54pt" draw:caption-point-y="-22.99pt">
              <dc:date>2020-01-13T00:00:00</dc:date>
              <text:p text:style-name="P1">overlaping and non-overlaping. From paper</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 draw:text-style-name="P2" svg:width="269.91pt" svg:height="42.75pt" svg:x="671.58pt" svg:y="338.26pt" draw:caption-point-x="-11.54pt" draw:caption-point-y="-22.99pt">
              <dc:date>2020-01-13T00:00:00</dc:date>
              <text:p text:style-name="P1">the paper indicates that have been used for information diffusion</text:p>
              <text:p text:style-name="P1"><text:tab/>-Angel Panizo</text:p>
            </office:annotation>
            <text:p>1.00</text:p>
          </table:table-cell>
          <table:table-cell table:style-name="ce8" office:value-type="float" office:value="0" calcext:value-type="float">
            <text:p>0.00</text:p>
          </table:table-cell>
          <table:table-cell table:style-name="ce8" office:value-type="float" office:value="1" calcext:value-type="float">
            <office:annotation draw:style-name="gr1" draw:text-style-name="P2" svg:width="303.93pt" svg:height="42.75pt" svg:x="802.6pt" svg:y="338.26pt" draw:caption-point-x="-11.54pt" draw:caption-point-y="-22.99pt">
              <dc:date>2020-01-13T00:00:00</dc:date>
              <text:p text:style-name="P1">paper indicates link and missing node prediction</text:p>
              <text:p text:style-name="P1"><text:tab/>-Angel Panizo</text:p>
            </office:annotation>
            <text:p>1.00</text:p>
          </table:table-cell>
          <table:table-cell table:style-name="ce18" table:formula="of:=2/3" office:value-type="float" office:value="0.666666666666667" calcext:value-type="float">
            <office:annotation draw:style-name="gr1" draw:text-style-name="P2" svg:width="236.49pt" svg:height="42.75pt" svg:x="870.04pt" svg:y="338.26pt" draw:caption-point-x="-11.54pt" draw:caption-point-y="-22.99pt">
              <dc:date>2020-01-13T00:00:00</dc:date>
              <text:p text:style-name="P1">graph and time https://github.com/snap-stanford/snap</text:p>
              <text:p text:style-name="P1"><text:tab/>-Angel Panizo</text:p>
            </office:annotation>
            <text:p>0.67</text:p>
          </table:table-cell>
          <table:table-cell table:style-name="ce18" office:value-type="float" office:value="0" calcext:value-type="float">
            <text:p>0.00</text:p>
          </table:table-cell>
          <table:table-cell table:style-name="ce18" table:formula="of:=2/3" office:value-type="float" office:value="0.666666666666667" calcext:value-type="float">
            <office:annotation draw:style-name="gr1" draw:text-style-name="P2" svg:width="120.61pt" svg:height="42.75pt" svg:x="1047.03pt" svg:y="338.26pt" draw:caption-point-x="-11.54pt" draw:caption-point-y="-22.99pt">
              <dc:date>2020-01-13T00:00:00</dc:date>
              <text:p text:style-name="P1">weigthed graphs</text:p>
              <text:p text:style-name="P1"><text:tab/>-Angel Panizo</text:p>
            </office:annotation>
            <text:p>0.67</text:p>
          </table:table-cell>
          <table:table-cell table:style-name="ce22" table:formula="of:=1" office:value-type="float" office:value="1" calcext:value-type="float">
            <office:annotation draw:style-name="gr1" draw:text-style-name="P2" svg:width="116.65pt" svg:height="72.88pt" svg:x="1106.53pt" svg:y="323.21pt" draw:caption-point-x="-11.54pt" draw:caption-point-y="-7.94pt">
              <dc:date>2020-01-13T00:00:00</dc:date>
              <text:p text:style-name="P1">they indicate hundred of millions nodes in their web http://snap.stanford.edu/snap/index.html</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338.26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338.26pt" draw:caption-point-x="-11.54pt" draw:caption-point-y="-22.99pt">
              <dc:date>2020-01-13T00:00:00</dc:date>
              <text:p text:style-name="P1">code vailable on https://github.com/snap-stanford/snap</text:p>
              <text:p text:style-name="P1"><text:tab/>-Angel Panizo</text:p>
            </office:annotation>
            <text:p>1.00</text:p>
          </table:table-cell>
          <table:table-cell table:style-name="ce23" office:value-type="float" office:value="0.67" calcext:value-type="float">
            <office:annotation draw:style-name="gr1" draw:text-style-name="P2" svg:width="302.4pt" svg:height="42.75pt" svg:x="1358.9pt" svg:y="338.26pt" draw:caption-point-x="-11.54pt" draw:caption-point-y="-22.99pt">
              <dc:date>2020-01-13T00:00:00</dc:date>
              <text:p text:style-name="P1">has an API to communicate with</text:p>
              <text:p text:style-name="P1"><text:tab/>-Angel Panizo</text:p>
            </office:annotation>
            <text:p>0.67</text:p>
          </table:table-cell>
          <table:table-cell table:style-name="ce27" office:value-type="float" office:value="0" calcext:value-type="float">
            <office:annotation draw:style-name="gr1" draw:text-style-name="P2" svg:width="299.2pt" svg:height="42.75pt" svg:x="1442.24pt" svg:y="338.26pt" draw:caption-point-x="-11.54pt" draw:caption-point-y="-22.99pt">
              <dc:date>2020-01-13T00:00:00</dc:date>
              <text:p text:style-name="P1">No viz available</text:p>
              <text:p text:style-name="P1"><text:tab/>-Angel Panizo</text:p>
            </office:annotation>
            <text:p>0.00</text:p>
          </table:table-cell>
          <table:table-cell table:style-name="ce27" office:value-type="float" office:value="0" calcext:value-type="float">
            <text:p>0.00</text:p>
          </table:table-cell>
          <table:table-cell table:number-columns-repeated="1003"/>
        </table:table-row>
        <table:table-row table:style-name="ro1">
          <table:table-cell table:style-name="ce4" office:value-type="string" calcext:value-type="string">
            <office:annotation draw:style-name="gr1" draw:text-style-name="P2" svg:width="368.31pt" svg:height="42.75pt" svg:x="266.8pt" svg:y="353.99pt" draw:caption-point-x="-11.54pt" draw:caption-point-y="-22.96pt">
              <dc:date>2020-01-13T00:00:00</dc:date>
              <text:p text:style-name="P1">this application has very little information is only added to becuase is used by network workbench</text:p>
              <text:p text:style-name="P1"><text:tab/>-Angel Panizo</text:p>
            </office:annotation>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10" table:number-columns-repeated="4"/>
          <table:table-cell table:style-name="ce14" table:number-columns-repeated="2"/>
          <table:table-cell table:style-name="ce10" table:number-columns-repeated="12"/>
          <table:table-cell table:style-name="ce26" table:formula="of:=6/7" office:value-type="float" office:value="0.857142857142857" calcext:value-type="float">
            <office:annotation draw:style-name="gr1" draw:text-style-name="P2" svg:width="299.2pt" svg:height="42.75pt" svg:x="1442.24pt" svg:y="353.99pt" draw:caption-point-x="-11.54pt" draw:caption-point-y="-22.96pt">
              <dc:date>2020-01-13T00:00:00</dc:date>
              <text:p text:style-name="P1">color + shape + texture + size + saturation + position</text:p>
              <text:p text:style-name="P1"><text:tab/>-Angel Panizo</text:p>
            </office:annotation>
            <text:p>0.86</text:p>
          </table:table-cell>
          <table:table-cell table:style-name="ce26" table:formula="of:=4/5" office:value-type="float" office:value="0.8" calcext:value-type="float">
            <office:annotation draw:style-name="gr1" draw:text-style-name="P2" svg:width="320.6pt" svg:height="42.75pt" svg:x="1501pt" svg:y="353.99pt" draw:caption-point-x="-11.54pt" draw:caption-point-y="-22.96pt">
              <dc:date>2020-01-13T00:00:00</dc:date>
              <text:p text:style-name="P1">highlight + zoom + multiview + filter</text:p>
              <text:p text:style-name="P1"><text:tab/>-Angel Panizo</text:p>
            </office:annotation>
            <text:p>0.80</text:p>
          </table:table-cell>
          <table:table-cell table:number-columns-repeated="1003"/>
        </table:table-row>
        <table:table-row table:style-name="ro1" table:number-rows-repeated="916">
          <table:table-cell table:style-name="ce5"/>
          <table:table-cell table:number-columns-repeated="4"/>
          <table:table-cell table:style-name="ce15" table:number-columns-repeated="2"/>
          <table:table-cell table:number-columns-repeated="1017"/>
        </table:table-row>
        <table:table-row table:style-name="ro2" table:number-rows-repeated="1047637">
          <table:table-cell table:number-columns-repeated="1024"/>
        </table:table-row>
        <table:table-row table:style-name="ro2">
          <table:table-cell table:number-columns-repeated="1024"/>
        </table:table-row>
      </table:table>
      <table:table table:name="aggregated" table:style-name="ta2">
        <table:table-column table:style-name="co22" table:default-cell-style-name="Default"/>
        <table:table-column table:style-name="co23" table:default-cell-style-name="Default"/>
        <table:table-column table:style-name="co24" table:default-cell-style-name="Default"/>
        <table:table-column table:style-name="co2" table:default-cell-style-name="Default"/>
        <table:table-column table:style-name="co21" table:number-columns-repeated="3" table:default-cell-style-name="Default"/>
        <table:table-column table:style-name="co25" table:default-cell-style-name="Default"/>
        <table:table-column table:style-name="co21" table:number-columns-repeated="1016" table:default-cell-style-name="Default"/>
        <table:table-row table:style-name="ro1">
          <table:table-cell table:style-name="ce29" office:value-type="string" calcext:value-type="string">
            <text:p>Name</text:p>
          </table:table-cell>
          <table:table-cell table:style-name="ce29" office:value-type="string" calcext:value-type="string">
            <text:p>Description</text:p>
          </table:table-cell>
          <table:table-cell table:style-name="ce32" office:value-type="string" calcext:value-type="string">
            <text:p>Pattern and Knowledge discovery</text:p>
          </table:table-cell>
          <table:table-cell table:style-name="ce34" office:value-type="string" calcext:value-type="string">
            <text:p>Information Fusion</text:p>
          </table:table-cell>
          <table:table-cell table:style-name="ce21" office:value-type="string" calcext:value-type="string">
            <text:p>Scalability</text:p>
          </table:table-cell>
          <table:table-cell table:style-name="ce37" office:value-type="string" calcext:value-type="string">
            <text:p>Visualization</text:p>
          </table:table-cell>
          <table:table-cell table:style-name="ce39" office:value-type="string" calcext:value-type="string">
            <text:p>Total (C4)</text:p>
          </table:table-cell>
          <table:table-cell table:number-columns-repeated="1017"/>
        </table:table-row>
        <table:table-row table:style-name="ro1">
          <table:table-cell table:style-name="ce30" office:value-type="string" calcext:value-type="string">
            <text:p>UCINET</text:p>
          </table:table-cell>
          <table:table-cell table:style-name="ce31"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33" table:formula="of:=SUM([$unaggregated.B3:.J3])/7" office:value-type="float" office:value="0.44047619047619" calcext:value-type="float">
            <text:p>0.44</text:p>
          </table:table-cell>
          <table:table-cell table:style-name="ce35" table:formula="of:=SUM([$unaggregated.K3:.M3])/3" office:value-type="float" office:value="0.333333333333333" calcext:value-type="float">
            <text:p>0.33</text:p>
          </table:table-cell>
          <table:table-cell table:style-name="ce36" table:formula="of:=SUM(([$unaggregated.N3:.S3]))/4" office:value-type="float" office:value="0.414166666666667" calcext:value-type="float">
            <text:p>0.41</text:p>
          </table:table-cell>
          <table:table-cell table:style-name="ce38" table:formula="of:=SUM([$unaggregated.T3:.U3])/2" office:value-type="float" office:value="0.557142857142857" calcext:value-type="float">
            <text:p>0.56</text:p>
          </table:table-cell>
          <table:table-cell table:style-name="ce40" table:formula="of:=1/4*ABS(([.C2]+[.E2])*([.D2]+[.F2]))" office:value-type="float" office:value="0.190259778911565" calcext:value-type="float">
            <text:p>0.19</text:p>
          </table:table-cell>
          <table:table-cell table:number-columns-repeated="1017"/>
        </table:table-row>
        <table:table-row table:style-name="ro1">
          <table:table-cell table:style-name="ce30" office:value-type="string" calcext:value-type="string">
            <text:p>NetMiner</text:p>
          </table:table-cell>
          <table:table-cell table:style-name="ce31"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33" table:formula="of:=SUM([$unaggregated.B4:.J4])/7" office:value-type="float" office:value="0.654761904761905" calcext:value-type="float">
            <text:p>0.65</text:p>
          </table:table-cell>
          <table:table-cell table:style-name="ce35" table:formula="of:=SUM([$unaggregated.K4:.M4])/3" office:value-type="float" office:value="0.888888888888889" calcext:value-type="float">
            <text:p>0.89</text:p>
          </table:table-cell>
          <table:table-cell table:style-name="ce36" table:formula="of:=SUM(([$unaggregated.N4:.S4]))/4" office:value-type="float" office:value="0.665833333333333" calcext:value-type="float">
            <text:p>0.67</text:p>
          </table:table-cell>
          <table:table-cell table:style-name="ce38" table:formula="of:=SUM([$unaggregated.T4:.U4])/2" office:value-type="float" office:value="0.685714285714286" calcext:value-type="float">
            <text:p>0.69</text:p>
          </table:table-cell>
          <table:table-cell table:style-name="ce40" table:formula="of:=1/4*ABS(([.C3]+[.E3])*([.D3]+[.F3]))" office:value-type="float" office:value="0.519853363567649" calcext:value-type="float">
            <text:p>0.52</text:p>
          </table:table-cell>
          <table:table-cell table:number-columns-repeated="1017"/>
        </table:table-row>
        <table:table-row table:style-name="ro1">
          <table:table-cell table:style-name="ce30" office:value-type="string" calcext:value-type="string">
            <text:p>Network workbench</text:p>
          </table:table-cell>
          <table:table-cell table:style-name="ce31"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33" table:formula="of:=SUM([$unaggregated.B5:.J5])/7" office:value-type="float" office:value="0.332857142857143" calcext:value-type="float">
            <text:p>0.33</text:p>
          </table:table-cell>
          <table:table-cell table:style-name="ce35" table:formula="of:=SUM([$unaggregated.K5:.M5])/3" office:value-type="float" office:value="0.666666666666667" calcext:value-type="float">
            <text:p>0.67</text:p>
          </table:table-cell>
          <table:table-cell table:style-name="ce36" table:formula="of:=SUM(([$unaggregated.N5:.S5]))/4" office:value-type="float" office:value="0.330833333333333" calcext:value-type="float">
            <text:p>0.33</text:p>
          </table:table-cell>
          <table:table-cell table:style-name="ce38" table:formula="of:=SUM([$unaggregated.T5:.U5])/2" office:value-type="float" office:value="0.857142857142857" calcext:value-type="float">
            <text:p>0.86</text:p>
          </table:table-cell>
          <table:table-cell table:style-name="ce40" table:formula="of:=1/4*ABS(([.C4]+[.E4])*([.D4]+[.F4]))" office:value-type="float" office:value="0.252834467120181" calcext:value-type="float">
            <text:p>0.25</text:p>
          </table:table-cell>
          <table:table-cell table:number-columns-repeated="1017"/>
        </table:table-row>
        <table:table-row table:style-name="ro1">
          <table:table-cell table:style-name="ce30" office:value-type="string" calcext:value-type="string">
            <text:p>ORA-LITE</text:p>
          </table:table-cell>
          <table:table-cell table:style-name="ce31"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33" table:formula="of:=SUM([$unaggregated.B6:.J6])/7" office:value-type="float" office:value="0.844285714285714" calcext:value-type="float">
            <text:p>0.84</text:p>
          </table:table-cell>
          <table:table-cell table:style-name="ce35" table:formula="of:=SUM([$unaggregated.K6:.M6])/3" office:value-type="float" office:value="0.666666666666667" calcext:value-type="float">
            <text:p>0.67</text:p>
          </table:table-cell>
          <table:table-cell table:style-name="ce36" table:formula="of:=SUM(([$unaggregated.N6:.S6]))/4" office:value-type="float" office:value="0.5" calcext:value-type="float">
            <text:p>0.50</text:p>
          </table:table-cell>
          <table:table-cell table:style-name="ce38" table:formula="of:=SUM([$unaggregated.T6:.U6])/2" office:value-type="float" office:value="1" calcext:value-type="float">
            <text:p>1.00</text:p>
          </table:table-cell>
          <table:table-cell table:style-name="ce40" table:formula="of:=1/4*ABS(([.C5]+[.E5])*([.D5]+[.F5]))" office:value-type="float" office:value="0.560119047619048" calcext:value-type="float">
            <text:p>0.56</text:p>
          </table:table-cell>
          <table:table-cell table:number-columns-repeated="1017"/>
        </table:table-row>
        <table:table-row table:style-name="ro1">
          <table:table-cell table:style-name="ce30" office:value-type="string" calcext:value-type="string">
            <text:p>PyGraphistry</text:p>
          </table:table-cell>
          <table:table-cell table:style-name="ce31"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33" table:formula="of:=SUM([$unaggregated.B7:.J7])/7" office:value-type="float" office:value="0.333333333333333" calcext:value-type="float">
            <text:p>0.33</text:p>
          </table:table-cell>
          <table:table-cell table:style-name="ce35" table:formula="of:=SUM([$unaggregated.K7:.M7])/3" office:value-type="float" office:value="1" calcext:value-type="float">
            <text:p>1.00</text:p>
          </table:table-cell>
          <table:table-cell table:style-name="ce36" table:formula="of:=SUM(([$unaggregated.N7:.S7]))/4" office:value-type="float" office:value="1" calcext:value-type="float">
            <text:p>1.00</text:p>
          </table:table-cell>
          <table:table-cell table:style-name="ce38" table:formula="of:=SUM([$unaggregated.T7:.U7])/2" office:value-type="float" office:value="1" calcext:value-type="float">
            <text:p>1.00</text:p>
          </table:table-cell>
          <table:table-cell table:style-name="ce40" table:formula="of:=1/4*ABS(([.C6]+[.E6])*([.D6]+[.F6]))" office:value-type="float" office:value="0.666666666666667" calcext:value-type="float">
            <text:p>0.67</text:p>
          </table:table-cell>
          <table:table-cell table:number-columns-repeated="1017"/>
        </table:table-row>
        <table:table-row table:style-name="ro1">
          <table:table-cell table:style-name="ce30" office:value-type="string" calcext:value-type="string">
            <text:p>Cytoscape</text:p>
          </table:table-cell>
          <table:table-cell table:style-name="ce31" table:formula="of:=[$unaggregated.A8]"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33" table:formula="of:=SUM([$unaggregated.B8:.J8])/7" office:value-type="float" office:value="0.666666666666667" calcext:value-type="float">
            <text:p>0.67</text:p>
          </table:table-cell>
          <table:table-cell table:style-name="ce35" table:formula="of:=SUM([$unaggregated.K8:.M8])/3" office:value-type="float" office:value="0.333333333333333" calcext:value-type="float">
            <text:p>0.33</text:p>
          </table:table-cell>
          <table:table-cell table:style-name="ce36" table:formula="of:=SUM(([$unaggregated.N8:.S8]))/4" office:value-type="float" office:value="0.5825" calcext:value-type="float">
            <text:p>0.58</text:p>
          </table:table-cell>
          <table:table-cell table:style-name="ce38" table:formula="of:=SUM([$unaggregated.T8:.U8])/2" office:value-type="float" office:value="0.928571428571429" calcext:value-type="float">
            <text:p>0.93</text:p>
          </table:table-cell>
          <table:table-cell table:style-name="ce40" table:formula="of:=1/4*ABS(([.C7]+[.E7])*([.D7]+[.F7]))" office:value-type="float" office:value="0.394082341269841" calcext:value-type="float">
            <text:p>0.39</text:p>
          </table:table-cell>
          <table:table-cell table:number-columns-repeated="1017"/>
        </table:table-row>
        <table:table-row table:style-name="ro1">
          <table:table-cell table:style-name="ce30" office:value-type="string" calcext:value-type="string">
            <text:p>Gephi</text:p>
          </table:table-cell>
          <table:table-cell table:style-name="ce31" table:formula="of:=[$unaggregated.A9]"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33" table:formula="of:=SUM([$unaggregated.B9:.J9])/7" office:value-type="float" office:value="0.345238095238095" calcext:value-type="float">
            <text:p>0.35</text:p>
          </table:table-cell>
          <table:table-cell table:style-name="ce35" table:formula="of:=SUM([$unaggregated.K9:.M9])/3" office:value-type="float" office:value="0.444444444444444" calcext:value-type="float">
            <text:p>0.44</text:p>
          </table:table-cell>
          <table:table-cell table:style-name="ce36" table:formula="of:=SUM(([$unaggregated.N9:.S9]))/4" office:value-type="float" office:value="0.664166666666667" calcext:value-type="float">
            <text:p>0.66</text:p>
          </table:table-cell>
          <table:table-cell table:style-name="ce38" table:formula="of:=SUM([$unaggregated.T9:.U9])/2" office:value-type="float" office:value="0.928571428571429" calcext:value-type="float">
            <text:p>0.93</text:p>
          </table:table-cell>
          <table:table-cell table:style-name="ce40" table:formula="of:=1/4*ABS(([.C8]+[.E8])*([.D8]+[.F8]))" office:value-type="float" office:value="0.346482190098262" calcext:value-type="float">
            <text:p>0.35</text:p>
          </table:table-cell>
          <table:table-cell table:number-columns-repeated="1017"/>
        </table:table-row>
        <table:table-row table:style-name="ro1">
          <table:table-cell table:style-name="ce30" office:value-type="string" calcext:value-type="string">
            <text:p>Graphviz</text:p>
          </table:table-cell>
          <table:table-cell table:style-name="ce31" table:formula="of:=[$unaggregated.A10]" office:value-type="string" office:string-value="GraphViz: is open source graph visualization software." calcext:value-type="string">
            <text:p>GraphViz: is open source graph visualization software.</text:p>
          </table:table-cell>
          <table:table-cell table:style-name="ce33" table:formula="of:=SUM([$unaggregated.B10:.J10])/7" office:value-type="float" office:value="0.0976190476190476" calcext:value-type="float">
            <text:p>0.10</text:p>
          </table:table-cell>
          <table:table-cell table:style-name="ce35" table:formula="of:=SUM([$unaggregated.K10:.M10])/3" office:value-type="float" office:value="0.333333333333333" calcext:value-type="float">
            <text:p>0.33</text:p>
          </table:table-cell>
          <table:table-cell table:style-name="ce36" table:formula="of:=SUM(([$unaggregated.N10:.S10]))/4" office:value-type="float" office:value="0.499166666666667" calcext:value-type="float">
            <text:p>0.50</text:p>
          </table:table-cell>
          <table:table-cell table:style-name="ce38" table:formula="of:=SUM([$unaggregated.T10:.U10])/2" office:value-type="float" office:value="0.7" calcext:value-type="float">
            <text:p>0.70</text:p>
          </table:table-cell>
          <table:table-cell table:style-name="ce40" table:formula="of:=1/4*ABS(([.C9]+[.E9])*([.D9]+[.F9]))" office:value-type="float" office:value="0.154169642857143" calcext:value-type="float">
            <text:p>0.15</text:p>
          </table:table-cell>
          <table:table-cell table:number-columns-repeated="1017"/>
        </table:table-row>
        <table:table-row table:style-name="ro1">
          <table:table-cell table:style-name="ce30" office:value-type="string" calcext:value-type="string">
            <text:p>NetworkX</text:p>
          </table:table-cell>
          <table:table-cell table:style-name="ce31" table:formula="of:=[$unaggregated.A11]"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33" table:formula="of:=SUM([$unaggregated.B11:.J11])/7" office:value-type="float" office:value="0.524285714285714" calcext:value-type="float">
            <text:p>0.52</text:p>
          </table:table-cell>
          <table:table-cell table:style-name="ce35" table:formula="of:=SUM([$unaggregated.K11:.M11])/3" office:value-type="float" office:value="0.444444444444444" calcext:value-type="float">
            <text:p>0.44</text:p>
          </table:table-cell>
          <table:table-cell table:style-name="ce36" table:formula="of:=SUM(([$unaggregated.N11:.S11]))/4" office:value-type="float" office:value="0.5825" calcext:value-type="float">
            <text:p>0.58</text:p>
          </table:table-cell>
          <table:table-cell table:style-name="ce38" table:formula="of:=SUM([$unaggregated.T11:.U11])/2" office:value-type="float" office:value="0" calcext:value-type="float">
            <text:p>0.00</text:p>
          </table:table-cell>
          <table:table-cell table:style-name="ce40" table:formula="of:=1/4*ABS(([.C10]+[.E10])*([.D10]+[.F10]))" office:value-type="float" office:value="0.12297619047619" calcext:value-type="float">
            <text:p>0.12</text:p>
          </table:table-cell>
          <table:table-cell table:number-columns-repeated="1017"/>
        </table:table-row>
        <table:table-row table:style-name="ro1">
          <table:table-cell table:style-name="ce30" office:value-type="string" calcext:value-type="string">
            <text:p>Prefuse</text:p>
          </table:table-cell>
          <table:table-cell table:style-name="ce31" table:formula="of:=[$unaggregated.A12]"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33" table:formula="of:=SUM([$unaggregated.B12:.J12])/7" office:value-type="float" office:value="0" calcext:value-type="float">
            <text:p>0.00</text:p>
          </table:table-cell>
          <table:table-cell table:style-name="ce35" table:formula="of:=SUM([$unaggregated.K12:.M12])/3" office:value-type="float" office:value="0.444444444444444" calcext:value-type="float">
            <text:p>0.44</text:p>
          </table:table-cell>
          <table:table-cell table:style-name="ce36" table:formula="of:=SUM(([$unaggregated.N12:.S12]))/4" office:value-type="float" office:value="0.583333333333333" calcext:value-type="float">
            <text:p>0.58</text:p>
          </table:table-cell>
          <table:table-cell table:style-name="ce38" table:formula="of:=SUM([$unaggregated.T12:.U12])/2" office:value-type="float" office:value="0.857142857142857" calcext:value-type="float">
            <text:p>0.86</text:p>
          </table:table-cell>
          <table:table-cell table:style-name="ce40" table:formula="of:=1/4*ABS(([.C11]+[.E11])*([.D11]+[.F11]))" office:value-type="float" office:value="0.189814814814815" calcext:value-type="float">
            <text:p>0.19</text:p>
          </table:table-cell>
          <table:table-cell table:number-columns-repeated="1017"/>
        </table:table-row>
        <table:table-row table:style-name="ro1">
          <table:table-cell table:style-name="ce30" office:value-type="string" calcext:value-type="string">
            <text:p>JUNG</text:p>
          </table:table-cell>
          <table:table-cell table:style-name="ce31" table:formula="of:=[$unaggregated.A13]"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33" table:formula="of:=SUM([$unaggregated.B13:.J13])/7" office:value-type="float" office:value="0.411904761904762" calcext:value-type="float">
            <text:p>0.41</text:p>
          </table:table-cell>
          <table:table-cell table:style-name="ce35" table:formula="of:=SUM([$unaggregated.K13:.M13])/3" office:value-type="float" office:value="0.333333333333333" calcext:value-type="float">
            <text:p>0.33</text:p>
          </table:table-cell>
          <table:table-cell table:style-name="ce36" table:formula="of:=SUM(([$unaggregated.N13:.S13]))/4" office:value-type="float" office:value="0.75" calcext:value-type="float">
            <text:p>0.75</text:p>
          </table:table-cell>
          <table:table-cell table:style-name="ce38" table:formula="of:=SUM([$unaggregated.T13:.U13])/2" office:value-type="float" office:value="0.642857142857143" calcext:value-type="float">
            <text:p>0.64</text:p>
          </table:table-cell>
          <table:table-cell table:style-name="ce40" table:formula="of:=1/4*ABS(([.C12]+[.E12])*([.D12]+[.F12]))" office:value-type="float" office:value="0.283560090702948" calcext:value-type="float">
            <text:p>0.28</text:p>
          </table:table-cell>
          <table:table-cell table:number-columns-repeated="1017"/>
        </table:table-row>
        <table:table-row table:style-name="ro1">
          <table:table-cell table:style-name="ce30" office:value-type="string" calcext:value-type="string">
            <text:p>Pajek</text:p>
          </table:table-cell>
          <table:table-cell table:style-name="ce31" table:formula="of:=[$unaggregated.A14]"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33" table:formula="of:=SUM([$unaggregated.B14:.J14])/7" office:value-type="float" office:value="0.475714285714286" calcext:value-type="float">
            <text:p>0.48</text:p>
          </table:table-cell>
          <table:table-cell table:style-name="ce35" table:formula="of:=SUM([$unaggregated.K14:.M14])/3" office:value-type="float" office:value="0.555555555555555" calcext:value-type="float">
            <text:p>0.56</text:p>
          </table:table-cell>
          <table:table-cell table:style-name="ce36" table:formula="of:=SUM(([$unaggregated.N14:.S14]))/4" office:value-type="float" office:value="0.4975" calcext:value-type="float">
            <text:p>0.50</text:p>
          </table:table-cell>
          <table:table-cell table:style-name="ce38" table:formula="of:=SUM([$unaggregated.T14:.U14])/2" office:value-type="float" office:value="0.73" calcext:value-type="float">
            <text:p>0.73</text:p>
          </table:table-cell>
          <table:table-cell table:style-name="ce40" table:formula="of:=1/4*ABS(([.C13]+[.E13])*([.D13]+[.F13]))" office:value-type="float" office:value="0.312780257936508" calcext:value-type="float">
            <text:p>0.31</text:p>
          </table:table-cell>
          <table:table-cell table:number-columns-repeated="1017"/>
        </table:table-row>
        <table:table-row table:style-name="ro1">
          <table:table-cell table:style-name="ce30" office:value-type="string" calcext:value-type="string">
            <text:p>AllegroGraph</text:p>
          </table:table-cell>
          <table:table-cell table:style-name="ce31" table:formula="of:=[$unaggregated.A15]"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33" table:formula="of:=SUM([$unaggregated.B15:.J15])/7" office:value-type="float" office:value="0.214285714285714" calcext:value-type="float">
            <text:p>0.21</text:p>
          </table:table-cell>
          <table:table-cell table:style-name="ce35" table:formula="of:=SUM([$unaggregated.K15:.M15])/3" office:value-type="float" office:value="0.333333333333333" calcext:value-type="float">
            <text:p>0.33</text:p>
          </table:table-cell>
          <table:table-cell table:style-name="ce36" table:formula="of:=SUM(([$unaggregated.N15:.S15]))/4" office:value-type="float" office:value="1" calcext:value-type="float">
            <text:p>1.00</text:p>
          </table:table-cell>
          <table:table-cell table:style-name="ce38" table:formula="of:=SUM([$unaggregated.T15:.U15])/2" office:value-type="float" office:value="0" calcext:value-type="float">
            <text:p>0.00</text:p>
          </table:table-cell>
          <table:table-cell table:style-name="ce40" table:formula="of:=1/4*ABS(([.C14]+[.E14])*([.D14]+[.F14]))" office:value-type="float" office:value="0.101190476190476" calcext:value-type="float">
            <text:p>0.10</text:p>
          </table:table-cell>
          <table:table-cell table:number-columns-repeated="1017"/>
        </table:table-row>
        <table:table-row table:style-name="ro1">
          <table:table-cell table:style-name="ce30" office:value-type="string" calcext:value-type="string">
            <text:p>GraphX Apache Spark</text:p>
          </table:table-cell>
          <table:table-cell table:style-name="ce31" table:formula="of:=[$unaggregated.A16]" office:value-type="string" office:string-value="GraphX Apache Spark --- module to perform graph-related parallel computation." calcext:value-type="string">
            <text:p>GraphX Apache Spark --- module to perform graph-related parallel computation.</text:p>
          </table:table-cell>
          <table:table-cell table:style-name="ce33" table:formula="of:=SUM([$unaggregated.B16:.J16])/7" office:value-type="float" office:value="0.15" calcext:value-type="float">
            <text:p>0.15</text:p>
          </table:table-cell>
          <table:table-cell table:style-name="ce35" table:formula="of:=SUM([$unaggregated.K16:.M16])/3" office:value-type="float" office:value="0.444444444444444" calcext:value-type="float">
            <text:p>0.44</text:p>
          </table:table-cell>
          <table:table-cell table:style-name="ce36" table:formula="of:=SUM(([$unaggregated.N16:.S16]))/4" office:value-type="float" office:value="0.916666666666667" calcext:value-type="float">
            <text:p>0.92</text:p>
          </table:table-cell>
          <table:table-cell table:style-name="ce38" table:formula="of:=SUM([$unaggregated.T16:.U16])/2" office:value-type="float" office:value="0" calcext:value-type="float">
            <text:p>0.00</text:p>
          </table:table-cell>
          <table:table-cell table:style-name="ce40" table:formula="of:=1/4*ABS(([.C15]+[.E15])*([.D15]+[.F15]))" office:value-type="float" office:value="0.118518518518519" calcext:value-type="float">
            <text:p>0.12</text:p>
          </table:table-cell>
          <table:table-cell table:number-columns-repeated="1017"/>
        </table:table-row>
        <table:table-row table:style-name="ro1">
          <table:table-cell table:style-name="ce30" office:value-type="string" calcext:value-type="string">
            <text:p>Neo4j</text:p>
          </table:table-cell>
          <table:table-cell table:style-name="ce31" table:formula="of:=[$unaggregated.A17]" office:value-type="string" office:string-value="Neo4j - Open source, scalable graph database" calcext:value-type="string">
            <text:p>Neo4j - Open source, scalable graph database</text:p>
          </table:table-cell>
          <table:table-cell table:style-name="ce33" table:formula="of:=SUM([$unaggregated.B17:.J17])/7" office:value-type="float" office:value="0.475714285714286" calcext:value-type="float">
            <text:p>0.48</text:p>
          </table:table-cell>
          <table:table-cell table:style-name="ce35" table:formula="of:=SUM([$unaggregated.K17:.M17])/3" office:value-type="float" office:value="0.555555555555555" calcext:value-type="float">
            <text:p>0.56</text:p>
          </table:table-cell>
          <table:table-cell table:style-name="ce36" table:formula="of:=SUM(([$unaggregated.N17:.S17]))/4" office:value-type="float" office:value="1" calcext:value-type="float">
            <text:p>1.00</text:p>
          </table:table-cell>
          <table:table-cell table:style-name="ce38" table:formula="of:=SUM([$unaggregated.T17:.U17])/2" office:value-type="float" office:value="1" calcext:value-type="float">
            <text:p>1.00</text:p>
          </table:table-cell>
          <table:table-cell table:style-name="ce40" table:formula="of:=1/4*ABS(([.C16]+[.E16])*([.D16]+[.F16]))" office:value-type="float" office:value="0.573888888888889" calcext:value-type="float">
            <text:p>0.57</text:p>
          </table:table-cell>
          <table:table-cell table:number-columns-repeated="1017"/>
        </table:table-row>
        <table:table-row table:style-name="ro1">
          <table:table-cell table:style-name="ce30" office:value-type="string" calcext:value-type="string">
            <text:p>Sparkling Graph</text:p>
          </table:table-cell>
          <table:table-cell table:style-name="ce31" table:formula="of:=[$unaggregated.A18]"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33" table:formula="of:=SUM([$unaggregated.B18:.J18])/7" office:value-type="float" office:value="0.404761904761905" calcext:value-type="float">
            <text:p>0.40</text:p>
          </table:table-cell>
          <table:table-cell table:style-name="ce35" table:formula="of:=SUM([$unaggregated.K18:.M18])/3" office:value-type="float" office:value="0.444444444444444" calcext:value-type="float">
            <text:p>0.44</text:p>
          </table:table-cell>
          <table:table-cell table:style-name="ce36" table:formula="of:=SUM(([$unaggregated.N18:.S18]))/4" office:value-type="float" office:value="0.916666666666667" calcext:value-type="float">
            <text:p>0.92</text:p>
          </table:table-cell>
          <table:table-cell table:style-name="ce38" table:formula="of:=SUM([$unaggregated.T18:.U18])/2" office:value-type="float" office:value="0" calcext:value-type="float">
            <text:p>0.00</text:p>
          </table:table-cell>
          <table:table-cell table:style-name="ce40" table:formula="of:=1/4*ABS(([.C17]+[.E17])*([.D17]+[.F17]))" office:value-type="float" office:value="0.146825396825397" calcext:value-type="float">
            <text:p>0.15</text:p>
          </table:table-cell>
          <table:table-cell table:number-columns-repeated="1017"/>
        </table:table-row>
        <table:table-row table:style-name="ro1">
          <table:table-cell table:style-name="ce30" office:value-type="string" calcext:value-type="string">
            <text:p>igraph</text:p>
          </table:table-cell>
          <table:table-cell table:style-name="ce31" table:formula="of:=[$unaggregated.A19]"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33" table:formula="of:=SUM([$unaggregated.B19:.J19])/7" office:value-type="float" office:value="0.333333333333333" calcext:value-type="float">
            <text:p>0.33</text:p>
          </table:table-cell>
          <table:table-cell table:style-name="ce35" table:formula="of:=SUM([$unaggregated.K19:.M19])/3" office:value-type="float" office:value="0.333333333333333" calcext:value-type="float">
            <text:p>0.33</text:p>
          </table:table-cell>
          <table:table-cell table:style-name="ce36" table:formula="of:=SUM(([$unaggregated.N19:.S19]))/4" office:value-type="float" office:value="0.75" calcext:value-type="float">
            <text:p>0.75</text:p>
          </table:table-cell>
          <table:table-cell table:style-name="ce38" table:formula="of:=SUM([$unaggregated.T19:.U19])/2" office:value-type="float" office:value="0.357142857142857" calcext:value-type="float">
            <text:p>0.36</text:p>
          </table:table-cell>
          <table:table-cell table:style-name="ce40" table:formula="of:=1/4*ABS(([.C18]+[.E18])*([.D18]+[.F18]))" office:value-type="float" office:value="0.187003968253968" calcext:value-type="float">
            <text:p>0.19</text:p>
          </table:table-cell>
          <table:table-cell table:number-columns-repeated="1017"/>
        </table:table-row>
        <table:table-row table:style-name="ro1">
          <table:table-cell table:style-name="ce30" office:value-type="string" calcext:value-type="string">
            <text:p>Circulo</text:p>
          </table:table-cell>
          <table:table-cell table:style-name="ce31" table:formula="of:=[$unaggregated.A20]"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33" table:formula="of:=SUM([$unaggregated.B20:.J20])/7" office:value-type="float" office:value="0.380952380952381" calcext:value-type="float">
            <text:p>0.38</text:p>
          </table:table-cell>
          <table:table-cell table:style-name="ce35" table:formula="of:=SUM([$unaggregated.K20:.M20])/3" office:value-type="float" office:value="0.333333333333333" calcext:value-type="float">
            <text:p>0.33</text:p>
          </table:table-cell>
          <table:table-cell table:style-name="ce36" table:formula="of:=SUM(([$unaggregated.N20:.S20]))/4" office:value-type="float" office:value="0.75" calcext:value-type="float">
            <text:p>0.75</text:p>
          </table:table-cell>
          <table:table-cell table:style-name="ce38" table:formula="of:=SUM([$unaggregated.T20:.U20])/2" office:value-type="float" office:value="0.357142857142857" calcext:value-type="float">
            <text:p>0.36</text:p>
          </table:table-cell>
          <table:table-cell table:style-name="ce40" table:formula="of:=1/4*ABS(([.C19]+[.E19])*([.D19]+[.F19]))" office:value-type="float" office:value="0.195223922902494" calcext:value-type="float">
            <text:p>0.20</text:p>
          </table:table-cell>
          <table:table-cell table:number-columns-repeated="1017"/>
        </table:table-row>
        <table:table-row table:style-name="ro1">
          <table:table-cell table:style-name="ce30" office:value-type="string" calcext:value-type="string">
            <text:p>SNAP</text:p>
          </table:table-cell>
          <table:table-cell table:style-name="ce31" table:formula="of:=[$unaggregated.A21]"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33" table:formula="of:=SUM([$unaggregated.B21:.J21])/7" office:value-type="float" office:value="0.667142857142857" calcext:value-type="float">
            <text:p>0.67</text:p>
          </table:table-cell>
          <table:table-cell table:style-name="ce35" table:formula="of:=SUM([$unaggregated.K21:.M21])/3" office:value-type="float" office:value="0.444444444444444" calcext:value-type="float">
            <text:p>0.44</text:p>
          </table:table-cell>
          <table:table-cell table:style-name="ce36" table:formula="of:=SUM(([$unaggregated.N21:.S21]))/4" office:value-type="float" office:value="0.750833333333333" calcext:value-type="float">
            <text:p>0.75</text:p>
          </table:table-cell>
          <table:table-cell table:style-name="ce38" table:formula="of:=SUM([$unaggregated.T21:.U21])/2" office:value-type="float" office:value="0" calcext:value-type="float">
            <text:p>0.00</text:p>
          </table:table-cell>
          <table:table-cell table:style-name="ce40" table:formula="of:=1/4*ABS(([.C20]+[.E20])*([.D20]+[.F20]))" office:value-type="float" office:value="0.15755291005291" calcext:value-type="float">
            <text:p>0.16</text:p>
          </table:table-cell>
          <table:table-cell table:number-columns-repeated="1017"/>
        </table:table-row>
        <table:table-row table:style-name="ro1">
          <table:table-cell table:style-name="ce30" office:value-type="string" calcext:value-type="string">
            <text:p>GUESS</text:p>
          </table:table-cell>
          <table:table-cell table:style-name="ce31" table:formula="of:=[$unaggregated.A22]"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33" table:formula="of:=SUM([$unaggregated.B22:.J22])/7" office:value-type="float" office:value="0" calcext:value-type="float">
            <text:p>0.00</text:p>
          </table:table-cell>
          <table:table-cell table:style-name="ce35" table:formula="of:=SUM([$unaggregated.K22:.M22])/3" office:value-type="float" office:value="0" calcext:value-type="float">
            <text:p>0.00</text:p>
          </table:table-cell>
          <table:table-cell table:style-name="ce36" table:formula="of:=SUM(([$unaggregated.N22:.S22]))/4" office:value-type="float" office:value="0" calcext:value-type="float">
            <text:p>0.00</text:p>
          </table:table-cell>
          <table:table-cell table:style-name="ce38" table:formula="of:=SUM([$unaggregated.T22:.U22])/2" office:value-type="float" office:value="0.828571428571429" calcext:value-type="float">
            <text:p>0.83</text:p>
          </table:table-cell>
          <table:table-cell table:style-name="ce40" table:formula="of:=1/4*ABS(([.C21]+[.E21])*([.D21]+[.F21]))" office:value-type="float" office:value="0" calcext:value-type="float">
            <text:p>0.00</text:p>
          </table:table-cell>
          <table:table-cell table:number-columns-repeated="1017"/>
        </table:table-row>
        <table:table-row table:style-name="ro2" table:number-rows-repeated="1048554">
          <table:table-cell table:number-columns-repeated="1024"/>
        </table:table-row>
        <table:table-row table:style-name="ro2">
          <table:table-cell table:number-columns-repeated="1024"/>
        </table:table-row>
        <calcext:conditional-formats>
          <calcext:conditional-format calcext:target-range-address="aggregated.C2:aggregated.F21">
            <calcext:condition calcext:apply-style-name="ConditionalStyle_1" calcext:value="=0" calcext:base-cell-address="aggregated.C2"/>
          </calcext:conditional-format>
          <calcext:conditional-format calcext:target-range-address="aggregated.G2:aggregated.G21">
            <calcext:condition calcext:apply-style-name="ConditionalStyle_1" calcext:value="=0" calcext:base-cell-address="aggregated.G2"/>
          </calcext:conditional-format>
        </calcext:conditional-formats>
      </table:table>
      <table:table table:name="references" table:style-name="ta3">
        <table:table-column table:style-name="co26" table:default-cell-style-name="Default"/>
        <table:table-column table:style-name="co21" table:number-columns-repeated="2" table:default-cell-style-name="Default"/>
        <table:table-column table:style-name="co27" table:default-cell-style-name="Default"/>
        <table:table-column table:style-name="co28" table:default-cell-style-name="Default"/>
        <table:table-column table:style-name="co21" table:number-columns-repeated="1019" table:default-cell-style-name="Default"/>
        <table:table-row table:style-name="ro1">
          <table:table-cell table:style-name="ce29"/>
          <table:table-cell table:style-name="ce44" office:value-type="string" calcext:value-type="string">
            <text:p>Version</text:p>
          </table:table-cell>
          <table:table-cell table:style-name="ce44" office:value-type="string" calcext:value-type="string">
            <text:p>plataforma</text:p>
          </table:table-cell>
          <table:table-cell table:style-name="ce44" office:value-type="string" calcext:value-type="string">
            <text:p>Licencia</text:p>
          </table:table-cell>
          <table:table-cell table:style-name="ce49" office:value-type="string" calcext:value-type="string">
            <text:p>Recursos usados</text:p>
          </table:table-cell>
          <table:table-cell table:style-name="ce48" table:number-columns-repeated="22"/>
          <table:table-cell table:number-columns-repeated="997"/>
        </table:table-row>
        <table:table-row table:style-name="ro1">
          <table:table-cell table:style-name="ce41" office:value-type="string" calcext:value-type="string" table:number-columns-spanned="5" table:number-rows-spanned="1">
            <text:p>General</text:p>
          </table:table-cell>
          <table:covered-table-cell table:number-columns-repeated="4"/>
          <table:table-cell table:style-name="ce48" table:number-columns-repeated="22"/>
          <table:table-cell table:number-columns-repeated="997"/>
        </table:table-row>
        <table:table-row table:style-name="ro1">
          <table:table-cell table:style-name="ce42"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45" office:value-type="string" calcext:value-type="string">
            <text:p>6.681.0</text:p>
          </table:table-cell>
          <table:table-cell table:style-name="ce45" office:value-type="string" calcext:value-type="string">
            <text:p>windows</text:p>
          </table:table-cell>
          <table:table-cell table:style-name="ce45" office:value-type="string" calcext:value-type="string">
            <text:p>Commercial</text:p>
          </table:table-cell>
          <table:table-cell table:style-name="ce50" office:value-type="string" calcext:value-type="string">
            <text:p><text:a xlink:href="https://sites.google.com/site/ucinetsoftware/home" xlink:type="simple">https://sites.google.com/site/ucinetsoftware/home</text:a></text:p>
          </table:table-cell>
          <table:table-cell table:style-name="ce48" table:number-columns-repeated="22"/>
          <table:table-cell table:number-columns-repeated="997"/>
        </table:table-row>
        <table:table-row table:style-name="ro1">
          <table:table-cell table:style-name="ce42"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45" office:value-type="string" calcext:value-type="string">
            <text:p>?</text:p>
          </table:table-cell>
          <table:table-cell table:style-name="ce45" office:value-type="string" calcext:value-type="string">
            <text:p>windows</text:p>
          </table:table-cell>
          <table:table-cell table:style-name="ce45" office:value-type="string" calcext:value-type="string">
            <text:p>Commercial</text:p>
          </table:table-cell>
          <table:table-cell table:style-name="ce50" office:value-type="string" calcext:value-type="string">
            <text:p><text:a xlink:href="http://www.netminer.com/main/main-read.do" xlink:type="simple">http://www.netminer.com/main/main-read.do</text:a></text:p>
          </table:table-cell>
          <table:table-cell table:style-name="ce48" table:number-columns-repeated="22"/>
          <table:table-cell table:number-columns-repeated="997"/>
        </table:table-row>
        <table:table-row table:style-name="ro1">
          <table:table-cell table:style-name="ce42"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46" office:value-type="string" calcext:value-type="string">
            <text:p>1.0.0</text:p>
          </table:table-cell>
          <table:table-cell table:style-name="ce46"/>
          <table:table-cell table:style-name="ce46" office:value-type="string" calcext:value-type="string">
            <text:p>Open source/ Unknow</text:p>
          </table:table-cell>
          <table:table-cell table:style-name="ce51" office:value-type="string" calcext:value-type="string">
            <text:p><text:a xlink:href="http://nwb.cns.iu.edu/" xlink:type="simple">http://nwb.cns.iu.edu/</text:a></text:p>
          </table:table-cell>
          <table:table-cell table:style-name="ce48" table:number-columns-repeated="22"/>
          <table:table-cell table:number-columns-repeated="997"/>
        </table:table-row>
        <table:table-row table:style-name="ro1">
          <table:table-cell table:style-name="ce42"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47" office:value-type="string" calcext:value-type="string">
            <text:p>3.0.9</text:p>
          </table:table-cell>
          <table:table-cell table:style-name="ce47"/>
          <table:table-cell table:style-name="ce47" office:value-type="string" calcext:value-type="string">
            <text:p>Commercial</text:p>
          </table:table-cell>
          <table:table-cell table:style-name="ce52" office:value-type="string" calcext:value-type="string">
            <text:p><text:a xlink:href="http://netanomics.com" xlink:type="simple">http://netanomics.com
</text:a></text:p>
          </table:table-cell>
          <table:table-cell table:style-name="ce48" table:number-columns-repeated="22"/>
          <table:table-cell table:number-columns-repeated="997"/>
        </table:table-row>
        <table:table-row table:style-name="ro1">
          <table:table-cell table:style-name="ce42"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45" office:value-type="string" calcext:value-type="string">
            <text:p>??</text:p>
          </table:table-cell>
          <table:table-cell table:style-name="ce45"/>
          <table:table-cell table:style-name="ce45" office:value-type="string" calcext:value-type="string">
            <text:p>Commercial</text:p>
          </table:table-cell>
          <table:table-cell table:style-name="ce50" office:value-type="string" calcext:value-type="string">
            <text:p><text:a xlink:href="https://www.graphistry.com/" xlink:type="simple">https://www.graphistry.com/
</text:a></text:p>
          </table:table-cell>
          <table:table-cell table:style-name="ce48" table:number-columns-repeated="22"/>
          <table:table-cell table:number-columns-repeated="997"/>
        </table:table-row>
        <table:table-row table:style-name="ro1">
          <table:table-cell table:style-name="ce42" table:formula="of:=[$unaggregated.A8]"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46" office:value-type="string" calcext:value-type="string">
            <text:p>3.7.1</text:p>
          </table:table-cell>
          <table:table-cell table:style-name="ce46"/>
          <table:table-cell table:style-name="ce46" office:value-type="string" calcext:value-type="string">
            <text:p>LGPL</text:p>
          </table:table-cell>
          <table:table-cell table:style-name="ce51" office:value-type="string" calcext:value-type="string">
            <text:p><text:a xlink:href="https://cytoscape.org/" xlink:type="simple">https://cytoscape.org/</text:a></text:p>
          </table:table-cell>
          <table:table-cell table:style-name="ce48" table:number-columns-repeated="22"/>
          <table:table-cell table:number-columns-repeated="997"/>
        </table:table-row>
        <table:table-row table:style-name="ro1">
          <table:table-cell table:style-name="ce42" table:formula="of:=[$unaggregated.A9]"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46" office:value-type="string" calcext:value-type="string">
            <text:p>0.9.2</text:p>
          </table:table-cell>
          <table:table-cell table:style-name="ce46"/>
          <table:table-cell table:style-name="ce46" office:value-type="string" calcext:value-type="string">
            <text:p><text:s/>CDDL 1.0 &amp; GPL3</text:p>
          </table:table-cell>
          <table:table-cell table:style-name="ce51" office:value-type="string" calcext:value-type="string">
            <text:p><text:a xlink:href="https://gephi.org/" xlink:type="simple">https://gephi.org/</text:a></text:p>
          </table:table-cell>
          <table:table-cell table:style-name="ce48" table:number-columns-repeated="22"/>
          <table:table-cell table:number-columns-repeated="997"/>
        </table:table-row>
        <table:table-row table:style-name="ro1">
          <table:table-cell table:style-name="ce42" table:formula="of:=[$unaggregated.A10]" office:value-type="string" office:string-value="GraphViz: is open source graph visualization software." calcext:value-type="string">
            <text:p>GraphViz: is open source graph visualization software.</text:p>
          </table:table-cell>
          <table:table-cell table:style-name="ce46" office:value-type="string" calcext:value-type="string">
            <text:p>2.4.1</text:p>
          </table:table-cell>
          <table:table-cell table:style-name="ce46"/>
          <table:table-cell table:style-name="ce46" office:value-type="string" calcext:value-type="string">
            <text:p>The Common Public License</text:p>
          </table:table-cell>
          <table:table-cell table:style-name="ce51" office:value-type="string" calcext:value-type="string">
            <text:p><text:a xlink:href="https://www.graphviz.org/" xlink:type="simple">https://www.graphviz.org/</text:a></text:p>
          </table:table-cell>
          <table:table-cell table:style-name="ce48" table:number-columns-repeated="22"/>
          <table:table-cell table:number-columns-repeated="997"/>
        </table:table-row>
        <table:table-row table:style-name="ro1">
          <table:table-cell table:style-name="ce42" table:formula="of:=[$unaggregated.A11]"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46" office:value-type="string" calcext:value-type="string">
            <text:p>2.3.0</text:p>
          </table:table-cell>
          <table:table-cell table:style-name="ce46"/>
          <table:table-cell table:style-name="ce46" office:value-type="string" calcext:value-type="string">
            <text:p>3-clause BSD</text:p>
          </table:table-cell>
          <table:table-cell table:style-name="ce51" office:value-type="string" calcext:value-type="string">
            <text:p><text:a xlink:href="http://networkx.github.io/" xlink:type="simple">http://networkx.github.io/</text:a></text:p>
          </table:table-cell>
          <table:table-cell table:style-name="ce48" table:number-columns-repeated="22"/>
          <table:table-cell table:number-columns-repeated="997"/>
        </table:table-row>
        <table:table-row table:style-name="ro1">
          <table:table-cell table:style-name="ce42" table:formula="of:=[$unaggregated.A12]"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46" office:value-type="string" calcext:value-type="string">
            <text:p>20171021.0.0</text:p>
          </table:table-cell>
          <table:table-cell table:style-name="ce46"/>
          <table:table-cell table:style-name="ce46" office:value-type="string" calcext:value-type="string">
            <text:p>BSD</text:p>
          </table:table-cell>
          <table:table-cell table:style-name="ce51" office:value-type="string" calcext:value-type="string">
            <text:p><text:a xlink:href="https://es.wikipedia.org/wiki/Prefuse" xlink:type="simple">https://es.wikipedia.org/wiki/Prefuse</text:a></text:p>
          </table:table-cell>
          <table:table-cell table:style-name="ce48" table:number-columns-repeated="22"/>
          <table:table-cell table:number-columns-repeated="997"/>
        </table:table-row>
        <table:table-row table:style-name="ro1">
          <table:table-cell table:style-name="ce42" table:formula="of:=[$unaggregated.A13]"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46" office:value-type="string" calcext:value-type="string">
            <text:p>2.0.1</text:p>
          </table:table-cell>
          <table:table-cell table:style-name="ce46"/>
          <table:table-cell table:style-name="ce46" office:value-type="string" calcext:value-type="string">
            <text:p>BSD</text:p>
          </table:table-cell>
          <table:table-cell table:style-name="ce51" office:value-type="string" calcext:value-type="string">
            <text:p><text:a xlink:href="http://jung.sourceforge.net/" xlink:type="simple">http://jung.sourceforge.net/</text:a></text:p>
          </table:table-cell>
          <table:table-cell table:style-name="ce48" table:number-columns-repeated="22"/>
          <table:table-cell table:number-columns-repeated="997"/>
        </table:table-row>
        <table:table-row table:style-name="ro1">
          <table:table-cell table:style-name="ce42" table:formula="of:=[$unaggregated.A14]"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46" office:value-type="string" calcext:value-type="string">
            <text:p>5.0.7</text:p>
          </table:table-cell>
          <table:table-cell table:style-name="ce46"/>
          <table:table-cell table:style-name="ce46" office:value-type="string" calcext:value-type="string">
            <text:p>free/?</text:p>
          </table:table-cell>
          <table:table-cell table:style-name="ce51" office:value-type="string" calcext:value-type="string">
            <text:p><text:a xlink:href="http://mrvar.fdv.uni-lj.si/pajek/" xlink:type="simple">http://mrvar.fdv.uni-lj.si/pajek/</text:a></text:p>
          </table:table-cell>
          <table:table-cell table:style-name="ce48" table:number-columns-repeated="22"/>
          <table:table-cell table:number-columns-repeated="997"/>
        </table:table-row>
        <table:table-row table:style-name="ro1">
          <table:table-cell table:style-name="ce42" table:formula="of:=[$unaggregated.A15]"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45" office:value-type="string" calcext:value-type="string">
            <text:p>6.5.0</text:p>
          </table:table-cell>
          <table:table-cell table:style-name="ce45"/>
          <table:table-cell table:style-name="ce45" office:value-type="string" calcext:value-type="string">
            <text:p>Commercial</text:p>
          </table:table-cell>
          <table:table-cell table:style-name="ce50" office:value-type="string" calcext:value-type="string">
            <text:p><text:a xlink:href="https://franz.com/agraph/allegrograph/" xlink:type="simple">https://franz.com/agraph/allegrograph/</text:a></text:p>
          </table:table-cell>
          <table:table-cell table:style-name="ce48" table:number-columns-repeated="22"/>
          <table:table-cell table:number-columns-repeated="997"/>
        </table:table-row>
        <table:table-row table:style-name="ro1">
          <table:table-cell table:style-name="ce42" table:formula="of:=[$unaggregated.A16]" office:value-type="string" office:string-value="GraphX Apache Spark --- module to perform graph-related parallel computation." calcext:value-type="string">
            <text:p>GraphX Apache Spark --- module to perform graph-related parallel computation.</text:p>
          </table:table-cell>
          <table:table-cell table:style-name="ce46" office:value-type="string" calcext:value-type="string">
            <text:p>2.4.3</text:p>
          </table:table-cell>
          <table:table-cell table:style-name="ce46"/>
          <table:table-cell table:style-name="ce46" office:value-type="string" calcext:value-type="string">
            <text:p>Apache License 2.0</text:p>
          </table:table-cell>
          <table:table-cell table:style-name="ce51" office:value-type="string" calcext:value-type="string">
            <text:p><text:a xlink:href="https://spark.apache.org/graphx/" xlink:type="simple">https://spark.apache.org/graphx/</text:a></text:p>
          </table:table-cell>
          <table:table-cell table:style-name="ce48" table:number-columns-repeated="22"/>
          <table:table-cell table:number-columns-repeated="997"/>
        </table:table-row>
        <table:table-row table:style-name="ro1">
          <table:table-cell table:style-name="ce42" table:formula="of:=[$unaggregated.A17]" office:value-type="string" office:string-value="Neo4j - Open source, scalable graph database" calcext:value-type="string">
            <text:p>Neo4j - Open source, scalable graph database</text:p>
          </table:table-cell>
          <table:table-cell table:style-name="ce46" office:value-type="string" calcext:value-type="string">
            <text:p>3.5.6</text:p>
          </table:table-cell>
          <table:table-cell table:style-name="ce46"/>
          <table:table-cell table:style-name="ce46" office:value-type="string" calcext:value-type="string">
            <text:p>GPL3</text:p>
          </table:table-cell>
          <table:table-cell table:style-name="ce51" office:value-type="string" calcext:value-type="string">
            <text:p><text:a xlink:href="https://neo4j.com/" xlink:type="simple">https://neo4j.com/
</text:a></text:p>
          </table:table-cell>
          <table:table-cell table:style-name="ce48" table:number-columns-repeated="22"/>
          <table:table-cell table:number-columns-repeated="997"/>
        </table:table-row>
        <table:table-row table:style-name="ro1">
          <table:table-cell table:style-name="ce42" table:formula="of:=[$unaggregated.A18]"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46" office:value-type="string" calcext:value-type="string">
            <text:p>0.0.7</text:p>
          </table:table-cell>
          <table:table-cell table:style-name="ce46"/>
          <table:table-cell table:style-name="ce46" office:value-type="string" calcext:value-type="string">
            <text:p>BSD 2</text:p>
          </table:table-cell>
          <table:table-cell table:style-name="ce51" office:value-type="string" calcext:value-type="string">
            <text:p><text:a xlink:href="https://sparkling-graph.github.io/" xlink:type="simple">https://sparkling-graph.github.io/</text:a></text:p>
          </table:table-cell>
          <table:table-cell table:style-name="ce48" table:number-columns-repeated="22"/>
          <table:table-cell table:number-columns-repeated="997"/>
        </table:table-row>
        <table:table-row table:style-name="ro1">
          <table:table-cell table:style-name="ce42" table:formula="of:=[$unaggregated.A19]"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46" office:value-type="string" calcext:value-type="string">
            <text:p>0.7.1</text:p>
          </table:table-cell>
          <table:table-cell table:style-name="ce46"/>
          <table:table-cell table:style-name="ce46" office:value-type="string" calcext:value-type="string">
            <text:p>GPL2</text:p>
          </table:table-cell>
          <table:table-cell table:style-name="ce51" office:value-type="string" calcext:value-type="string">
            <text:p><text:a xlink:href="https://igraph.org/" xlink:type="simple">https://igraph.org/</text:a></text:p>
          </table:table-cell>
          <table:table-cell table:style-name="ce48" table:number-columns-repeated="22"/>
          <table:table-cell table:number-columns-repeated="997"/>
        </table:table-row>
        <table:table-row table:style-name="ro1">
          <table:table-cell table:style-name="ce42" table:formula="of:=[$unaggregated.A20]"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46" office:value-type="string" calcext:value-type="string">
            <text:p>1.1.0</text:p>
          </table:table-cell>
          <table:table-cell table:style-name="ce46"/>
          <table:table-cell table:style-name="ce46" office:value-type="string" calcext:value-type="string">
            <text:p>Apache 2.0</text:p>
          </table:table-cell>
          <table:table-cell table:style-name="ce51" office:value-type="string" calcext:value-type="string">
            <text:p><text:a xlink:href="http://lab41.github.io/Circulo/" xlink:type="simple">http://lab41.github.io/Circulo/</text:a></text:p>
          </table:table-cell>
          <table:table-cell table:style-name="ce48" table:number-columns-repeated="22"/>
          <table:table-cell table:number-columns-repeated="997"/>
        </table:table-row>
        <table:table-row table:style-name="ro1">
          <table:table-cell table:style-name="ce42" table:formula="of:=[$unaggregated.A21]"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46" office:value-type="string" calcext:value-type="string">
            <text:p>4.1.0</text:p>
          </table:table-cell>
          <table:table-cell table:style-name="ce46"/>
          <table:table-cell table:style-name="ce46" office:value-type="string" calcext:value-type="string">
            <text:p>BSD</text:p>
          </table:table-cell>
          <table:table-cell table:style-name="ce51" office:value-type="string" calcext:value-type="string">
            <text:p><text:a xlink:href="http://snap.stanford.edu/snap/index.html" xlink:type="simple">http://snap.stanford.edu/snap/index.html</text:a></text:p>
          </table:table-cell>
          <table:table-cell table:style-name="ce48" table:number-columns-repeated="22"/>
          <table:table-cell table:number-columns-repeated="997"/>
        </table:table-row>
        <table:table-row table:style-name="ro1">
          <table:table-cell table:style-name="ce42" table:formula="of:=[$unaggregated.A22]"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46" office:value-type="string" calcext:value-type="string">
            <text:p>1.0.3</text:p>
          </table:table-cell>
          <table:table-cell table:style-name="ce46"/>
          <table:table-cell table:style-name="ce46" office:value-type="string" calcext:value-type="string">
            <text:p>GPL</text:p>
          </table:table-cell>
          <table:table-cell table:style-name="ce51" office:value-type="string" calcext:value-type="string">
            <text:p><text:a xlink:href="http://graphexploration.cond.org/" xlink:type="simple">http://graphexploration.cond.org/</text:a></text:p>
          </table:table-cell>
          <table:table-cell table:style-name="ce48" table:number-columns-repeated="22"/>
          <table:table-cell table:number-columns-repeated="997"/>
        </table:table-row>
        <table:table-row table:style-name="ro1" table:number-rows-repeated="925">
          <table:table-cell table:style-name="ce43"/>
          <table:table-cell table:style-name="ce48" table:number-columns-repeated="3"/>
          <table:table-cell table:style-name="ce43"/>
          <table:table-cell table:style-name="ce48" table:number-columns-repeated="22"/>
          <table:table-cell table:number-columns-repeated="997"/>
        </table:table-row>
        <table:table-row table:style-name="ro2" table:number-rows-repeated="1047628">
          <table:table-cell table:number-columns-repeated="1024"/>
        </table:table-row>
        <table:table-row table:style-name="ro2">
          <table:table-cell table:number-columns-repeated="1024"/>
        </table:table-row>
      </table:table>
      <table:table table:name="sources" table:style-name="ta4">
        <table:table-column table:style-name="co29" table:default-cell-style-name="Default"/>
        <table:table-column table:style-name="co21" table:number-columns-repeated="1023" table:default-cell-style-name="Default"/>
        <table:table-row table:style-name="ro1">
          <table:table-cell table:style-name="ce21" office:value-type="string" calcext:value-type="string">
            <text:p>sources</text:p>
          </table:table-cell>
          <table:table-cell table:number-columns-repeated="1023"/>
        </table:table-row>
        <table:table-row table:style-name="ro1">
          <table:table-cell table:style-name="ce53" office:value-type="string" calcext:value-type="string">
            <text:p><text:a xlink:href="https://github.com/briatte/awesome-network-analysis#software" xlink:type="simple">https://github.com/briatte/awesome-network-analysis#software</text:a></text:p>
          </table:table-cell>
          <table:table-cell table:number-columns-repeated="1023"/>
        </table:table-row>
        <table:table-row table:style-name="ro1">
          <table:table-cell table:style-name="ce54" office:value-type="string" calcext:value-type="string">
            <text:p><text:a xlink:href="https://www.kdnuggets.com/2015/06/top-30-social-network-analysis-visualization-tools.html/2" xlink:type="simple">https://www.kdnuggets.com/2015/06/top-30-social-network-analysis-visualization-tools.html/2</text:a></text:p>
          </table:table-cell>
          <table:table-cell table:number-columns-repeated="1023"/>
        </table:table-row>
        <table:table-row table:style-name="ro1">
          <table:table-cell table:style-name="ce54" office:value-type="string" calcext:value-type="string">
            <text:p><text:a xlink:href="https://www.kdnuggets.com/software/social-network-analysis.html" xlink:type="simple">https://www.kdnuggets.com/software/social-network-analysis.html</text:a></text:p>
          </table:table-cell>
          <table:table-cell table:number-columns-repeated="1023"/>
        </table:table-row>
        <table:table-row table:style-name="ro1">
          <table:table-cell table:style-name="ce54" office:value-type="string" calcext:value-type="string">
            <text:p><text:a xlink:href="https://infovis-wiki.net/wiki/Main_Page" xlink:type="simple">https://infovis-wiki.net/wiki/Main_Page</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fo:color="#ff00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naggregated" style:display-name="PageStyle_unaggregated" style:page-layout-name="Mpm3">
      <style:header style:display="false"/>
      <style:header-left style:display="false"/>
      <style:footer style:display="false"/>
      <style:footer-left style:display="false"/>
    </style:master-page>
    <style:master-page style:name="PageStyle_5f_aggregated" style:display-name="PageStyle_aggregated"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666" meta:object-count="0"/>
    <meta:generator>LibreOfficeDev/6.0.5.2$Linux_X86_64 LibreOffice_project/</meta:generator>
  </office:meta>
</office:document-meta>
</file>